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/>
    </style:style>
    <style:style style:name="ce2" style:family="table-cell" style:parent-style-name="Default">
      <style:text-properties fo:color="#000000"/>
    </style:style>
    <style:style style:name="ce5" style:family="table-cell" style:parent-style-name="Excel_20_Built-in_20_Normal">
      <style:text-properties fo:color="#ff0000"/>
    </style:style>
    <style:style style:name="ce6" style:family="table-cell" style:parent-style-name="Excel_20_Built-in_20_Normal">
      <style:text-properties fo:color="#11111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D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ce2"/>
        <table:table-row table:style-name="ro1">
          <table:table-cell office:value-type="string" calcext:value-type="string">
            <text:p>Measured - Simonovich</text:p>
          </table:table-cell>
          <table:table-cell table:number-columns-repeated="5"/>
          <table:table-cell office:value-type="string" calcext:value-type="string">
            <text:p>Simulated - Simonovich</text:p>
          </table:table-cell>
          <table:table-cell table:number-columns-repeated="6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0.271" calcext:value-type="float">
            <text:p>-0.27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271" calcext:value-type="float">
            <text:p>-0.2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99161" calcext:value-type="float">
            <text:p>0.99161</text:p>
          </table:table-cell>
          <table:table-cell office:value-type="float" office:value="-0.6367" calcext:value-type="float">
            <text:p>-0.6367</text:p>
          </table:table-cell>
          <table:table-cell table:number-columns-repeated="4"/>
          <table:table-cell office:value-type="float" office:value="0.99161" calcext:value-type="float">
            <text:p>0.99161</text:p>
          </table:table-cell>
          <table:table-cell office:value-type="float" office:value="-0.6367" calcext:value-type="float">
            <text:p>-0.63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.0012" calcext:value-type="float">
            <text:p>2.0012</text:p>
          </table:table-cell>
          <table:table-cell office:value-type="float" office:value="-1.13" calcext:value-type="float">
            <text:p>-1.13</text:p>
          </table:table-cell>
          <table:table-cell table:number-columns-repeated="4"/>
          <table:table-cell office:value-type="float" office:value="2.0012" calcext:value-type="float">
            <text:p>2.0012</text:p>
          </table:table-cell>
          <table:table-cell office:value-type="float" office:value="-1.13" calcext:value-type="float">
            <text:p>-1.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.00779" calcext:value-type="float">
            <text:p>3.00779</text:p>
          </table:table-cell>
          <table:table-cell office:value-type="float" office:value="-1.54" calcext:value-type="float">
            <text:p>-1.54</text:p>
          </table:table-cell>
          <table:table-cell table:number-columns-repeated="4"/>
          <table:table-cell office:value-type="float" office:value="3.0018" calcext:value-type="float">
            <text:p>3.0018</text:p>
          </table:table-cell>
          <table:table-cell office:value-type="float" office:value="-1.5633" calcext:value-type="float">
            <text:p>-1.56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.00839" calcext:value-type="float">
            <text:p>4.00839</text:p>
          </table:table-cell>
          <table:table-cell office:value-type="float" office:value="-1.94" calcext:value-type="float">
            <text:p>-1.94</text:p>
          </table:table-cell>
          <table:table-cell table:number-columns-repeated="4"/>
          <table:table-cell office:value-type="float" office:value="4.00839" calcext:value-type="float">
            <text:p>4.00839</text:p>
          </table:table-cell>
          <table:table-cell office:value-type="float" office:value="-2.0167" calcext:value-type="float">
            <text:p>-2.01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.01498" calcext:value-type="float">
            <text:p>5.01498</text:p>
          </table:table-cell>
          <table:table-cell office:value-type="float" office:value="-2.3367" calcext:value-type="float">
            <text:p>-2.336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2.46" calcext:value-type="float">
            <text:p>-2.46</text:p>
          </table:table-cell>
          <table:table-cell table:number-columns-repeated="1013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A9]/21.83*50" office:value-type="float" office:value="6.0009161704077" calcext:value-type="float">
            <text:p>6.0009161704077</text:p>
          </table:table-cell>
          <table:table-cell table:formula="of:=-[.B9]/13.78*35" office:value-type="float" office:value="-2.79390420899855" calcext:value-type="float">
            <text:p>-2.7939042089985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[.G9]/21.83*50" office:value-type="float" office:value="6.0009161704077" calcext:value-type="float">
            <text:p>6.0009161704077</text:p>
          </table:table-cell>
          <table:table-cell table:formula="of:=-[.H9]/13.78*35" office:value-type="float" office:value="-2.87010159651669" calcext:value-type="float">
            <text:p>-2.87010159651669</text:p>
          </table:table-cell>
          <table:table-cell table:number-columns-repeated="1013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26" calcext:value-type="float">
            <text:p>1.26</text:p>
          </table:table-cell>
          <table:table-cell/>
          <table:table-cell table:formula="of:=[.A10]/21.83*50" office:value-type="float" office:value="6.98579935868072" calcext:value-type="float">
            <text:p>6.98579935868072</text:p>
          </table:table-cell>
          <table:table-cell table:formula="of:=-[.B10]/13.78*35" office:value-type="float" office:value="-3.20029027576197" calcext:value-type="float">
            <text:p>-3.20029027576197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29" calcext:value-type="float">
            <text:p>1.29</text:p>
          </table:table-cell>
          <table:table-cell/>
          <table:table-cell table:formula="of:=[.G10]/21.83*50" office:value-type="float" office:value="6.96289509848832" calcext:value-type="float">
            <text:p>6.96289509848832</text:p>
          </table:table-cell>
          <table:table-cell table:formula="of:=-[.H10]/13.78*35" office:value-type="float" office:value="-3.27648766328012" calcext:value-type="float">
            <text:p>-3.27648766328012</text:p>
          </table:table-cell>
          <table:table-cell table:number-columns-repeated="1013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41" calcext:value-type="float">
            <text:p>1.41</text:p>
          </table:table-cell>
          <table:table-cell/>
          <table:table-cell table:formula="of:=[.A11]/21.83*50" office:value-type="float" office:value="7.97068254695373" calcext:value-type="float">
            <text:p>7.97068254695373</text:p>
          </table:table-cell>
          <table:table-cell table:formula="of:=-[.B11]/13.78*35" office:value-type="float" office:value="-3.58127721335269" calcext:value-type="float">
            <text:p>-3.58127721335269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G11]/21.83*50" office:value-type="float" office:value="7.97068254695373" calcext:value-type="float">
            <text:p>7.97068254695373</text:p>
          </table:table-cell>
          <table:table-cell table:formula="of:=-[.H11]/13.78*35" office:value-type="float" office:value="-3.70827285921626" calcext:value-type="float">
            <text:p>-3.70827285921626</text:p>
          </table:table-cell>
          <table:table-cell table:number-columns-repeated="1013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[.A12]/21.83*50" office:value-type="float" office:value="8.97846999541915" calcext:value-type="float">
            <text:p>8.97846999541915</text:p>
          </table:table-cell>
          <table:table-cell table:formula="of:=-[.B12]/13.78*35" office:value-type="float" office:value="-4.01306240928883" calcext:value-type="float">
            <text:p>-4.01306240928883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.64" calcext:value-type="float">
            <text:p>1.64</text:p>
          </table:table-cell>
          <table:table-cell/>
          <table:table-cell table:formula="of:=[.G12]/21.83*50" office:value-type="float" office:value="8.95556573522675" calcext:value-type="float">
            <text:p>8.95556573522675</text:p>
          </table:table-cell>
          <table:table-cell table:formula="of:=-[.H12]/13.78*35" office:value-type="float" office:value="-4.16545718432511" calcext:value-type="float">
            <text:p>-4.16545718432511</text:p>
          </table:table-cell>
          <table:table-cell table:number-columns-repeated="1013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[.A13]/21.83*50" office:value-type="float" office:value="9.96335318369217" calcext:value-type="float">
            <text:p>9.96335318369217</text:p>
          </table:table-cell>
          <table:table-cell table:formula="of:=-[.B13]/13.78*35" office:value-type="float" office:value="-4.44484760522496" calcext:value-type="float">
            <text:p>-4.44484760522496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G13]/21.83*50" office:value-type="float" office:value="9.98625744388456" calcext:value-type="float">
            <text:p>9.98625744388456</text:p>
          </table:table-cell>
          <table:table-cell table:formula="of:=-[.H13]/13.78*35" office:value-type="float" office:value="-4.57184325108853" calcext:value-type="float">
            <text:p>-4.57184325108853</text:p>
          </table:table-cell>
          <table:table-cell table:number-columns-repeated="10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[.A14]/21.83*50" office:value-type="float" office:value="10.99404489235" calcext:value-type="float">
            <text:p>10.99404489235</text:p>
          </table:table-cell>
          <table:table-cell table:formula="of:=-[.B14]/13.78*35" office:value-type="float" office:value="-4.8766328011611" calcext:value-type="float">
            <text:p>-4.8766328011611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[.G14]/21.83*50" office:value-type="float" office:value="10.9711406321576" calcext:value-type="float">
            <text:p>10.9711406321576</text:p>
          </table:table-cell>
          <table:table-cell table:formula="of:=-[.H14]/13.78*35" office:value-type="float" office:value="-5.00362844702467" calcext:value-type="float">
            <text:p>-5.00362844702467</text:p>
          </table:table-cell>
          <table:table-cell table:number-columns-repeated="1013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2.07" calcext:value-type="float">
            <text:p>2.07</text:p>
          </table:table-cell>
          <table:table-cell/>
          <table:table-cell table:formula="of:=[.A15]/21.83*50" office:value-type="float" office:value="11.978928080623" calcext:value-type="float">
            <text:p>11.978928080623</text:p>
          </table:table-cell>
          <table:table-cell table:formula="of:=-[.B15]/13.78*35" office:value-type="float" office:value="-5.25761973875181" calcext:value-type="float">
            <text:p>-5.25761973875181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G15]/21.83*50" office:value-type="float" office:value="11.978928080623" calcext:value-type="float">
            <text:p>11.978928080623</text:p>
          </table:table-cell>
          <table:table-cell table:formula="of:=-[.H15]/13.78*35" office:value-type="float" office:value="-5.4100145137881" calcext:value-type="float">
            <text:p>-5.4100145137881</text:p>
          </table:table-cell>
          <table:table-cell table:number-columns-repeated="1013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2.22" calcext:value-type="float">
            <text:p>2.22</text:p>
          </table:table-cell>
          <table:table-cell/>
          <table:table-cell table:formula="of:=[.A16]/21.83*50" office:value-type="float" office:value="12.9867155290884" calcext:value-type="float">
            <text:p>12.9867155290884</text:p>
          </table:table-cell>
          <table:table-cell table:formula="of:=-[.B16]/13.78*35" office:value-type="float" office:value="-5.63860667634253" calcext:value-type="float">
            <text:p>-5.63860667634253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2.29" calcext:value-type="float">
            <text:p>2.29</text:p>
          </table:table-cell>
          <table:table-cell/>
          <table:table-cell table:formula="of:=[.G16]/21.83*50" office:value-type="float" office:value="12.9867155290884" calcext:value-type="float">
            <text:p>12.9867155290884</text:p>
          </table:table-cell>
          <table:table-cell table:formula="of:=-[.H16]/13.78*35" office:value-type="float" office:value="-5.81640058055153" calcext:value-type="float">
            <text:p>-5.81640058055153</text:p>
          </table:table-cell>
          <table:table-cell table:number-columns-repeated="1013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.43" calcext:value-type="float">
            <text:p>2.43</text:p>
          </table:table-cell>
          <table:table-cell/>
          <table:table-cell table:formula="of:=[.A17]/21.83*50" office:value-type="float" office:value="13.9945029775538" calcext:value-type="float">
            <text:p>13.9945029775538</text:p>
          </table:table-cell>
          <table:table-cell table:formula="of:=-[.B17]/13.78*35" office:value-type="float" office:value="-6.17198838896952" calcext:value-type="float">
            <text:p>-6.171988388969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46" calcext:value-type="float">
            <text:p>2.46</text:p>
          </table:table-cell>
          <table:table-cell/>
          <table:table-cell table:formula="of:=[.G17]/21.83*50" office:value-type="float" office:value="13.9715987173614" calcext:value-type="float">
            <text:p>13.9715987173614</text:p>
          </table:table-cell>
          <table:table-cell table:formula="of:=-[.H17]/13.78*35" office:value-type="float" office:value="-6.24818577648766" calcext:value-type="float">
            <text:p>-6.24818577648766</text:p>
          </table:table-cell>
          <table:table-cell table:number-columns-repeated="1013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.58" calcext:value-type="float">
            <text:p>2.58</text:p>
          </table:table-cell>
          <table:table-cell/>
          <table:table-cell table:formula="of:=[.A18]/21.83*50" office:value-type="float" office:value="14.9793861658268" calcext:value-type="float">
            <text:p>14.9793861658268</text:p>
          </table:table-cell>
          <table:table-cell table:formula="of:=-[.B18]/13.78*35" office:value-type="float" office:value="-6.55297532656023" calcext:value-type="float">
            <text:p>-6.55297532656023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2.62" calcext:value-type="float">
            <text:p>2.62</text:p>
          </table:table-cell>
          <table:table-cell/>
          <table:table-cell table:formula="of:=[.G18]/21.83*50" office:value-type="float" office:value="14.9564819056344" calcext:value-type="float">
            <text:p>14.9564819056344</text:p>
          </table:table-cell>
          <table:table-cell table:formula="of:=-[.H18]/13.78*35" office:value-type="float" office:value="-6.65457184325109" calcext:value-type="float">
            <text:p>-6.65457184325109</text:p>
          </table:table-cell>
          <table:table-cell table:number-columns-repeated="101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[.A19]/21.83*50" office:value-type="float" office:value="15.9642693540999" calcext:value-type="float">
            <text:p>15.9642693540999</text:p>
          </table:table-cell>
          <table:table-cell table:formula="of:=-[.B19]/13.78*35" office:value-type="float" office:value="-6.93396226415094" calcext:value-type="float">
            <text:p>-6.93396226415094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2.78" calcext:value-type="float">
            <text:p>2.78</text:p>
          </table:table-cell>
          <table:table-cell/>
          <table:table-cell table:formula="of:=[.G19]/21.83*50" office:value-type="float" office:value="15.9871736142923" calcext:value-type="float">
            <text:p>15.9871736142923</text:p>
          </table:table-cell>
          <table:table-cell table:formula="of:=-[.H19]/13.78*35" office:value-type="float" office:value="-7.06095791001452" calcext:value-type="float">
            <text:p>-7.06095791001452</text:p>
          </table:table-cell>
          <table:table-cell table:number-columns-repeated="1013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A20]/21.83*50" office:value-type="float" office:value="16.9949610627577" calcext:value-type="float">
            <text:p>16.9949610627577</text:p>
          </table:table-cell>
          <table:table-cell table:formula="of:=-[.B20]/13.78*35" office:value-type="float" office:value="-7.36574746008708" calcext:value-type="float">
            <text:p>-7.36574746008708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2.96" calcext:value-type="float">
            <text:p>2.96</text:p>
          </table:table-cell>
          <table:table-cell/>
          <table:table-cell table:formula="of:=[.G20]/21.83*50" office:value-type="float" office:value="16.9949610627577" calcext:value-type="float">
            <text:p>16.9949610627577</text:p>
          </table:table-cell>
          <table:table-cell table:formula="of:=-[.H20]/13.78*35" office:value-type="float" office:value="-7.51814223512337" calcext:value-type="float">
            <text:p>-7.51814223512337</text:p>
          </table:table-cell>
          <table:table-cell table:number-columns-repeated="1013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3.06" calcext:value-type="float">
            <text:p>3.06</text:p>
          </table:table-cell>
          <table:table-cell/>
          <table:table-cell table:formula="of:=[.A21]/21.83*50" office:value-type="float" office:value="17.9798442510307" calcext:value-type="float">
            <text:p>17.9798442510307</text:p>
          </table:table-cell>
          <table:table-cell table:formula="of:=-[.B21]/13.78*35" office:value-type="float" office:value="-7.77213352685051" calcext:value-type="float">
            <text:p>-7.77213352685051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3.11" calcext:value-type="float">
            <text:p>3.11</text:p>
          </table:table-cell>
          <table:table-cell/>
          <table:table-cell table:formula="of:=[.G21]/21.83*50" office:value-type="float" office:value="17.9798442510307" calcext:value-type="float">
            <text:p>17.9798442510307</text:p>
          </table:table-cell>
          <table:table-cell table:formula="of:=-[.H21]/13.78*35" office:value-type="float" office:value="-7.89912917271408" calcext:value-type="float">
            <text:p>-7.89912917271408</text:p>
          </table:table-cell>
          <table:table-cell table:number-columns-repeated="1013"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A22]/21.83*50" office:value-type="float" office:value="18.9876316994961" calcext:value-type="float">
            <text:p>18.9876316994961</text:p>
          </table:table-cell>
          <table:table-cell table:formula="of:=-[.B22]/13.78*35" office:value-type="float" office:value="-8.22931785195936" calcext:value-type="float">
            <text:p>-8.22931785195936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3.28" calcext:value-type="float">
            <text:p>3.28</text:p>
          </table:table-cell>
          <table:table-cell/>
          <table:table-cell table:formula="of:=[.G22]/21.83*50" office:value-type="float" office:value="18.9876316994961" calcext:value-type="float">
            <text:p>18.9876316994961</text:p>
          </table:table-cell>
          <table:table-cell table:formula="of:=-[.H22]/13.78*35" office:value-type="float" office:value="-8.33091436865022" calcext:value-type="float">
            <text:p>-8.33091436865022</text:p>
          </table:table-cell>
          <table:table-cell table:number-columns-repeated="1013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3.39" calcext:value-type="float">
            <text:p>3.39</text:p>
          </table:table-cell>
          <table:table-cell/>
          <table:table-cell table:formula="of:=[.A23]/21.83*50" office:value-type="float" office:value="19.9954191479615" calcext:value-type="float">
            <text:p>19.9954191479615</text:p>
          </table:table-cell>
          <table:table-cell table:formula="of:=-[.B23]/13.78*35" office:value-type="float" office:value="-8.61030478955007" calcext:value-type="float">
            <text:p>-8.61030478955007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3.42" calcext:value-type="float">
            <text:p>3.42</text:p>
          </table:table-cell>
          <table:table-cell/>
          <table:table-cell table:formula="of:=[.G23]/21.83*50" office:value-type="float" office:value="19.9725148877691" calcext:value-type="float">
            <text:p>19.9725148877691</text:p>
          </table:table-cell>
          <table:table-cell table:formula="of:=-[.H23]/13.78*35" office:value-type="float" office:value="-8.68650217706822" calcext:value-type="float">
            <text:p>-8.68650217706822</text:p>
          </table:table-cell>
          <table:table-cell table:number-columns-repeated="1013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A24]/21.83*50" office:value-type="float" office:value="21.0261108566193" calcext:value-type="float">
            <text:p>21.0261108566193</text:p>
          </table:table-cell>
          <table:table-cell table:formula="of:=-[.B24]/13.78*35" office:value-type="float" office:value="-9.11828737300436" calcext:value-type="float">
            <text:p>-9.11828737300436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G24]/21.83*50" office:value-type="float" office:value="20.9803023362345" calcext:value-type="float">
            <text:p>20.9803023362345</text:p>
          </table:table-cell>
          <table:table-cell table:formula="of:=-[.H24]/13.78*35" office:value-type="float" office:value="-9.11828737300436" calcext:value-type="float">
            <text:p>-9.11828737300436</text:p>
          </table:table-cell>
          <table:table-cell table:number-columns-repeated="1013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A25]/21.83*50" office:value-type="float" office:value="22.0109940448924" calcext:value-type="float">
            <text:p>22.0109940448924</text:p>
          </table:table-cell>
          <table:table-cell table:formula="of:=-[.B25]/13.78*35" office:value-type="float" office:value="-9.55007256894049" calcext:value-type="float">
            <text:p>-9.55007256894049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G25]/21.83*50" office:value-type="float" office:value="22.0109940448924" calcext:value-type="float">
            <text:p>22.0109940448924</text:p>
          </table:table-cell>
          <table:table-cell table:formula="of:=-[.H25]/13.78*35" office:value-type="float" office:value="-9.55007256894049" calcext:value-type="float">
            <text:p>-9.55007256894049</text:p>
          </table:table-cell>
          <table:table-cell table:number-columns-repeated="1013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3.93" calcext:value-type="float">
            <text:p>3.93</text:p>
          </table:table-cell>
          <table:table-cell/>
          <table:table-cell table:formula="of:=[.A26]/21.83*50" office:value-type="float" office:value="22.972972972973" calcext:value-type="float">
            <text:p>22.972972972973</text:p>
          </table:table-cell>
          <table:table-cell table:formula="of:=-[.B26]/13.78*35" office:value-type="float" office:value="-9.98185776487664" calcext:value-type="float">
            <text:p>-9.98185776487664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3.91" calcext:value-type="float">
            <text:p>3.91</text:p>
          </table:table-cell>
          <table:table-cell/>
          <table:table-cell table:formula="of:=[.G26]/21.83*50" office:value-type="float" office:value="23.0187814933578" calcext:value-type="float">
            <text:p>23.0187814933578</text:p>
          </table:table-cell>
          <table:table-cell table:formula="of:=-[.H26]/13.78*35" office:value-type="float" office:value="-9.93105950653121" calcext:value-type="float">
            <text:p>-9.93105950653121</text:p>
          </table:table-cell>
          <table:table-cell table:number-columns-repeated="1013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[.A27]/21.83*50" office:value-type="float" office:value="23.9807604214384" calcext:value-type="float">
            <text:p>23.9807604214384</text:p>
          </table:table-cell>
          <table:table-cell table:formula="of:=-[.B27]/13.78*35" office:value-type="float" office:value="-10.4390420899855" calcext:value-type="float">
            <text:p>-10.439042089985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[.G27]/21.83*50" office:value-type="float" office:value="24.0265689418232" calcext:value-type="float">
            <text:p>24.0265689418232</text:p>
          </table:table-cell>
          <table:table-cell table:formula="of:=-[.H27]/13.78*35" office:value-type="float" office:value="-10.3628447024673" calcext:value-type="float">
            <text:p>-10.3628447024673</text:p>
          </table:table-cell>
          <table:table-cell table:number-columns-repeated="1013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A28]/21.83*50" office:value-type="float" office:value="25.0114521300962" calcext:value-type="float">
            <text:p>25.0114521300962</text:p>
          </table:table-cell>
          <table:table-cell table:formula="of:=-[.B28]/13.78*35" office:value-type="float" office:value="-10.8200290275762" calcext:value-type="float">
            <text:p>-10.8200290275762</text:p>
          </table:table-cell>
          <table:table-cell/>
          <table:table-cell office:value-type="float" office:value="10.89" calcext:value-type="float">
            <text:p>10.89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[.G28]/21.83*50" office:value-type="float" office:value="24.942739349519" calcext:value-type="float">
            <text:p>24.942739349519</text:p>
          </table:table-cell>
          <table:table-cell table:formula="of:=-[.H28]/13.78*35" office:value-type="float" office:value="-10.7438316400581" calcext:value-type="float">
            <text:p>-10.7438316400581</text:p>
          </table:table-cell>
          <table:table-cell table:number-columns-repeated="1013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.45" calcext:value-type="float">
            <text:p>4.45</text:p>
          </table:table-cell>
          <table:table-cell/>
          <table:table-cell table:formula="of:=[.A29]/21.83*50" office:value-type="float" office:value="25.9963353183692" calcext:value-type="float">
            <text:p>25.9963353183692</text:p>
          </table:table-cell>
          <table:table-cell table:formula="of:=-[.B29]/13.78*35" office:value-type="float" office:value="-11.3026124818578" calcext:value-type="float">
            <text:p>-11.3026124818578</text:p>
          </table:table-cell>
          <table:table-cell/>
          <table:table-cell office:value-type="float" office:value="11.34" calcext:value-type="float">
            <text:p>11.34</text:p>
          </table:table-cell>
          <table:table-cell office:value-type="float" office:value="4.39" calcext:value-type="float">
            <text:p>4.39</text:p>
          </table:table-cell>
          <table:table-cell/>
          <table:table-cell table:formula="of:=[.G29]/21.83*50" office:value-type="float" office:value="25.9734310581768" calcext:value-type="float">
            <text:p>25.9734310581768</text:p>
          </table:table-cell>
          <table:table-cell table:formula="of:=-[.H29]/13.78*35" office:value-type="float" office:value="-11.1502177068215" calcext:value-type="float">
            <text:p>-11.1502177068215</text:p>
          </table:table-cell>
          <table:table-cell table:number-columns-repeated="1013"/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4.61" calcext:value-type="float">
            <text:p>4.61</text:p>
          </table:table-cell>
          <table:table-cell/>
          <table:table-cell table:formula="of:=[.A30]/21.83*50" office:value-type="float" office:value="27.0041227668346" calcext:value-type="float">
            <text:p>27.0041227668346</text:p>
          </table:table-cell>
          <table:table-cell table:formula="of:=-[.B30]/13.78*35" office:value-type="float" office:value="-11.7089985486212" calcext:value-type="float">
            <text:p>-11.7089985486212</text:p>
          </table:table-cell>
          <table:table-cell/>
          <table:table-cell office:value-type="float" office:value="11.78" calcext:value-type="float">
            <text:p>11.78</text:p>
          </table:table-cell>
          <table:table-cell office:value-type="float" office:value="4.54" calcext:value-type="float">
            <text:p>4.54</text:p>
          </table:table-cell>
          <table:table-cell/>
          <table:table-cell table:formula="of:=[.G30]/21.83*50" office:value-type="float" office:value="26.9812185066422" calcext:value-type="float">
            <text:p>26.9812185066422</text:p>
          </table:table-cell>
          <table:table-cell table:formula="of:=-[.H30]/13.78*35" office:value-type="float" office:value="-11.5312046444122" calcext:value-type="float">
            <text:p>-11.5312046444122</text:p>
          </table:table-cell>
          <table:table-cell table:number-columns-repeated="1013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[.A31]/21.83*50" office:value-type="float" office:value="27.9890059551077" calcext:value-type="float">
            <text:p>27.9890059551077</text:p>
          </table:table-cell>
          <table:table-cell table:formula="of:=-[.B31]/13.78*35" office:value-type="float" office:value="-12.0899854862119" calcext:value-type="float">
            <text:p>-12.0899854862119</text:p>
          </table:table-cell>
          <table:table-cell/>
          <table:table-cell office:value-type="float" office:value="12.22" calcext:value-type="float">
            <text:p>12.22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[.G31]/21.83*50" office:value-type="float" office:value="27.9890059551077" calcext:value-type="float">
            <text:p>27.9890059551077</text:p>
          </table:table-cell>
          <table:table-cell table:formula="of:=-[.H31]/13.78*35" office:value-type="float" office:value="-11.9629898403483" calcext:value-type="float">
            <text:p>-11.9629898403483</text:p>
          </table:table-cell>
          <table:table-cell table:number-columns-repeated="1013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4.94" calcext:value-type="float">
            <text:p>4.94</text:p>
          </table:table-cell>
          <table:table-cell/>
          <table:table-cell table:formula="of:=[.A32]/21.83*50" office:value-type="float" office:value="28.9967934035731" calcext:value-type="float">
            <text:p>28.9967934035731</text:p>
          </table:table-cell>
          <table:table-cell table:formula="of:=-[.B32]/13.78*35" office:value-type="float" office:value="-12.5471698113208" calcext:value-type="float">
            <text:p>-12.5471698113208</text:p>
          </table:table-cell>
          <table:table-cell/>
          <table:table-cell office:value-type="float" office:value="12.66" calcext:value-type="float">
            <text:p>12.66</text:p>
          </table:table-cell>
          <table:table-cell office:value-type="float" office:value="4.86" calcext:value-type="float">
            <text:p>4.86</text:p>
          </table:table-cell>
          <table:table-cell/>
          <table:table-cell table:formula="of:=[.G32]/21.83*50" office:value-type="float" office:value="28.9967934035731" calcext:value-type="float">
            <text:p>28.9967934035731</text:p>
          </table:table-cell>
          <table:table-cell table:formula="of:=-[.H32]/13.78*35" office:value-type="float" office:value="-12.343976777939" calcext:value-type="float">
            <text:p>-12.343976777939</text:p>
          </table:table-cell>
          <table:table-cell table:number-columns-repeated="1013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5.12" calcext:value-type="float">
            <text:p>5.12</text:p>
          </table:table-cell>
          <table:table-cell/>
          <table:table-cell table:formula="of:=[.A33]/21.83*50" office:value-type="float" office:value="29.9816765918461" calcext:value-type="float">
            <text:p>29.9816765918461</text:p>
          </table:table-cell>
          <table:table-cell table:formula="of:=-[.B33]/13.78*35" office:value-type="float" office:value="-13.0043541364296" calcext:value-type="float">
            <text:p>-13.0043541364296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5.01" calcext:value-type="float">
            <text:p>5.01</text:p>
          </table:table-cell>
          <table:table-cell/>
          <table:table-cell table:formula="of:=[.G33]/21.83*50" office:value-type="float" office:value="30.0045808520385" calcext:value-type="float">
            <text:p>30.0045808520385</text:p>
          </table:table-cell>
          <table:table-cell table:formula="of:=-[.H33]/13.78*35" office:value-type="float" office:value="-12.7249637155298" calcext:value-type="float">
            <text:p>-12.7249637155298</text:p>
          </table:table-cell>
          <table:table-cell table:number-columns-repeated="1013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A34]/21.83*50" office:value-type="float" office:value="30.5771873568484" calcext:value-type="float">
            <text:p>30.5771873568484</text:p>
          </table:table-cell>
          <table:table-cell table:formula="of:=-[.B34]/13.78*35" office:value-type="float" office:value="-13.2075471698113" calcext:value-type="float">
            <text:p>-13.2075471698113</text:p>
          </table:table-cell>
          <table:table-cell/>
          <table:table-cell office:value-type="float" office:value="13.54" calcext:value-type="float">
            <text:p>13.54</text:p>
          </table:table-cell>
          <table:table-cell office:value-type="float" office:value="5.17" calcext:value-type="float">
            <text:p>5.17</text:p>
          </table:table-cell>
          <table:table-cell/>
          <table:table-cell table:formula="of:=[.G34]/21.83*50" office:value-type="float" office:value="31.0123683005039" calcext:value-type="float">
            <text:p>31.0123683005039</text:p>
          </table:table-cell>
          <table:table-cell table:formula="of:=-[.H34]/13.78*35" office:value-type="float" office:value="-13.1313497822932" calcext:value-type="float">
            <text:p>-13.1313497822932</text:p>
          </table:table-cell>
          <table:table-cell table:number-columns-repeated="1013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5.27" calcext:value-type="float">
            <text:p>5.27</text:p>
          </table:table-cell>
          <table:table-cell/>
          <table:table-cell table:formula="of:=[.A35]/21.83*50" office:value-type="float" office:value="31.0123683005039" calcext:value-type="float">
            <text:p>31.0123683005039</text:p>
          </table:table-cell>
          <table:table-cell table:formula="of:=-[.B35]/13.78*35" office:value-type="float" office:value="-13.3853410740203" calcext:value-type="float">
            <text:p>-13.3853410740203</text:p>
          </table:table-cell>
          <table:table-cell/>
          <table:table-cell office:value-type="float" office:value="13.97" calcext:value-type="float">
            <text:p>13.97</text:p>
          </table:table-cell>
          <table:table-cell office:value-type="float" office:value="5.33" calcext:value-type="float">
            <text:p>5.33</text:p>
          </table:table-cell>
          <table:table-cell/>
          <table:table-cell table:formula="of:=[.G35]/21.83*50" office:value-type="float" office:value="31.9972514887769" calcext:value-type="float">
            <text:p>31.9972514887769</text:p>
          </table:table-cell>
          <table:table-cell table:formula="of:=-[.H35]/13.78*35" office:value-type="float" office:value="-13.5377358490566" calcext:value-type="float">
            <text:p>-13.5377358490566</text:p>
          </table:table-cell>
          <table:table-cell table:number-columns-repeated="1013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5.37" calcext:value-type="float">
            <text:p>5.37</text:p>
          </table:table-cell>
          <table:table-cell/>
          <table:table-cell table:formula="of:=[.A36]/21.83*50" office:value-type="float" office:value="31.539166284929" calcext:value-type="float">
            <text:p>31.539166284929</text:p>
          </table:table-cell>
          <table:table-cell table:formula="of:=-[.B36]/13.78*35" office:value-type="float" office:value="-13.6393323657475" calcext:value-type="float">
            <text:p>-13.6393323657475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5.48" calcext:value-type="float">
            <text:p>5.48</text:p>
          </table:table-cell>
          <table:table-cell/>
          <table:table-cell table:formula="of:=[.G36]/21.83*50" office:value-type="float" office:value="32.9821346770499" calcext:value-type="float">
            <text:p>32.9821346770499</text:p>
          </table:table-cell>
          <table:table-cell table:formula="of:=-[.H36]/13.78*35" office:value-type="float" office:value="-13.9187227866473" calcext:value-type="float">
            <text:p>-13.9187227866473</text:p>
          </table:table-cell>
          <table:table-cell table:number-columns-repeated="1013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5.44" calcext:value-type="float">
            <text:p>5.44</text:p>
          </table:table-cell>
          <table:table-cell/>
          <table:table-cell table:formula="of:=[.A37]/21.83*50" office:value-type="float" office:value="31.9972514887769" calcext:value-type="float">
            <text:p>31.9972514887769</text:p>
          </table:table-cell>
          <table:table-cell table:formula="of:=-[.B37]/13.78*35" office:value-type="float" office:value="-13.8171262699565" calcext:value-type="float">
            <text:p>-13.8171262699565</text:p>
          </table:table-cell>
          <table:table-cell/>
          <table:table-cell office:value-type="float" office:value="14.83" calcext:value-type="float">
            <text:p>14.83</text:p>
          </table:table-cell>
          <table:table-cell office:value-type="float" office:value="5.64" calcext:value-type="float">
            <text:p>5.64</text:p>
          </table:table-cell>
          <table:table-cell/>
          <table:table-cell table:formula="of:=[.G37]/21.83*50" office:value-type="float" office:value="33.9670178653229" calcext:value-type="float">
            <text:p>33.9670178653229</text:p>
          </table:table-cell>
          <table:table-cell table:formula="of:=-[.H37]/13.78*35" office:value-type="float" office:value="-14.3251088534107" calcext:value-type="float">
            <text:p>-14.3251088534107</text:p>
          </table:table-cell>
          <table:table-cell table:number-columns-repeated="101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.52" calcext:value-type="float">
            <text:p>5.52</text:p>
          </table:table-cell>
          <table:table-cell/>
          <table:table-cell table:formula="of:=[.A38]/21.83*50" office:value-type="float" office:value="32.524049473202" calcext:value-type="float">
            <text:p>32.524049473202</text:p>
          </table:table-cell>
          <table:table-cell table:formula="of:=-[.B38]/13.78*35" office:value-type="float" office:value="-14.0203193033382" calcext:value-type="float">
            <text:p>-14.0203193033382</text:p>
          </table:table-cell>
          <table:table-cell/>
          <table:table-cell office:value-type="float" office:value="15.27" calcext:value-type="float">
            <text:p>15.27</text:p>
          </table:table-cell>
          <table:table-cell office:value-type="float" office:value="5.79" calcext:value-type="float">
            <text:p>5.79</text:p>
          </table:table-cell>
          <table:table-cell/>
          <table:table-cell table:formula="of:=[.G38]/21.83*50" office:value-type="float" office:value="34.9748053137884" calcext:value-type="float">
            <text:p>34.9748053137884</text:p>
          </table:table-cell>
          <table:table-cell table:formula="of:=-[.H38]/13.78*35" office:value-type="float" office:value="-14.7060957910015" calcext:value-type="float">
            <text:p>-14.7060957910015</text:p>
          </table:table-cell>
          <table:table-cell table:number-columns-repeated="1013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A39]/21.83*50" office:value-type="float" office:value="33.0050389372423" calcext:value-type="float">
            <text:p>33.0050389372423</text:p>
          </table:table-cell>
          <table:table-cell table:formula="of:=-[.B39]/13.78*35" office:value-type="float" office:value="-14.2235123367199" calcext:value-type="float">
            <text:p>-14.2235123367199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5.94" calcext:value-type="float">
            <text:p>5.94</text:p>
          </table:table-cell>
          <table:table-cell/>
          <table:table-cell table:formula="of:=[.G39]/21.83*50" office:value-type="float" office:value="36.0054970224462" calcext:value-type="float">
            <text:p>36.0054970224462</text:p>
          </table:table-cell>
          <table:table-cell table:formula="of:=-[.H39]/13.78*35" office:value-type="float" office:value="-15.0870827285922" calcext:value-type="float">
            <text:p>-15.0870827285922</text:p>
          </table:table-cell>
          <table:table-cell table:number-columns-repeated="1013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5.68" calcext:value-type="float">
            <text:p>5.68</text:p>
          </table:table-cell>
          <table:table-cell/>
          <table:table-cell table:formula="of:=[.A40]/21.83*50" office:value-type="float" office:value="33.5547411818598" calcext:value-type="float">
            <text:p>33.5547411818598</text:p>
          </table:table-cell>
          <table:table-cell table:formula="of:=-[.B40]/13.78*35" office:value-type="float" office:value="-14.4267053701016" calcext:value-type="float">
            <text:p>-14.4267053701016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G40]/21.83*50" office:value-type="float" office:value="36.9903802107192" calcext:value-type="float">
            <text:p>36.9903802107192</text:p>
          </table:table-cell>
          <table:table-cell table:formula="of:=-[.H40]/13.78*35" office:value-type="float" office:value="-15.4934687953556" calcext:value-type="float">
            <text:p>-15.4934687953556</text:p>
          </table:table-cell>
          <table:table-cell table:number-columns-repeated="1013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5.77" calcext:value-type="float">
            <text:p>5.77</text:p>
          </table:table-cell>
          <table:table-cell/>
          <table:table-cell table:formula="of:=[.A41]/21.83*50" office:value-type="float" office:value="33.9899221255153" calcext:value-type="float">
            <text:p>33.9899221255153</text:p>
          </table:table-cell>
          <table:table-cell table:formula="of:=-[.B41]/13.78*35" office:value-type="float" office:value="-14.655297532656" calcext:value-type="float">
            <text:p>-14.655297532656</text:p>
          </table:table-cell>
          <table:table-cell/>
          <table:table-cell office:value-type="float" office:value="16.59" calcext:value-type="float">
            <text:p>16.59</text:p>
          </table:table-cell>
          <table:table-cell office:value-type="float" office:value="6.24" calcext:value-type="float">
            <text:p>6.24</text:p>
          </table:table-cell>
          <table:table-cell/>
          <table:table-cell table:formula="of:=[.G41]/21.83*50" office:value-type="float" office:value="37.9981676591846" calcext:value-type="float">
            <text:p>37.9981676591846</text:p>
          </table:table-cell>
          <table:table-cell table:formula="of:=-[.H41]/13.78*35" office:value-type="float" office:value="-15.8490566037736" calcext:value-type="float">
            <text:p>-15.8490566037736</text:p>
          </table:table-cell>
          <table:table-cell table:number-columns-repeated="1013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5.86" calcext:value-type="float">
            <text:p>5.86</text:p>
          </table:table-cell>
          <table:table-cell/>
          <table:table-cell table:formula="of:=[.A42]/21.83*50" office:value-type="float" office:value="34.5396243701328" calcext:value-type="float">
            <text:p>34.5396243701328</text:p>
          </table:table-cell>
          <table:table-cell table:formula="of:=-[.B42]/13.78*35" office:value-type="float" office:value="-14.8838896952105" calcext:value-type="float">
            <text:p>-14.8838896952105</text:p>
          </table:table-cell>
          <table:table-cell/>
          <table:table-cell office:value-type="float" office:value="17.03" calcext:value-type="float">
            <text:p>17.03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[.G42]/21.83*50" office:value-type="float" office:value="39.00595510765" calcext:value-type="float">
            <text:p>39.00595510765</text:p>
          </table:table-cell>
          <table:table-cell table:formula="of:=-[.H42]/13.78*35" office:value-type="float" office:value="-16.255442670537" calcext:value-type="float">
            <text:p>-16.255442670537</text:p>
          </table:table-cell>
          <table:table-cell table:number-columns-repeated="1013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5.91" calcext:value-type="float">
            <text:p>5.91</text:p>
          </table:table-cell>
          <table:table-cell/>
          <table:table-cell table:formula="of:=[.A43]/21.83*50" office:value-type="float" office:value="34.9977095739808" calcext:value-type="float">
            <text:p>34.9977095739808</text:p>
          </table:table-cell>
          <table:table-cell table:formula="of:=-[.B43]/13.78*35" office:value-type="float" office:value="-15.010885341074" calcext:value-type="float">
            <text:p>-15.010885341074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6.55" calcext:value-type="float">
            <text:p>6.55</text:p>
          </table:table-cell>
          <table:table-cell/>
          <table:table-cell table:formula="of:=[.G43]/21.83*50" office:value-type="float" office:value="39.9679340357306" calcext:value-type="float">
            <text:p>39.9679340357306</text:p>
          </table:table-cell>
          <table:table-cell table:formula="of:=-[.H43]/13.78*35" office:value-type="float" office:value="-16.6364296081277" calcext:value-type="float">
            <text:p>-16.6364296081277</text:p>
          </table:table-cell>
          <table:table-cell table:number-columns-repeated="1013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6.04" calcext:value-type="float">
            <text:p>6.04</text:p>
          </table:table-cell>
          <table:table-cell/>
          <table:table-cell table:formula="of:=[.A44]/21.83*50" office:value-type="float" office:value="35.5474118185983" calcext:value-type="float">
            <text:p>35.5474118185983</text:p>
          </table:table-cell>
          <table:table-cell table:formula="of:=-[.B44]/13.78*35" office:value-type="float" office:value="-15.3410740203193" calcext:value-type="float">
            <text:p>-15.3410740203193</text:p>
          </table:table-cell>
          <table:table-cell/>
          <table:table-cell office:value-type="float" office:value="17.89" calcext:value-type="float">
            <text:p>17.89</text:p>
          </table:table-cell>
          <table:table-cell office:value-type="float" office:value="6.71" calcext:value-type="float">
            <text:p>6.71</text:p>
          </table:table-cell>
          <table:table-cell/>
          <table:table-cell table:formula="of:=[.G44]/21.83*50" office:value-type="float" office:value="40.9757214841961" calcext:value-type="float">
            <text:p>40.9757214841961</text:p>
          </table:table-cell>
          <table:table-cell table:formula="of:=-[.H44]/13.78*35" office:value-type="float" office:value="-17.0428156748911" calcext:value-type="float">
            <text:p>-17.0428156748911</text:p>
          </table:table-cell>
          <table:table-cell table:number-columns-repeated="1013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.13" calcext:value-type="float">
            <text:p>6.13</text:p>
          </table:table-cell>
          <table:table-cell/>
          <table:table-cell table:formula="of:=[.A45]/21.83*50" office:value-type="float" office:value="36.0054970224462" calcext:value-type="float">
            <text:p>36.0054970224462</text:p>
          </table:table-cell>
          <table:table-cell table:formula="of:=-[.B45]/13.78*35" office:value-type="float" office:value="-15.5696661828737" calcext:value-type="float">
            <text:p>-15.5696661828737</text:p>
          </table:table-cell>
          <table:table-cell/>
          <table:table-cell office:value-type="float" office:value="18.34" calcext:value-type="float">
            <text:p>18.34</text:p>
          </table:table-cell>
          <table:table-cell office:value-type="float" office:value="6.85" calcext:value-type="float">
            <text:p>6.85</text:p>
          </table:table-cell>
          <table:table-cell/>
          <table:table-cell table:formula="of:=[.G45]/21.83*50" office:value-type="float" office:value="42.0064131928539" calcext:value-type="float">
            <text:p>42.0064131928539</text:p>
          </table:table-cell>
          <table:table-cell table:formula="of:=-[.H45]/13.78*35" office:value-type="float" office:value="-17.3984034833091" calcext:value-type="float">
            <text:p>-17.3984034833091</text:p>
          </table:table-cell>
          <table:table-cell table:number-columns-repeated="1013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.19" calcext:value-type="float">
            <text:p>6.19</text:p>
          </table:table-cell>
          <table:table-cell/>
          <table:table-cell table:formula="of:=[.A46]/21.83*50" office:value-type="float" office:value="36.5551992670637" calcext:value-type="float">
            <text:p>36.5551992670637</text:p>
          </table:table-cell>
          <table:table-cell table:formula="of:=-[.B46]/13.78*35" office:value-type="float" office:value="-15.72206095791" calcext:value-type="float">
            <text:p>-15.72206095791</text:p>
          </table:table-cell>
          <table:table-cell/>
          <table:table-cell office:value-type="float" office:value="18.77" calcext:value-type="float">
            <text:p>18.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46]/21.83*50" office:value-type="float" office:value="42.9912963811269" calcext:value-type="float">
            <text:p>42.9912963811269</text:p>
          </table:table-cell>
          <table:table-cell table:formula="of:=-[.H46]/13.78*35" office:value-type="float" office:value="-17.7793904208999" calcext:value-type="float">
            <text:p>-17.7793904208999</text:p>
          </table:table-cell>
          <table:table-cell table:number-columns-repeated="1013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6.27" calcext:value-type="float">
            <text:p>6.27</text:p>
          </table:table-cell>
          <table:table-cell/>
          <table:table-cell table:formula="of:=[.A47]/21.83*50" office:value-type="float" office:value="37.0132844709116" calcext:value-type="float">
            <text:p>37.0132844709116</text:p>
          </table:table-cell>
          <table:table-cell table:formula="of:=-[.B47]/13.78*35" office:value-type="float" office:value="-15.9252539912917" calcext:value-type="float">
            <text:p>-15.9252539912917</text:p>
          </table:table-cell>
          <table:table-cell/>
          <table:table-cell office:value-type="float" office:value="19.21" calcext:value-type="float">
            <text:p>19.21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G47]/21.83*50" office:value-type="float" office:value="43.9990838295923" calcext:value-type="float">
            <text:p>43.9990838295923</text:p>
          </table:table-cell>
          <table:table-cell table:formula="of:=-[.H47]/13.78*35" office:value-type="float" office:value="-18.1857764876633" calcext:value-type="float">
            <text:p>-18.1857764876633</text:p>
          </table:table-cell>
          <table:table-cell table:number-columns-repeated="1013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6.38" calcext:value-type="float">
            <text:p>6.38</text:p>
          </table:table-cell>
          <table:table-cell/>
          <table:table-cell table:formula="of:=[.A48]/21.83*50" office:value-type="float" office:value="37.5400824553367" calcext:value-type="float">
            <text:p>37.5400824553367</text:p>
          </table:table-cell>
          <table:table-cell table:formula="of:=-[.B48]/13.78*35" office:value-type="float" office:value="-16.2046444121916" calcext:value-type="float">
            <text:p>-16.2046444121916</text:p>
          </table:table-cell>
          <table:table-cell/>
          <table:table-cell office:value-type="float" office:value="19.64" calcext:value-type="float">
            <text:p>19.64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[.G48]/21.83*50" office:value-type="float" office:value="44.9839670178653" calcext:value-type="float">
            <text:p>44.9839670178653</text:p>
          </table:table-cell>
          <table:table-cell table:formula="of:=-[.H48]/13.78*35" office:value-type="float" office:value="-18.5413642960813" calcext:value-type="float">
            <text:p>-18.5413642960813</text:p>
          </table:table-cell>
          <table:table-cell table:number-columns-repeated="1013"/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6.44" calcext:value-type="float">
            <text:p>6.44</text:p>
          </table:table-cell>
          <table:table-cell/>
          <table:table-cell table:formula="of:=[.A49]/21.83*50" office:value-type="float" office:value="37.9981676591846" calcext:value-type="float">
            <text:p>37.9981676591846</text:p>
          </table:table-cell>
          <table:table-cell table:formula="of:=-[.B49]/13.78*35" office:value-type="float" office:value="-16.3570391872279" calcext:value-type="float">
            <text:p>-16.3570391872279</text:p>
          </table:table-cell>
          <table:table-cell/>
          <table:table-cell office:value-type="float" office:value="20.08" calcext:value-type="float">
            <text:p>20.08</text:p>
          </table:table-cell>
          <table:table-cell office:value-type="float" office:value="7.45" calcext:value-type="float">
            <text:p>7.45</text:p>
          </table:table-cell>
          <table:table-cell/>
          <table:table-cell table:formula="of:=[.G49]/21.83*50" office:value-type="float" office:value="45.9917544663307" calcext:value-type="float">
            <text:p>45.9917544663307</text:p>
          </table:table-cell>
          <table:table-cell table:formula="of:=-[.H49]/13.78*35" office:value-type="float" office:value="-18.922351233672" calcext:value-type="float">
            <text:p>-18.922351233672</text:p>
          </table:table-cell>
          <table:table-cell table:number-columns-repeated="1013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.48" calcext:value-type="float">
            <text:p>6.48</text:p>
          </table:table-cell>
          <table:table-cell/>
          <table:table-cell table:formula="of:=[.A50]/21.83*50" office:value-type="float" office:value="38.250114521301" calcext:value-type="float">
            <text:p>38.250114521301</text:p>
          </table:table-cell>
          <table:table-cell table:formula="of:=-[.B50]/13.78*35" office:value-type="float" office:value="-16.4586357039187" calcext:value-type="float">
            <text:p>-16.4586357039187</text:p>
          </table:table-cell>
          <table:table-cell/>
          <table:table-cell office:value-type="float" office:value="20.51" calcext:value-type="float">
            <text:p>20.51</text:p>
          </table:table-cell>
          <table:table-cell office:value-type="float" office:value="7.6" calcext:value-type="float">
            <text:p>7.6</text:p>
          </table:table-cell>
          <table:table-cell/>
          <table:table-cell table:formula="of:=[.G50]/21.83*50" office:value-type="float" office:value="46.9766376546038" calcext:value-type="float">
            <text:p>46.9766376546038</text:p>
          </table:table-cell>
          <table:table-cell table:formula="of:=-[.H50]/13.78*35" office:value-type="float" office:value="-19.3033381712627" calcext:value-type="float">
            <text:p>-19.3033381712627</text:p>
          </table:table-cell>
          <table:table-cell table:number-columns-repeated="1013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6.54" calcext:value-type="float">
            <text:p>6.54</text:p>
          </table:table-cell>
          <table:table-cell/>
          <table:table-cell table:formula="of:=[.A51]/21.83*50" office:value-type="float" office:value="38.5707741639945" calcext:value-type="float">
            <text:p>38.5707741639945</text:p>
          </table:table-cell>
          <table:table-cell table:formula="of:=-[.B51]/13.78*35" office:value-type="float" office:value="-16.611030478955" calcext:value-type="float">
            <text:p>-16.611030478955</text:p>
          </table:table-cell>
          <table:table-cell/>
          <table:table-cell office:value-type="float" office:value="20.96" calcext:value-type="float">
            <text:p>20.96</text:p>
          </table:table-cell>
          <table:table-cell office:value-type="float" office:value="7.74" calcext:value-type="float">
            <text:p>7.74</text:p>
          </table:table-cell>
          <table:table-cell/>
          <table:table-cell table:formula="of:=[.G51]/21.83*50" office:value-type="float" office:value="48.0073293632616" calcext:value-type="float">
            <text:p>48.0073293632616</text:p>
          </table:table-cell>
          <table:table-cell table:formula="of:=-[.H51]/13.78*35" office:value-type="float" office:value="-19.6589259796807" calcext:value-type="float">
            <text:p>-19.6589259796807</text:p>
          </table:table-cell>
          <table:table-cell table:number-columns-repeated="1013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A52]/21.83*50" office:value-type="float" office:value="38.7998167659185" calcext:value-type="float">
            <text:p>38.7998167659185</text:p>
          </table:table-cell>
          <table:table-cell table:formula="of:=-[.B52]/13.78*35" office:value-type="float" office:value="-16.7634252539913" calcext:value-type="float">
            <text:p>-16.7634252539913</text:p>
          </table:table-cell>
          <table:table-cell/>
          <table:table-cell office:value-type="float" office:value="21.38" calcext:value-type="float">
            <text:p>21.38</text:p>
          </table:table-cell>
          <table:table-cell office:value-type="float" office:value="7.9" calcext:value-type="float">
            <text:p>7.9</text:p>
          </table:table-cell>
          <table:table-cell/>
          <table:table-cell table:formula="of:=[.G52]/21.83*50" office:value-type="float" office:value="48.9693082913422" calcext:value-type="float">
            <text:p>48.9693082913422</text:p>
          </table:table-cell>
          <table:table-cell table:formula="of:=-[.H52]/13.78*35" office:value-type="float" office:value="-20.0653120464441" calcext:value-type="float">
            <text:p>-20.0653120464441</text:p>
          </table:table-cell>
          <table:table-cell table:number-columns-repeated="1013"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6.65" calcext:value-type="float">
            <text:p>6.65</text:p>
          </table:table-cell>
          <table:table-cell/>
          <table:table-cell table:formula="of:=[.A53]/21.83*50" office:value-type="float" office:value="39.00595510765" calcext:value-type="float">
            <text:p>39.00595510765</text:p>
          </table:table-cell>
          <table:table-cell table:formula="of:=-[.B53]/13.78*35" office:value-type="float" office:value="-16.8904208998549" calcext:value-type="float">
            <text:p>-16.8904208998549</text:p>
          </table:table-cell>
          <table:table-cell/>
          <table:table-cell office:value-type="float" office:value="21.83" calcext:value-type="float">
            <text:p>21.83</text:p>
          </table:table-cell>
          <table:table-cell office:value-type="float" office:value="8.03" calcext:value-type="float">
            <text:p>8.03</text:p>
          </table:table-cell>
          <table:table-cell/>
          <table:table-cell table:formula="of:=[.G53]/21.83*50" office:value-type="float" office:value="50" calcext:value-type="float">
            <text:p>50</text:p>
          </table:table-cell>
          <table:table-cell table:formula="of:=-[.H53]/13.78*35" office:value-type="float" office:value="-20.3955007256894" calcext:value-type="float">
            <text:p>-20.3955007256894</text:p>
          </table:table-cell>
          <table:table-cell table:number-columns-repeated="1013"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6.69" calcext:value-type="float">
            <text:p>6.69</text:p>
          </table:table-cell>
          <table:table-cell/>
          <table:table-cell table:formula="of:=[.A54]/21.83*50" office:value-type="float" office:value="39.2808062299588" calcext:value-type="float">
            <text:p>39.2808062299588</text:p>
          </table:table-cell>
          <table:table-cell table:formula="of:=-[.B54]/13.78*35" office:value-type="float" office:value="-16.9920174165457" calcext:value-type="float">
            <text:p>-16.9920174165457</text:p>
          </table:table-cell>
          <table:table-cell table:number-columns-repeated="1019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6.73" calcext:value-type="float">
            <text:p>6.73</text:p>
          </table:table-cell>
          <table:table-cell/>
          <table:table-cell table:formula="of:=[.A55]/21.83*50" office:value-type="float" office:value="39.5098488318827" calcext:value-type="float">
            <text:p>39.5098488318827</text:p>
          </table:table-cell>
          <table:table-cell table:formula="of:=-[.B55]/13.78*35" office:value-type="float" office:value="-17.0936139332366" calcext:value-type="float">
            <text:p>-17.0936139332366</text:p>
          </table:table-cell>
          <table:table-cell table:number-columns-repeated="1019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6.74" calcext:value-type="float">
            <text:p>6.74</text:p>
          </table:table-cell>
          <table:table-cell/>
          <table:table-cell table:formula="of:=[.A56]/21.83*50" office:value-type="float" office:value="39.7159871736143" calcext:value-type="float">
            <text:p>39.7159871736143</text:p>
          </table:table-cell>
          <table:table-cell table:formula="of:=-[.B56]/13.78*35" office:value-type="float" office:value="-17.1190130624093" calcext:value-type="float">
            <text:p>-17.1190130624093</text:p>
          </table:table-cell>
          <table:table-cell table:number-columns-repeated="1019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6.76" calcext:value-type="float">
            <text:p>6.76</text:p>
          </table:table-cell>
          <table:table-cell/>
          <table:table-cell table:formula="of:=[.A57]/21.83*50" office:value-type="float" office:value="39.990838295923" calcext:value-type="float">
            <text:p>39.990838295923</text:p>
          </table:table-cell>
          <table:table-cell table:formula="of:=-[.B57]/13.78*35" office:value-type="float" office:value="-17.1698113207547" calcext:value-type="float">
            <text:p>-17.1698113207547</text:p>
          </table:table-cell>
          <table:table-cell table:number-columns-repeated="1019"/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6.81" calcext:value-type="float">
            <text:p>6.81</text:p>
          </table:table-cell>
          <table:table-cell/>
          <table:table-cell table:formula="of:=[.A58]/21.83*50" office:value-type="float" office:value="40.2427851580394" calcext:value-type="float">
            <text:p>40.2427851580394</text:p>
          </table:table-cell>
          <table:table-cell table:formula="of:=-[.B58]/13.78*35" office:value-type="float" office:value="-17.2968069666183" calcext:value-type="float">
            <text:p>-17.2968069666183</text:p>
          </table:table-cell>
          <table:table-cell table:number-columns-repeated="1019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A59]/21.83*50" office:value-type="float" office:value="40.5176362803481" calcext:value-type="float">
            <text:p>40.5176362803481</text:p>
          </table:table-cell>
          <table:table-cell table:formula="of:=-[.B59]/13.78*35" office:value-type="float" office:value="-17.5253991291727" calcext:value-type="float">
            <text:p>-17.5253991291727</text:p>
          </table:table-cell>
          <table:table-cell table:number-columns-repeated="1019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6.97" calcext:value-type="float">
            <text:p>6.97</text:p>
          </table:table-cell>
          <table:table-cell/>
          <table:table-cell table:formula="of:=[.A60]/21.83*50" office:value-type="float" office:value="40.7237746220797" calcext:value-type="float">
            <text:p>40.7237746220797</text:p>
          </table:table-cell>
          <table:table-cell table:formula="of:=-[.B60]/13.78*35" office:value-type="float" office:value="-17.7031930333817" calcext:value-type="float">
            <text:p>-17.7031930333817</text:p>
          </table:table-cell>
          <table:table-cell table:number-columns-repeated="101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1]/21.83*50" office:value-type="float" office:value="40.9986257443885" calcext:value-type="float">
            <text:p>40.9986257443885</text:p>
          </table:table-cell>
          <table:table-cell table:formula="of:=-[.B61]/13.78*35" office:value-type="float" office:value="-17.7793904208999" calcext:value-type="float">
            <text:p>-17.7793904208999</text:p>
          </table:table-cell>
          <table:table-cell table:number-columns-repeated="1019"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6.99" calcext:value-type="float">
            <text:p>6.99</text:p>
          </table:table-cell>
          <table:table-cell/>
          <table:table-cell table:formula="of:=[.A62]/21.83*50" office:value-type="float" office:value="41.20476408612" calcext:value-type="float">
            <text:p>41.20476408612</text:p>
          </table:table-cell>
          <table:table-cell table:formula="of:=-[.B62]/13.78*35" office:value-type="float" office:value="-17.7539912917271" calcext:value-type="float">
            <text:p>-17.7539912917271</text:p>
          </table:table-cell>
          <table:table-cell table:number-columns-repeated="1019"/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7.03" calcext:value-type="float">
            <text:p>7.03</text:p>
          </table:table-cell>
          <table:table-cell/>
          <table:table-cell table:formula="of:=[.A63]/21.83*50" office:value-type="float" office:value="41.5254237288136" calcext:value-type="float">
            <text:p>41.5254237288136</text:p>
          </table:table-cell>
          <table:table-cell table:formula="of:=-[.B63]/13.78*35" office:value-type="float" office:value="-17.855587808418" calcext:value-type="float">
            <text:p>-17.855587808418</text:p>
          </table:table-cell>
          <table:table-cell table:number-columns-repeated="1019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7.12" calcext:value-type="float">
            <text:p>7.12</text:p>
          </table:table-cell>
          <table:table-cell/>
          <table:table-cell table:formula="of:=[.A64]/21.83*50" office:value-type="float" office:value="41.7773705909299" calcext:value-type="float">
            <text:p>41.7773705909299</text:p>
          </table:table-cell>
          <table:table-cell table:formula="of:=-[.B64]/13.78*35" office:value-type="float" office:value="-18.0841799709724" calcext:value-type="float">
            <text:p>-18.0841799709724</text:p>
          </table:table-cell>
          <table:table-cell table:number-columns-repeated="1019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5]/21.83*50" office:value-type="float" office:value="42.0064131928539" calcext:value-type="float">
            <text:p>42.0064131928539</text:p>
          </table:table-cell>
          <table:table-cell table:formula="of:=-[.B65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6]/21.83*50" office:value-type="float" office:value="42.1896472743931" calcext:value-type="float">
            <text:p>42.1896472743931</text:p>
          </table:table-cell>
          <table:table-cell table:formula="of:=-[.B66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67]/21.83*50" office:value-type="float" office:value="42.3957856161246" calcext:value-type="float">
            <text:p>42.3957856161246</text:p>
          </table:table-cell>
          <table:table-cell table:formula="of:=-[.B67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8]/21.83*50" office:value-type="float" office:value="42.6935409986258" calcext:value-type="float">
            <text:p>42.6935409986258</text:p>
          </table:table-cell>
          <table:table-cell table:formula="of:=-[.B68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A69]/21.83*50" office:value-type="float" office:value="42.8767750801649" calcext:value-type="float">
            <text:p>42.8767750801649</text:p>
          </table:table-cell>
          <table:table-cell table:formula="of:=-[.B69]/13.78*35" office:value-type="float" office:value="-18.1857764876633" calcext:value-type="float">
            <text:p>-18.1857764876633</text:p>
          </table:table-cell>
          <table:table-cell table:number-columns-repeated="1019"/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70]/21.83*50" office:value-type="float" office:value="42.9912963811269" calcext:value-type="float">
            <text:p>42.9912963811269</text:p>
          </table:table-cell>
          <table:table-cell table:formula="of:=-[.B70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7.28" calcext:value-type="float">
            <text:p>7.28</text:p>
          </table:table-cell>
          <table:table-cell/>
          <table:table-cell table:formula="of:=[.A71]/21.83*50" office:value-type="float" office:value="43.2203389830509" calcext:value-type="float">
            <text:p>43.2203389830509</text:p>
          </table:table-cell>
          <table:table-cell table:formula="of:=-[.B71]/13.78*35" office:value-type="float" office:value="-18.4905660377359" calcext:value-type="float">
            <text:p>-18.4905660377359</text:p>
          </table:table-cell>
          <table:table-cell table:number-columns-repeated="1019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7.42" calcext:value-type="float">
            <text:p>7.42</text:p>
          </table:table-cell>
          <table:table-cell/>
          <table:table-cell table:formula="of:=[.A72]/21.83*50" office:value-type="float" office:value="43.4951901053596" calcext:value-type="float">
            <text:p>43.4951901053596</text:p>
          </table:table-cell>
          <table:table-cell table:formula="of:=-[.B72]/13.78*35" office:value-type="float" office:value="-18.8461538461538" calcext:value-type="float">
            <text:p>-18.8461538461538</text:p>
          </table:table-cell>
          <table:table-cell table:number-columns-repeated="1019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3]/21.83*50" office:value-type="float" office:value="43.6555199267064" calcext:value-type="float">
            <text:p>43.6555199267064</text:p>
          </table:table-cell>
          <table:table-cell table:formula="of:=-[.B73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4]/21.83*50" office:value-type="float" office:value="43.8616582684379" calcext:value-type="float">
            <text:p>43.8616582684379</text:p>
          </table:table-cell>
          <table:table-cell table:formula="of:=-[.B74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7.46" calcext:value-type="float">
            <text:p>7.46</text:p>
          </table:table-cell>
          <table:table-cell/>
          <table:table-cell table:formula="of:=[.A75]/21.83*50" office:value-type="float" office:value="44.0219880897847" calcext:value-type="float">
            <text:p>44.0219880897847</text:p>
          </table:table-cell>
          <table:table-cell table:formula="of:=-[.B75]/13.78*35" office:value-type="float" office:value="-18.9477503628447" calcext:value-type="float">
            <text:p>-18.9477503628447</text:p>
          </table:table-cell>
          <table:table-cell table:number-columns-repeated="1019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7.43" calcext:value-type="float">
            <text:p>7.43</text:p>
          </table:table-cell>
          <table:table-cell/>
          <table:table-cell table:formula="of:=[.A76]/21.83*50" office:value-type="float" office:value="44.1594136509391" calcext:value-type="float">
            <text:p>44.1594136509391</text:p>
          </table:table-cell>
          <table:table-cell table:formula="of:=-[.B76]/13.78*35" office:value-type="float" office:value="-18.8715529753266" calcext:value-type="float">
            <text:p>-18.8715529753266</text:p>
          </table:table-cell>
          <table:table-cell table:number-columns-repeated="1019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7.39" calcext:value-type="float">
            <text:p>7.39</text:p>
          </table:table-cell>
          <table:table-cell/>
          <table:table-cell table:formula="of:=[.A77]/21.83*50" office:value-type="float" office:value="44.2968392120935" calcext:value-type="float">
            <text:p>44.2968392120935</text:p>
          </table:table-cell>
          <table:table-cell table:formula="of:=-[.B77]/13.78*35" office:value-type="float" office:value="-18.7699564586357" calcext:value-type="float">
            <text:p>-18.7699564586357</text:p>
          </table:table-cell>
          <table:table-cell table:number-columns-repeated="1019"/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[.A78]/21.83*50" office:value-type="float" office:value="44.502977553825" calcext:value-type="float">
            <text:p>44.502977553825</text:p>
          </table:table-cell>
          <table:table-cell table:formula="of:=-[.B78]/13.78*35" office:value-type="float" office:value="-18.7953555878084" calcext:value-type="float">
            <text:p>-18.7953555878084</text:p>
          </table:table-cell>
          <table:table-cell table:number-columns-repeated="1019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A79]/21.83*50" office:value-type="float" office:value="44.7091158955566" calcext:value-type="float">
            <text:p>44.7091158955566</text:p>
          </table:table-cell>
          <table:table-cell table:formula="of:=-[.B79]/13.78*35" office:value-type="float" office:value="-19.0493468795356" calcext:value-type="float">
            <text:p>-19.0493468795356</text:p>
          </table:table-cell>
          <table:table-cell table:number-columns-repeated="1019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7.61" calcext:value-type="float">
            <text:p>7.61</text:p>
          </table:table-cell>
          <table:table-cell/>
          <table:table-cell table:formula="of:=[.A80]/21.83*50" office:value-type="float" office:value="44.8465414567109" calcext:value-type="float">
            <text:p>44.8465414567109</text:p>
          </table:table-cell>
          <table:table-cell table:formula="of:=-[.B80]/13.78*35" office:value-type="float" office:value="-19.3287373004354" calcext:value-type="float">
            <text:p>-19.3287373004354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7.71" calcext:value-type="float">
            <text:p>7.71</text:p>
          </table:table-cell>
          <table:table-cell/>
          <table:table-cell table:formula="of:=[.A81]/21.83*50" office:value-type="float" office:value="45.0068712780577" calcext:value-type="float">
            <text:p>45.0068712780577</text:p>
          </table:table-cell>
          <table:table-cell table:formula="of:=-[.B81]/13.78*35" office:value-type="float" office:value="-19.5827285921626" calcext:value-type="float">
            <text:p>-19.5827285921626</text:p>
          </table:table-cell>
          <table:table-cell table:number-columns-repeated="1019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7.81" calcext:value-type="float">
            <text:p>7.81</text:p>
          </table:table-cell>
          <table:table-cell/>
          <table:table-cell table:formula="of:=[.A82]/21.83*50" office:value-type="float" office:value="45.2130096197893" calcext:value-type="float">
            <text:p>45.2130096197893</text:p>
          </table:table-cell>
          <table:table-cell table:formula="of:=-[.B82]/13.78*35" office:value-type="float" office:value="-19.8367198838897" calcext:value-type="float">
            <text:p>-19.8367198838897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.87" calcext:value-type="float">
            <text:p>7.87</text:p>
          </table:table-cell>
          <table:table-cell/>
          <table:table-cell table:formula="of:=[.A83]/21.83*50" office:value-type="float" office:value="45.3504351809437" calcext:value-type="float">
            <text:p>45.3504351809437</text:p>
          </table:table-cell>
          <table:table-cell table:formula="of:=-[.B83]/13.78*35" office:value-type="float" office:value="-19.989114658926" calcext:value-type="float">
            <text:p>-19.989114658926</text:p>
          </table:table-cell>
          <table:table-cell table:number-columns-repeated="1019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7.79" calcext:value-type="float">
            <text:p>7.79</text:p>
          </table:table-cell>
          <table:table-cell/>
          <table:table-cell table:formula="of:=[.A84]/21.83*50" office:value-type="float" office:value="45.5565735226752" calcext:value-type="float">
            <text:p>45.5565735226752</text:p>
          </table:table-cell>
          <table:table-cell table:formula="of:=-[.B84]/13.78*35" office:value-type="float" office:value="-19.7859216255443" calcext:value-type="float">
            <text:p>-19.7859216255443</text:p>
          </table:table-cell>
          <table:table-cell table:number-columns-repeated="1019"/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[.A85]/21.83*50" office:value-type="float" office:value="45.7856161245992" calcext:value-type="float">
            <text:p>45.7856161245992</text:p>
          </table:table-cell>
          <table:table-cell table:formula="of:=-[.B85]/13.78*35" office:value-type="float" office:value="-19.5573294629898" calcext:value-type="float">
            <text:p>-19.5573294629898</text:p>
          </table:table-cell>
          <table:table-cell table:number-columns-repeated="1019"/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7.63" calcext:value-type="float">
            <text:p>7.63</text:p>
          </table:table-cell>
          <table:table-cell/>
          <table:table-cell table:formula="of:=[.A86]/21.83*50" office:value-type="float" office:value="46.0146587265231" calcext:value-type="float">
            <text:p>46.0146587265231</text:p>
          </table:table-cell>
          <table:table-cell table:formula="of:=-[.B86]/13.78*35" office:value-type="float" office:value="-19.3795355587808" calcext:value-type="float">
            <text:p>-19.3795355587808</text:p>
          </table:table-cell>
          <table:table-cell table:number-columns-repeated="1019"/>
        </table:table-row>
        <table:table-row table:style-name="ro1">
          <table:table-cell office:value-type="float" office:value="20.17" calcext:value-type="float">
            <text:p>20.17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87]/21.83*50" office:value-type="float" office:value="46.1978928080623" calcext:value-type="float">
            <text:p>46.1978928080623</text:p>
          </table:table-cell>
          <table:table-cell table:formula="of:=-[.B87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7.89" calcext:value-type="float">
            <text:p>7.89</text:p>
          </table:table-cell>
          <table:table-cell/>
          <table:table-cell table:formula="of:=[.A88]/21.83*50" office:value-type="float" office:value="46.3582226294091" calcext:value-type="float">
            <text:p>46.3582226294091</text:p>
          </table:table-cell>
          <table:table-cell table:formula="of:=-[.B88]/13.78*35" office:value-type="float" office:value="-20.0399129172714" calcext:value-type="float">
            <text:p>-20.0399129172714</text:p>
          </table:table-cell>
          <table:table-cell table:number-columns-repeated="1019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8.08" calcext:value-type="float">
            <text:p>8.08</text:p>
          </table:table-cell>
          <table:table-cell/>
          <table:table-cell table:formula="of:=[.A89]/21.83*50" office:value-type="float" office:value="46.5414567109482" calcext:value-type="float">
            <text:p>46.5414567109482</text:p>
          </table:table-cell>
          <table:table-cell table:formula="of:=-[.B89]/13.78*35" office:value-type="float" office:value="-20.522496371553" calcext:value-type="float">
            <text:p>-20.522496371553</text:p>
          </table:table-cell>
          <table:table-cell table:number-columns-repeated="4"/>
          <table:table-cell>
            <draw:frame table:end-cell-address="3D.S103" table:end-x="0.415in" table:end-y="0.1583in" draw:z-index="0" draw:style-name="gr1" draw:text-style-name="P1" svg:width="6.2008in" svg:height="2.8217in" svg:x="0.265in" svg:y="0.0201in">
              <draw:object draw:notify-on-update-of-ranges="3D.D3:3D.D111 3D.A1:3D.A1 3D.E3:3D.E111 3D.J3:3D.J53 3D.G1:3D.G1 3D.K3:3D.K53 3D.O123:3D.O173 3D.A121:3D.A121 3D.P123:3D.P17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8.21" calcext:value-type="float">
            <text:p>8.21</text:p>
          </table:table-cell>
          <table:table-cell/>
          <table:table-cell table:formula="of:=[.A90]/21.83*50" office:value-type="float" office:value="46.701786532295" calcext:value-type="float">
            <text:p>46.701786532295</text:p>
          </table:table-cell>
          <table:table-cell table:formula="of:=-[.B90]/13.78*35" office:value-type="float" office:value="-20.8526850507983" calcext:value-type="float">
            <text:p>-20.8526850507983</text:p>
          </table:table-cell>
          <table:table-cell table:number-columns-repeated="1019"/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[.A91]/21.83*50" office:value-type="float" office:value="46.8850206138342" calcext:value-type="float">
            <text:p>46.8850206138342</text:p>
          </table:table-cell>
          <table:table-cell table:formula="of:=-[.B91]/13.78*35" office:value-type="float" office:value="-20.9542815674891" calcext:value-type="float">
            <text:p>-20.9542815674891</text:p>
          </table:table-cell>
          <table:table-cell table:number-columns-repeated="1019"/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8.19" calcext:value-type="float">
            <text:p>8.19</text:p>
          </table:table-cell>
          <table:table-cell/>
          <table:table-cell table:formula="of:=[.A92]/21.83*50" office:value-type="float" office:value="47.0224461749886" calcext:value-type="float">
            <text:p>47.0224461749886</text:p>
          </table:table-cell>
          <table:table-cell table:formula="of:=-[.B92]/13.78*35" office:value-type="float" office:value="-20.8018867924528" calcext:value-type="float">
            <text:p>-20.8018867924528</text:p>
          </table:table-cell>
          <table:table-cell table:number-columns-repeated="1019"/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8.07" calcext:value-type="float">
            <text:p>8.07</text:p>
          </table:table-cell>
          <table:table-cell/>
          <table:table-cell table:formula="of:=[.A93]/21.83*50" office:value-type="float" office:value="47.1598717361429" calcext:value-type="float">
            <text:p>47.1598717361429</text:p>
          </table:table-cell>
          <table:table-cell table:formula="of:=-[.B93]/13.78*35" office:value-type="float" office:value="-20.4970972423803" calcext:value-type="float">
            <text:p>-20.4970972423803</text:p>
          </table:table-cell>
          <table:table-cell table:number-columns-repeated="1019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94]/21.83*50" office:value-type="float" office:value="47.3202015574897" calcext:value-type="float">
            <text:p>47.3202015574897</text:p>
          </table:table-cell>
          <table:table-cell table:formula="of:=-[.B94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95]/21.83*50" office:value-type="float" office:value="47.5034356390289" calcext:value-type="float">
            <text:p>47.5034356390289</text:p>
          </table:table-cell>
          <table:table-cell table:formula="of:=-[.B95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7.82" calcext:value-type="float">
            <text:p>7.82</text:p>
          </table:table-cell>
          <table:table-cell/>
          <table:table-cell table:formula="of:=[.A96]/21.83*50" office:value-type="float" office:value="47.7095739807604" calcext:value-type="float">
            <text:p>47.7095739807604</text:p>
          </table:table-cell>
          <table:table-cell table:formula="of:=-[.B96]/13.78*35" office:value-type="float" office:value="-19.8621190130624" calcext:value-type="float">
            <text:p>-19.8621190130624</text:p>
          </table:table-cell>
          <table:table-cell table:number-columns-repeated="1019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97]/21.83*50" office:value-type="float" office:value="47.915712322492" calcext:value-type="float">
            <text:p>47.915712322492</text:p>
          </table:table-cell>
          <table:table-cell table:formula="of:=-[.B97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98]/21.83*50" office:value-type="float" office:value="48.0989464040312" calcext:value-type="float">
            <text:p>48.0989464040312</text:p>
          </table:table-cell>
          <table:table-cell table:formula="of:=-[.B98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8.49" calcext:value-type="float">
            <text:p>8.49</text:p>
          </table:table-cell>
          <table:table-cell/>
          <table:table-cell table:formula="of:=[.A99]/21.83*50" office:value-type="float" office:value="48.3050847457627" calcext:value-type="float">
            <text:p>48.3050847457627</text:p>
          </table:table-cell>
          <table:table-cell table:formula="of:=-[.B99]/13.78*35" office:value-type="float" office:value="-21.5638606676343" calcext:value-type="float">
            <text:p>-21.5638606676343</text:p>
          </table:table-cell>
          <table:table-cell table:number-columns-repeated="1019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100]/21.83*50" office:value-type="float" office:value="48.5341273476867" calcext:value-type="float">
            <text:p>48.5341273476867</text:p>
          </table:table-cell>
          <table:table-cell table:formula="of:=-[.B100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1]/21.83*50" office:value-type="float" office:value="48.6944571690334" calcext:value-type="float">
            <text:p>48.6944571690334</text:p>
          </table:table-cell>
          <table:table-cell table:formula="of:=-[.B101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102]/21.83*50" office:value-type="float" office:value="48.8547869903802" calcext:value-type="float">
            <text:p>48.8547869903802</text:p>
          </table:table-cell>
          <table:table-cell table:formula="of:=-[.B102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7.76" calcext:value-type="float">
            <text:p>7.76</text:p>
          </table:table-cell>
          <table:table-cell/>
          <table:table-cell table:formula="of:=[.A103]/21.83*50" office:value-type="float" office:value="48.9922125515346" calcext:value-type="float">
            <text:p>48.9922125515346</text:p>
          </table:table-cell>
          <table:table-cell table:formula="of:=-[.B103]/13.78*35" office:value-type="float" office:value="-19.7097242380261" calcext:value-type="float">
            <text:p>-19.7097242380261</text:p>
          </table:table-cell>
          <table:table-cell table:number-columns-repeated="1019"/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7.86" calcext:value-type="float">
            <text:p>7.86</text:p>
          </table:table-cell>
          <table:table-cell/>
          <table:table-cell table:formula="of:=[.A104]/21.83*50" office:value-type="float" office:value="49.1754466330738" calcext:value-type="float">
            <text:p>49.1754466330738</text:p>
          </table:table-cell>
          <table:table-cell table:formula="of:=-[.B104]/13.78*35" office:value-type="float" office:value="-19.9637155297533" calcext:value-type="float">
            <text:p>-19.9637155297533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5]/21.83*50" office:value-type="float" office:value="49.244159413651" calcext:value-type="float">
            <text:p>49.244159413651</text:p>
          </table:table-cell>
          <table:table-cell table:formula="of:=-[.B105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8.41" calcext:value-type="float">
            <text:p>8.41</text:p>
          </table:table-cell>
          <table:table-cell/>
          <table:table-cell table:formula="of:=[.A106]/21.83*50" office:value-type="float" office:value="49.3586807146129" calcext:value-type="float">
            <text:p>49.3586807146129</text:p>
          </table:table-cell>
          <table:table-cell table:formula="of:=-[.B106]/13.78*35" office:value-type="float" office:value="-21.3606676342525" calcext:value-type="float">
            <text:p>-21.3606676342525</text:p>
          </table:table-cell>
          <table:table-cell table:number-columns-repeated="1019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8.75" calcext:value-type="float">
            <text:p>8.75</text:p>
          </table:table-cell>
          <table:table-cell/>
          <table:table-cell table:formula="of:=[.A107]/21.83*50" office:value-type="float" office:value="49.5190105359597" calcext:value-type="float">
            <text:p>49.5190105359597</text:p>
          </table:table-cell>
          <table:table-cell table:formula="of:=-[.B107]/13.78*35" office:value-type="float" office:value="-22.2242380261248" calcext:value-type="float">
            <text:p>-22.2242380261248</text:p>
          </table:table-cell>
          <table:table-cell table:number-columns-repeated="1019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8.92" calcext:value-type="float">
            <text:p>8.92</text:p>
          </table:table-cell>
          <table:table-cell/>
          <table:table-cell table:formula="of:=[.A108]/21.83*50" office:value-type="float" office:value="49.6106275767293" calcext:value-type="float">
            <text:p>49.6106275767293</text:p>
          </table:table-cell>
          <table:table-cell table:formula="of:=-[.B108]/13.78*35" office:value-type="float" office:value="-22.656023222061" calcext:value-type="float">
            <text:p>-22.656023222061</text:p>
          </table:table-cell>
          <table:table-cell table:number-columns-repeated="1019"/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8.97" calcext:value-type="float">
            <text:p>8.97</text:p>
          </table:table-cell>
          <table:table-cell/>
          <table:table-cell table:formula="of:=[.A109]/21.83*50" office:value-type="float" office:value="49.7709573980761" calcext:value-type="float">
            <text:p>49.7709573980761</text:p>
          </table:table-cell>
          <table:table-cell table:formula="of:=-[.B109]/13.78*35" office:value-type="float" office:value="-22.7830188679245" calcext:value-type="float">
            <text:p>-22.7830188679245</text:p>
          </table:table-cell>
          <table:table-cell table:number-columns-repeated="1019"/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8.88" calcext:value-type="float">
            <text:p>8.88</text:p>
          </table:table-cell>
          <table:table-cell/>
          <table:table-cell table:formula="of:=[.A110]/21.83*50" office:value-type="float" office:value="49.9083829592304" calcext:value-type="float">
            <text:p>49.9083829592304</text:p>
          </table:table-cell>
          <table:table-cell table:formula="of:=-[.B110]/13.78*35" office:value-type="float" office:value="-22.5544267053701" calcext:value-type="float">
            <text:p>-22.5544267053701</text:p>
          </table:table-cell>
          <table:table-cell table:number-columns-repeated="1019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8.65" calcext:value-type="float">
            <text:p>8.65</text:p>
          </table:table-cell>
          <table:table-cell/>
          <table:table-cell table:formula="of:=[.A111]/21.83*50" office:value-type="float" office:value="49.9770957398076" calcext:value-type="float">
            <text:p>49.9770957398076</text:p>
          </table:table-cell>
          <table:table-cell table:formula="of:=-[.B111]/13.78*35" office:value-type="float" office:value="-21.9702467343977" calcext:value-type="float">
            <text:p>-21.97024673439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mulated – OpenParEM3D</text:p>
          </table:table-cell>
          <table:table-cell table:number-columns-repeated="14"/>
          <table:table-cell office:value-type="string" calcext:value-type="string">
            <text:p>6 in line</text:p>
          </table:table-cell>
          <table:table-cell table:number-columns-repeated="3"/>
          <table:table-cell office:value-type="string" calcext:value-type="string">
            <text:p>OpenParEM2D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4"/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total loss, dB</text:p>
          </table:table-cell>
          <table:table-cell table:number-columns-repeated="3"/>
          <table:table-cell office:value-type="string" calcext:value-type="string">
            <text:p>beta/ko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eta*length, deg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table:number-columns-repeated="998"/>
        </table:table-row>
        <table:table-row table:style-name="ro1"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64.3571775705056" calcext:value-type="float">
            <text:p>-64.3571775705056</text:p>
          </table:table-cell>
          <table:table-cell table:style-name="Default" office:value-type="float" office:value="69.0367056577456" calcext:value-type="float">
            <text:p>69.0367056577456</text:p>
          </table:table-cell>
          <table:table-cell table:style-name="Default" office:value-type="float" office:value="-0.00335025980928579" calcext:value-type="float">
            <text:p>-0.003350259809286</text:p>
          </table:table-cell>
          <table:table-cell table:style-name="Default" office:value-type="float" office:value="-0.673129029056683" calcext:value-type="float">
            <text:p>-0.673129029056683</text:p>
          </table:table-cell>
          <table:table-cell table:style-name="Default" office:value-type="float" office:value="-0.00335025980928579" calcext:value-type="float">
            <text:p>-0.003350259809286</text:p>
          </table:table-cell>
          <table:table-cell table:style-name="Default" office:value-type="float" office:value="-0.673129029056683" calcext:value-type="float">
            <text:p>-0.673129029056683</text:p>
          </table:table-cell>
          <table:table-cell table:style-name="Default" office:value-type="float" office:value="-66.9414189306338" calcext:value-type="float">
            <text:p>-66.9414189306338</text:p>
          </table:table-cell>
          <table:table-cell table:style-name="Default" office:value-type="float" office:value="141.176885090119" calcext:value-type="float">
            <text:p>141.176885090119</text:p>
          </table:table-cell>
          <table:table-cell table:style-name="Default" table:number-columns-repeated="4"/>
          <table:table-cell table:style-name="ce5" office:value-type="float" office:value="25.4" calcext:value-type="float">
            <text:p>25.4</text:p>
          </table:table-cell>
          <table:table-cell table:formula="of:=[.A123]" office:value-type="float" office:value="0.3" calcext:value-type="float">
            <text:p>0.3</text:p>
          </table:table-cell>
          <table:table-cell table:style-name="ce6" table:formula="of:=[.D123]*6*[.N123]" office:value-type="float" office:value="-0.510579594935154" calcext:value-type="float">
            <text:p>-0.510579594935154</text:p>
          </table:table-cell>
          <table:table-cell table:number-columns-repeated="3"/>
          <table:table-cell table:style-name="Default" office:value-type="float" office:value="1.9283632327442" calcext:value-type="float">
            <text:p>1.9283632327442</text:p>
          </table:table-cell>
          <table:table-cell table:formula="of:=2*PI()*[.A123]*1000000000*SQRT(0.0000004*PI()*0.0000000000088541878176)" office:value-type="float" office:value="6.28753506584781" calcext:value-type="float">
            <text:p>6.28753506584781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23]*[.U123]*[.V123]*180/PI()" office:value-type="float" office:value="-105.870962638916" calcext:value-type="float">
            <text:p>-105.870962638916</text:p>
          </table:table-cell>
          <table:table-cell table:number-columns-repeated="2"/>
          <table:table-cell table:formula="of:=2*PI()/([.T123]*[.U123])" office:value-type="float" office:value="0.518215747098847" calcext:value-type="float">
            <text:p>0.5182157470988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2.773122917516" calcext:value-type="float">
            <text:p>-62.773122917516</text:p>
          </table:table-cell>
          <table:table-cell table:style-name="Default" office:value-type="float" office:value="40.0540637134321" calcext:value-type="float">
            <text:p>40.0540637134321</text:p>
          </table:table-cell>
          <table:table-cell table:style-name="Default" office:value-type="float" office:value="-0.00445590264935886" calcext:value-type="float">
            <text:p>-0.004455902649359</text:p>
          </table:table-cell>
          <table:table-cell table:style-name="Default" office:value-type="float" office:value="-2.30140493190635" calcext:value-type="float">
            <text:p>-2.30140493190635</text:p>
          </table:table-cell>
          <table:table-cell table:style-name="Default" office:value-type="float" office:value="-0.00445590264935886" calcext:value-type="float">
            <text:p>-0.004455902649359</text:p>
          </table:table-cell>
          <table:table-cell table:style-name="Default" office:value-type="float" office:value="-2.30140493190635" calcext:value-type="float">
            <text:p>-2.30140493190635</text:p>
          </table:table-cell>
          <table:table-cell table:style-name="Default" office:value-type="float" office:value="-70.0025824675121" calcext:value-type="float">
            <text:p>-70.0025824675121</text:p>
          </table:table-cell>
          <table:table-cell table:style-name="Default" office:value-type="float" office:value="114.890543542795" calcext:value-type="float">
            <text:p>114.890543542795</text:p>
          </table:table-cell>
          <table:table-cell table:style-name="Default" table:number-columns-repeated="4"/>
          <table:table-cell table:formula="of:=[.N123]" office:value-type="float" office:value="25.4" calcext:value-type="float">
            <text:p>25.4</text:p>
          </table:table-cell>
          <table:table-cell table:formula="of:=[.A124]" office:value-type="float" office:value="1" calcext:value-type="float">
            <text:p>1</text:p>
          </table:table-cell>
          <table:table-cell table:style-name="ce6" table:formula="of:=[.D124]*6*[.N124]" office:value-type="float" office:value="-0.67907956376229" calcext:value-type="float">
            <text:p>-0.67907956376229</text:p>
          </table:table-cell>
          <table:table-cell table:number-columns-repeated="3"/>
          <table:table-cell table:style-name="Default" office:value-type="float" office:value="1.92836101459584" calcext:value-type="float">
            <text:p>1.92836101459584</text:p>
          </table:table-cell>
          <table:table-cell table:formula="of:=2*PI()*[.A124]*1000000000*SQRT(0.0000004*PI()*0.0000000000088541878176)" office:value-type="float" office:value="20.9584502194927" calcext:value-type="float">
            <text:p>20.9584502194927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24]*[.U124]*[.V124]*180/PI()" office:value-type="float" office:value="-352.902802860585" calcext:value-type="float">
            <text:p>-352.902802860585</text:p>
          </table:table-cell>
          <table:table-cell table:number-columns-repeated="100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61.1153294307792" calcext:value-type="float">
            <text:p>-61.1153294307792</text:p>
          </table:table-cell>
          <table:table-cell table:style-name="Default" office:value-type="float" office:value="29.7530341413758" calcext:value-type="float">
            <text:p>29.7530341413758</text:p>
          </table:table-cell>
          <table:table-cell table:style-name="Default" office:value-type="float" office:value="-0.00719365686304139" calcext:value-type="float">
            <text:p>-0.007193656863041</text:p>
          </table:table-cell>
          <table:table-cell table:style-name="Default" office:value-type="float" office:value="-4.62221722066619" calcext:value-type="float">
            <text:p>-4.62221722066619</text:p>
          </table:table-cell>
          <table:table-cell table:style-name="Default" office:value-type="float" office:value="-0.00719365686304139" calcext:value-type="float">
            <text:p>-0.007193656863041</text:p>
          </table:table-cell>
          <table:table-cell table:style-name="Default" office:value-type="float" office:value="-4.62221722066619" calcext:value-type="float">
            <text:p>-4.62221722066619</text:p>
          </table:table-cell>
          <table:table-cell table:style-name="Default" office:value-type="float" office:value="-69.1471023211872" calcext:value-type="float">
            <text:p>-69.1471023211872</text:p>
          </table:table-cell>
          <table:table-cell table:style-name="Default" office:value-type="float" office:value="83.9054312323303" calcext:value-type="float">
            <text:p>83.9054312323303</text:p>
          </table:table-cell>
          <table:table-cell table:style-name="Default" table:number-columns-repeated="4"/>
          <table:table-cell table:formula="of:=[.N124]" office:value-type="float" office:value="25.4" calcext:value-type="float">
            <text:p>25.4</text:p>
          </table:table-cell>
          <table:table-cell table:formula="of:=[.A125]" office:value-type="float" office:value="2" calcext:value-type="float">
            <text:p>2</text:p>
          </table:table-cell>
          <table:table-cell table:style-name="ce6" table:formula="of:=[.D125]*6*[.N125]" office:value-type="float" office:value="-1.09631330592751" calcext:value-type="float">
            <text:p>-1.09631330592751</text:p>
          </table:table-cell>
          <table:table-cell table:number-columns-repeated="3"/>
          <table:table-cell table:style-name="Default" office:value-type="float" office:value="1.92836084816371" calcext:value-type="float">
            <text:p>1.92836084816371</text:p>
          </table:table-cell>
          <table:table-cell table:formula="of:=2*PI()*[.A125]*1000000000*SQRT(0.0000004*PI()*0.0000000000088541878176)" office:value-type="float" office:value="41.9169004389854" calcext:value-type="float">
            <text:p>41.9169004389854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25]*[.U125]*[.V125]*180/PI()" office:value-type="float" office:value="-705.805544804813" calcext:value-type="float">
            <text:p>-705.805544804813</text:p>
          </table:table-cell>
          <table:table-cell table:number-columns-repeated="100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59.8171495058389" calcext:value-type="float">
            <text:p>-59.8171495058389</text:p>
          </table:table-cell>
          <table:table-cell table:style-name="Default" office:value-type="float" office:value="25.7037122560453" calcext:value-type="float">
            <text:p>25.7037122560453</text:p>
          </table:table-cell>
          <table:table-cell table:style-name="Default" office:value-type="float" office:value="-0.0100604189837264" calcext:value-type="float">
            <text:p>-0.010060418983726</text:p>
          </table:table-cell>
          <table:table-cell table:style-name="Default" office:value-type="float" office:value="-6.94109621522929" calcext:value-type="float">
            <text:p>-6.94109621522929</text:p>
          </table:table-cell>
          <table:table-cell table:style-name="Default" office:value-type="float" office:value="-0.0100604189837264" calcext:value-type="float">
            <text:p>-0.010060418983726</text:p>
          </table:table-cell>
          <table:table-cell table:style-name="Default" office:value-type="float" office:value="-6.94109621522929" calcext:value-type="float">
            <text:p>-6.94109621522929</text:p>
          </table:table-cell>
          <table:table-cell table:style-name="Default" office:value-type="float" office:value="-66.8482350349005" calcext:value-type="float">
            <text:p>-66.8482350349005</text:p>
          </table:table-cell>
          <table:table-cell table:style-name="Default" office:value-type="float" office:value="65.920500398199" calcext:value-type="float">
            <text:p>65.920500398199</text:p>
          </table:table-cell>
          <table:table-cell table:style-name="Default" table:number-columns-repeated="4"/>
          <table:table-cell table:formula="of:=[.N125]" office:value-type="float" office:value="25.4" calcext:value-type="float">
            <text:p>25.4</text:p>
          </table:table-cell>
          <table:table-cell table:formula="of:=[.A126]" office:value-type="float" office:value="3" calcext:value-type="float">
            <text:p>3</text:p>
          </table:table-cell>
          <table:table-cell table:style-name="ce6" table:formula="of:=[.D126]*6*[.N126]" office:value-type="float" office:value="-1.5332078531199" calcext:value-type="float">
            <text:p>-1.5332078531199</text:p>
          </table:table-cell>
          <table:table-cell table:number-columns-repeated="3"/>
          <table:table-cell table:style-name="Default" office:value-type="float" office:value="1.92836083359568" calcext:value-type="float">
            <text:p>1.92836083359568</text:p>
          </table:table-cell>
          <table:table-cell table:formula="of:=2*PI()*[.A126]*1000000000*SQRT(0.0000004*PI()*0.0000000000088541878176)" office:value-type="float" office:value="62.8753506584781" calcext:value-type="float">
            <text:p>62.8753506584781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26]*[.U126]*[.V126]*180/PI()" office:value-type="float" office:value="-1058.70830920908" calcext:value-type="float">
            <text:p>-1058.70830920908</text:p>
          </table:table-cell>
          <table:table-cell table:number-columns-repeated="100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58.7225745789918" calcext:value-type="float">
            <text:p>-58.7225745789918</text:p>
          </table:table-cell>
          <table:table-cell table:style-name="Default" office:value-type="float" office:value="23.2685623633151" calcext:value-type="float">
            <text:p>23.2685623633151</text:p>
          </table:table-cell>
          <table:table-cell table:style-name="Default" office:value-type="float" office:value="-0.0129366655348064" calcext:value-type="float">
            <text:p>-0.012936665534806</text:p>
          </table:table-cell>
          <table:table-cell table:style-name="Default" office:value-type="float" office:value="-9.25923967763118" calcext:value-type="float">
            <text:p>-9.25923967763118</text:p>
          </table:table-cell>
          <table:table-cell table:style-name="Default" office:value-type="float" office:value="-0.0129366655348064" calcext:value-type="float">
            <text:p>-0.012936665534806</text:p>
          </table:table-cell>
          <table:table-cell table:style-name="Default" office:value-type="float" office:value="-9.25923967763118" calcext:value-type="float">
            <text:p>-9.25923967763118</text:p>
          </table:table-cell>
          <table:table-cell table:style-name="Default" office:value-type="float" office:value="-64.7104835463238" calcext:value-type="float">
            <text:p>-64.7104835463238</text:p>
          </table:table-cell>
          <table:table-cell table:style-name="Default" office:value-type="float" office:value="55.3774036414581" calcext:value-type="float">
            <text:p>55.3774036414581</text:p>
          </table:table-cell>
          <table:table-cell table:style-name="Default" table:number-columns-repeated="4"/>
          <table:table-cell table:formula="of:=[.N126]" office:value-type="float" office:value="25.4" calcext:value-type="float">
            <text:p>25.4</text:p>
          </table:table-cell>
          <table:table-cell table:formula="of:=[.A127]" office:value-type="float" office:value="4" calcext:value-type="float">
            <text:p>4</text:p>
          </table:table-cell>
          <table:table-cell table:style-name="ce6" table:formula="of:=[.D127]*6*[.N127]" office:value-type="float" office:value="-1.9715478275045" calcext:value-type="float">
            <text:p>-1.9715478275045</text:p>
          </table:table-cell>
          <table:table-cell table:number-columns-repeated="3"/>
          <table:table-cell table:style-name="Default" office:value-type="float" office:value="1.92836086335368" calcext:value-type="float">
            <text:p>1.92836086335368</text:p>
          </table:table-cell>
          <table:table-cell table:formula="of:=2*PI()*[.A127]*1000000000*SQRT(0.0000004*PI()*0.0000000000088541878176)" office:value-type="float" office:value="83.8338008779708" calcext:value-type="float">
            <text:p>83.8338008779708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27]*[.U127]*[.V127]*180/PI()" office:value-type="float" office:value="-1411.61110072908" calcext:value-type="float">
            <text:p>-1411.61110072908</text:p>
          </table:table-cell>
          <table:table-cell table:number-columns-repeated="100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7.7701514459909" calcext:value-type="float">
            <text:p>-57.7701514459909</text:p>
          </table:table-cell>
          <table:table-cell table:style-name="Default" office:value-type="float" office:value="21.3503030877751" calcext:value-type="float">
            <text:p>21.3503030877751</text:p>
          </table:table-cell>
          <table:table-cell table:style-name="Default" office:value-type="float" office:value="-0.015805108426041" calcext:value-type="float">
            <text:p>-0.015805108426041</text:p>
          </table:table-cell>
          <table:table-cell table:style-name="Default" office:value-type="float" office:value="-11.57702620983" calcext:value-type="float">
            <text:p>-11.57702620983</text:p>
          </table:table-cell>
          <table:table-cell table:style-name="Default" office:value-type="float" office:value="-0.015805108426041" calcext:value-type="float">
            <text:p>-0.015805108426041</text:p>
          </table:table-cell>
          <table:table-cell table:style-name="Default" office:value-type="float" office:value="-11.57702620983" calcext:value-type="float">
            <text:p>-11.57702620983</text:p>
          </table:table-cell>
          <table:table-cell table:style-name="Default" office:value-type="float" office:value="-62.9229691878213" calcext:value-type="float">
            <text:p>-62.9229691878213</text:p>
          </table:table-cell>
          <table:table-cell table:style-name="Default" office:value-type="float" office:value="48.3007076705448" calcext:value-type="float">
            <text:p>48.3007076705448</text:p>
          </table:table-cell>
          <table:table-cell table:number-columns-repeated="4"/>
          <table:table-cell table:formula="of:=[.N127]" office:value-type="float" office:value="25.4" calcext:value-type="float">
            <text:p>25.4</text:p>
          </table:table-cell>
          <table:table-cell table:formula="of:=[.A128]" office:value-type="float" office:value="5" calcext:value-type="float">
            <text:p>5</text:p>
          </table:table-cell>
          <table:table-cell table:style-name="ce6" table:formula="of:=[.D128]*6*[.N128]" office:value-type="float" office:value="-2.40869852412865" calcext:value-type="float">
            <text:p>-2.40869852412865</text:p>
          </table:table-cell>
          <table:table-cell table:number-columns-repeated="3"/>
          <table:table-cell table:style-name="Default" office:value-type="float" office:value="1.92836090799126" calcext:value-type="float">
            <text:p>1.92836090799126</text:p>
          </table:table-cell>
          <table:table-cell table:formula="of:=2*PI()*[.A128]*1000000000*SQRT(0.0000004*PI()*0.0000000000088541878176)" office:value-type="float" office:value="104.792251097463" calcext:value-type="float">
            <text:p>104.792251097463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28]*[.U128]*[.V128]*180/PI()" office:value-type="float" office:value="-1764.51391675622" calcext:value-type="float">
            <text:p>-1764.51391675622</text:p>
          </table:table-cell>
          <table:table-cell table:number-columns-repeated="100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56.9290421695589" calcext:value-type="float">
            <text:p>-56.9290421695589</text:p>
          </table:table-cell>
          <table:table-cell table:style-name="Default" office:value-type="float" office:value="19.6027084208645" calcext:value-type="float">
            <text:p>19.6027084208645</text:p>
          </table:table-cell>
          <table:table-cell table:style-name="Default" office:value-type="float" office:value="-0.0186643037007466" calcext:value-type="float">
            <text:p>-0.018664303700747</text:p>
          </table:table-cell>
          <table:table-cell table:style-name="Default" office:value-type="float" office:value="-13.8945908924376" calcext:value-type="float">
            <text:p>-13.8945908924376</text:p>
          </table:table-cell>
          <table:table-cell table:style-name="Default" office:value-type="float" office:value="-0.0186643037007466" calcext:value-type="float">
            <text:p>-0.018664303700747</text:p>
          </table:table-cell>
          <table:table-cell table:style-name="Default" office:value-type="float" office:value="-13.8945908924376" calcext:value-type="float">
            <text:p>-13.8945908924376</text:p>
          </table:table-cell>
          <table:table-cell table:style-name="Default" office:value-type="float" office:value="-61.425422881646" calcext:value-type="float">
            <text:p>-61.425422881646</text:p>
          </table:table-cell>
          <table:table-cell table:style-name="Default" office:value-type="float" office:value="42.9801158399712" calcext:value-type="float">
            <text:p>42.9801158399712</text:p>
          </table:table-cell>
          <table:table-cell table:number-columns-repeated="4"/>
          <table:table-cell table:formula="of:=[.N128]" office:value-type="float" office:value="25.4" calcext:value-type="float">
            <text:p>25.4</text:p>
          </table:table-cell>
          <table:table-cell table:formula="of:=[.A129]" office:value-type="float" office:value="6" calcext:value-type="float">
            <text:p>6</text:p>
          </table:table-cell>
          <table:table-cell table:style-name="ce6" table:formula="of:=[.D129]*6*[.N129]" office:value-type="float" office:value="-2.84443988399378" calcext:value-type="float">
            <text:p>-2.84443988399378</text:p>
          </table:table-cell>
          <table:table-cell table:number-columns-repeated="3"/>
          <table:table-cell table:style-name="Default" office:value-type="float" office:value="1.92836096725551" calcext:value-type="float">
            <text:p>1.92836096725551</text:p>
          </table:table-cell>
          <table:table-cell table:formula="of:=2*PI()*[.A129]*1000000000*SQRT(0.0000004*PI()*0.0000000000088541878176)" office:value-type="float" office:value="125.750701316956" calcext:value-type="float">
            <text:p>125.750701316956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29]*[.U129]*[.V129]*180/PI()" office:value-type="float" office:value="-2117.41676518195" calcext:value-type="float">
            <text:p>-2117.41676518195</text:p>
          </table:table-cell>
          <table:table-cell table:number-columns-repeated="100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56.176830073586" calcext:value-type="float">
            <text:p>-56.176830073586</text:p>
          </table:table-cell>
          <table:table-cell table:style-name="Default" office:value-type="float" office:value="17.8920142225994" calcext:value-type="float">
            <text:p>17.8920142225994</text:p>
          </table:table-cell>
          <table:table-cell table:style-name="Default" office:value-type="float" office:value="-0.0215103848179802" calcext:value-type="float">
            <text:p>-0.02151038481798</text:p>
          </table:table-cell>
          <table:table-cell table:style-name="Default" office:value-type="float" office:value="-16.2120132459001" calcext:value-type="float">
            <text:p>-16.2120132459001</text:p>
          </table:table-cell>
          <table:table-cell table:style-name="Default" office:value-type="float" office:value="-0.0215103848179802" calcext:value-type="float">
            <text:p>-0.02151038481798</text:p>
          </table:table-cell>
          <table:table-cell table:style-name="Default" office:value-type="float" office:value="-16.2120132459001" calcext:value-type="float">
            <text:p>-16.2120132459001</text:p>
          </table:table-cell>
          <table:table-cell table:style-name="Default" office:value-type="float" office:value="-60.1548581786118" calcext:value-type="float">
            <text:p>-60.1548581786118</text:p>
          </table:table-cell>
          <table:table-cell table:style-name="Default" office:value-type="float" office:value="38.5852567285142" calcext:value-type="float">
            <text:p>38.5852567285142</text:p>
          </table:table-cell>
          <table:table-cell table:number-columns-repeated="4"/>
          <table:table-cell table:formula="of:=[.N129]" office:value-type="float" office:value="25.4" calcext:value-type="float">
            <text:p>25.4</text:p>
          </table:table-cell>
          <table:table-cell table:formula="of:=[.A130]" office:value-type="float" office:value="7" calcext:value-type="float">
            <text:p>7</text:p>
          </table:table-cell>
          <table:table-cell table:style-name="ce6" table:formula="of:=[.D130]*6*[.N130]" office:value-type="float" office:value="-3.27818264626018" calcext:value-type="float">
            <text:p>-3.27818264626018</text:p>
          </table:table-cell>
          <table:table-cell table:number-columns-repeated="3"/>
          <table:table-cell table:style-name="Default" office:value-type="float" office:value="1.92836103893389" calcext:value-type="float">
            <text:p>1.92836103893389</text:p>
          </table:table-cell>
          <table:table-cell table:formula="of:=2*PI()*[.A130]*1000000000*SQRT(0.0000004*PI()*0.0000000000088541878176)" office:value-type="float" office:value="146.709151536449" calcext:value-type="float">
            <text:p>146.709151536449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0]*[.U130]*[.V130]*180/PI()" office:value-type="float" office:value="-2470.31965120226" calcext:value-type="float">
            <text:p>-2470.31965120226</text:p>
          </table:table-cell>
          <table:table-cell table:number-columns-repeated="100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-55.4997547406206" calcext:value-type="float">
            <text:p>-55.4997547406206</text:p>
          </table:table-cell>
          <table:table-cell table:style-name="Default" office:value-type="float" office:value="16.1577908574736" calcext:value-type="float">
            <text:p>16.1577908574736</text:p>
          </table:table-cell>
          <table:table-cell table:style-name="Default" office:value-type="float" office:value="-0.0243448632269186" calcext:value-type="float">
            <text:p>-0.024344863226919</text:p>
          </table:table-cell>
          <table:table-cell table:style-name="Default" office:value-type="float" office:value="-18.5293435959246" calcext:value-type="float">
            <text:p>-18.5293435959246</text:p>
          </table:table-cell>
          <table:table-cell table:style-name="Default" office:value-type="float" office:value="-0.0243448632269186" calcext:value-type="float">
            <text:p>-0.024344863226919</text:p>
          </table:table-cell>
          <table:table-cell table:style-name="Default" office:value-type="float" office:value="-18.5293435959246" calcext:value-type="float">
            <text:p>-18.5293435959246</text:p>
          </table:table-cell>
          <table:table-cell table:style-name="Default" office:value-type="float" office:value="-59.0628755329701" calcext:value-type="float">
            <text:p>-59.0628755329701</text:p>
          </table:table-cell>
          <table:table-cell table:style-name="Default" office:value-type="float" office:value="34.7530531008218" calcext:value-type="float">
            <text:p>34.7530531008218</text:p>
          </table:table-cell>
          <table:table-cell table:style-name="ce2" table:number-columns-repeated="4"/>
          <table:table-cell table:formula="of:=[.N130]" office:value-type="float" office:value="25.4" calcext:value-type="float">
            <text:p>25.4</text:p>
          </table:table-cell>
          <table:table-cell table:formula="of:=[.A131]" office:value-type="float" office:value="8" calcext:value-type="float">
            <text:p>8</text:p>
          </table:table-cell>
          <table:table-cell table:style-name="ce6" table:formula="of:=[.D131]*6*[.N131]" office:value-type="float" office:value="-3.71015715578239" calcext:value-type="float">
            <text:p>-3.71015715578239</text:p>
          </table:table-cell>
          <table:table-cell table:number-columns-repeated="3"/>
          <table:table-cell table:style-name="Default" office:value-type="float" office:value="1.92836112294839" calcext:value-type="float">
            <text:p>1.92836112294839</text:p>
          </table:table-cell>
          <table:table-cell table:formula="of:=2*PI()*[.A131]*1000000000*SQRT(0.0000004*PI()*0.0000000000088541878176)" office:value-type="float" office:value="167.667601755942" calcext:value-type="float">
            <text:p>167.667601755942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1]*[.U131]*[.V131]*180/PI()" office:value-type="float" office:value="-2823.22258151854" calcext:value-type="float">
            <text:p>-2823.22258151854</text:p>
          </table:table-cell>
          <table:table-cell table:number-columns-repeated="100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54.8874797453686" calcext:value-type="float">
            <text:p>-54.8874797453686</text:p>
          </table:table-cell>
          <table:table-cell table:style-name="Default" office:value-type="float" office:value="14.3788348461126" calcext:value-type="float">
            <text:p>14.3788348461126</text:p>
          </table:table-cell>
          <table:table-cell table:style-name="Default" office:value-type="float" office:value="-0.0271686138340072" calcext:value-type="float">
            <text:p>-0.027168613834007</text:p>
          </table:table-cell>
          <table:table-cell table:style-name="Default" office:value-type="float" office:value="-20.8466059425207" calcext:value-type="float">
            <text:p>-20.8466059425207</text:p>
          </table:table-cell>
          <table:table-cell table:style-name="Default" office:value-type="float" office:value="-0.0271686138340072" calcext:value-type="float">
            <text:p>-0.027168613834007</text:p>
          </table:table-cell>
          <table:table-cell table:style-name="Default" office:value-type="float" office:value="-20.8466059425207" calcext:value-type="float">
            <text:p>-20.8466059425207</text:p>
          </table:table-cell>
          <table:table-cell table:style-name="Default" office:value-type="float" office:value="-58.1121163305809" calcext:value-type="float">
            <text:p>-58.1121163305809</text:p>
          </table:table-cell>
          <table:table-cell table:style-name="Default" office:value-type="float" office:value="31.2796051551315" calcext:value-type="float">
            <text:p>31.2796051551315</text:p>
          </table:table-cell>
          <table:table-cell table:style-name="ce2" table:number-columns-repeated="4"/>
          <table:table-cell table:formula="of:=[.N131]" office:value-type="float" office:value="25.4" calcext:value-type="float">
            <text:p>25.4</text:p>
          </table:table-cell>
          <table:table-cell table:formula="of:=[.A132]" office:value-type="float" office:value="9" calcext:value-type="float">
            <text:p>9</text:p>
          </table:table-cell>
          <table:table-cell table:style-name="ce6" table:formula="of:=[.D132]*6*[.N132]" office:value-type="float" office:value="-4.1404967483027" calcext:value-type="float">
            <text:p>-4.1404967483027</text:p>
          </table:table-cell>
          <table:table-cell table:number-columns-repeated="3"/>
          <table:table-cell table:style-name="Default" office:value-type="float" office:value="1.92836121892144" calcext:value-type="float">
            <text:p>1.92836121892144</text:p>
          </table:table-cell>
          <table:table-cell table:formula="of:=2*PI()*[.A132]*1000000000*SQRT(0.0000004*PI()*0.0000000000088541878176)" office:value-type="float" office:value="188.626051975434" calcext:value-type="float">
            <text:p>188.626051975434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2]*[.U132]*[.V132]*180/PI()" office:value-type="float" office:value="-3176.12556228168" calcext:value-type="float">
            <text:p>-3176.12556228168</text:p>
          </table:table-cell>
          <table:table-cell table:number-columns-repeated="100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4.3318531336461" calcext:value-type="float">
            <text:p>-54.3318531336461</text:p>
          </table:table-cell>
          <table:table-cell table:style-name="Default" office:value-type="float" office:value="12.54790685431" calcext:value-type="float">
            <text:p>12.54790685431</text:p>
          </table:table-cell>
          <table:table-cell table:style-name="Default" office:value-type="float" office:value="-0.0299822111162339" calcext:value-type="float">
            <text:p>-0.029982211116234</text:p>
          </table:table-cell>
          <table:table-cell table:style-name="Default" office:value-type="float" office:value="-23.1638158232777" calcext:value-type="float">
            <text:p>-23.1638158232777</text:p>
          </table:table-cell>
          <table:table-cell table:style-name="Default" office:value-type="float" office:value="-0.0299822111162339" calcext:value-type="float">
            <text:p>-0.029982211116234</text:p>
          </table:table-cell>
          <table:table-cell table:style-name="Default" office:value-type="float" office:value="-23.1638158232777" calcext:value-type="float">
            <text:p>-23.1638158232777</text:p>
          </table:table-cell>
          <table:table-cell table:style-name="Default" office:value-type="float" office:value="-57.2757559639019" calcext:value-type="float">
            <text:p>-57.2757559639019</text:p>
          </table:table-cell>
          <table:table-cell table:style-name="Default" office:value-type="float" office:value="28.0440758273873" calcext:value-type="float">
            <text:p>28.0440758273873</text:p>
          </table:table-cell>
          <table:table-cell table:style-name="ce2" table:number-columns-repeated="4"/>
          <table:table-cell table:formula="of:=[.N132]" office:value-type="float" office:value="25.4" calcext:value-type="float">
            <text:p>25.4</text:p>
          </table:table-cell>
          <table:table-cell table:formula="of:=[.A133]" office:value-type="float" office:value="10" calcext:value-type="float">
            <text:p>10</text:p>
          </table:table-cell>
          <table:table-cell table:style-name="ce6" table:formula="of:=[.D133]*6*[.N133]" office:value-type="float" office:value="-4.56928897411405" calcext:value-type="float">
            <text:p>-4.56928897411405</text:p>
          </table:table-cell>
          <table:table-cell table:number-columns-repeated="3"/>
          <table:table-cell table:style-name="Default" office:value-type="float" office:value="1.92836132594292" calcext:value-type="float">
            <text:p>1.92836132594292</text:p>
          </table:table-cell>
          <table:table-cell table:formula="of:=2*PI()*[.A133]*1000000000*SQRT(0.0000004*PI()*0.0000000000088541878176)" office:value-type="float" office:value="209.584502194927" calcext:value-type="float">
            <text:p>209.584502194927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3]*[.U133]*[.V133]*180/PI()" office:value-type="float" office:value="-3529.02859839158" calcext:value-type="float">
            <text:p>-3529.02859839158</text:p>
          </table:table-cell>
          <table:table-cell table:number-columns-repeated="100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-53.8263707493332" calcext:value-type="float">
            <text:p>-53.8263707493332</text:p>
          </table:table-cell>
          <table:table-cell table:style-name="Default" office:value-type="float" office:value="10.663766566987" calcext:value-type="float">
            <text:p>10.663766566987</text:p>
          </table:table-cell>
          <table:table-cell table:style-name="Default" office:value-type="float" office:value="-0.0327861321025068" calcext:value-type="float">
            <text:p>-0.032786132102507</text:p>
          </table:table-cell>
          <table:table-cell table:style-name="Default" office:value-type="float" office:value="-25.4809837897049" calcext:value-type="float">
            <text:p>-25.4809837897049</text:p>
          </table:table-cell>
          <table:table-cell table:style-name="Default" office:value-type="float" office:value="-0.0327861321025068" calcext:value-type="float">
            <text:p>-0.032786132102507</text:p>
          </table:table-cell>
          <table:table-cell table:style-name="Default" office:value-type="float" office:value="-25.4809837897049" calcext:value-type="float">
            <text:p>-25.4809837897049</text:p>
          </table:table-cell>
          <table:table-cell table:style-name="Default" office:value-type="float" office:value="-56.5340949363249" calcext:value-type="float">
            <text:p>-56.5340949363249</text:p>
          </table:table-cell>
          <table:table-cell table:style-name="Default" office:value-type="float" office:value="24.9715343571738" calcext:value-type="float">
            <text:p>24.9715343571738</text:p>
          </table:table-cell>
          <table:table-cell table:style-name="ce2" table:number-columns-repeated="4"/>
          <table:table-cell table:formula="of:=[.N133]" office:value-type="float" office:value="25.4" calcext:value-type="float">
            <text:p>25.4</text:p>
          </table:table-cell>
          <table:table-cell table:formula="of:=[.A134]" office:value-type="float" office:value="11" calcext:value-type="float">
            <text:p>11</text:p>
          </table:table-cell>
          <table:table-cell table:style-name="ce6" table:formula="of:=[.D134]*6*[.N134]" office:value-type="float" office:value="-4.99660653242204" calcext:value-type="float">
            <text:p>-4.99660653242204</text:p>
          </table:table-cell>
          <table:table-cell table:number-columns-repeated="3"/>
          <table:table-cell table:style-name="Default" office:value-type="float" office:value="1.92836144503459" calcext:value-type="float">
            <text:p>1.92836144503459</text:p>
          </table:table-cell>
          <table:table-cell table:formula="of:=2*PI()*[.A134]*1000000000*SQRT(0.0000004*PI()*0.0000000000088541878176)" office:value-type="float" office:value="230.54295241442" calcext:value-type="float">
            <text:p>230.54295241442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4]*[.U134]*[.V134]*180/PI()" office:value-type="float" office:value="-3881.93169797092" calcext:value-type="float">
            <text:p>-3881.93169797092</text:p>
          </table:table-cell>
          <table:table-cell table:number-columns-repeated="1001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-53.3657610461504" calcext:value-type="float">
            <text:p>-53.3657610461504</text:p>
          </table:table-cell>
          <table:table-cell table:style-name="Default" office:value-type="float" office:value="8.72776381171362" calcext:value-type="float">
            <text:p>8.72776381171362</text:p>
          </table:table-cell>
          <table:table-cell table:style-name="Default" office:value-type="float" office:value="-0.0355807869617817" calcext:value-type="float">
            <text:p>-0.035580786961782</text:p>
          </table:table-cell>
          <table:table-cell table:style-name="Default" office:value-type="float" office:value="-27.798117237487" calcext:value-type="float">
            <text:p>-27.798117237487</text:p>
          </table:table-cell>
          <table:table-cell table:style-name="Default" office:value-type="float" office:value="-0.0355807869617817" calcext:value-type="float">
            <text:p>-0.035580786961782</text:p>
          </table:table-cell>
          <table:table-cell table:style-name="Default" office:value-type="float" office:value="-27.798117237487" calcext:value-type="float">
            <text:p>-27.798117237487</text:p>
          </table:table-cell>
          <table:table-cell table:style-name="Default" office:value-type="float" office:value="-55.872327044309" calcext:value-type="float">
            <text:p>-55.872327044309</text:p>
          </table:table-cell>
          <table:table-cell table:style-name="Default" office:value-type="float" office:value="22.0132672683769" calcext:value-type="float">
            <text:p>22.0132672683769</text:p>
          </table:table-cell>
          <table:table-cell table:style-name="ce2" table:number-columns-repeated="4"/>
          <table:table-cell table:formula="of:=[.N134]" office:value-type="float" office:value="25.4" calcext:value-type="float">
            <text:p>25.4</text:p>
          </table:table-cell>
          <table:table-cell table:formula="of:=[.A135]" office:value-type="float" office:value="12" calcext:value-type="float">
            <text:p>12</text:p>
          </table:table-cell>
          <table:table-cell table:style-name="ce6" table:formula="of:=[.D135]*6*[.N135]" office:value-type="float" office:value="-5.42251193297553" calcext:value-type="float">
            <text:p>-5.42251193297553</text:p>
          </table:table-cell>
          <table:table-cell table:number-columns-repeated="3"/>
          <table:table-cell table:style-name="Default" office:value-type="float" office:value="1.92836157549744" calcext:value-type="float">
            <text:p>1.92836157549744</text:p>
          </table:table-cell>
          <table:table-cell table:formula="of:=2*PI()*[.A135]*1000000000*SQRT(0.0000004*PI()*0.0000000000088541878176)" office:value-type="float" office:value="251.501402633912" calcext:value-type="float">
            <text:p>251.501402633912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5]*[.U135]*[.V135]*180/PI()" office:value-type="float" office:value="-4234.8348661114" calcext:value-type="float">
            <text:p>-4234.8348661114</text:p>
          </table:table-cell>
          <table:table-cell table:number-columns-repeated="100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-52.945693253327" calcext:value-type="float">
            <text:p>-52.945693253327</text:p>
          </table:table-cell>
          <table:table-cell table:style-name="Default" office:value-type="float" office:value="6.74224609459015" calcext:value-type="float">
            <text:p>6.74224609459015</text:p>
          </table:table-cell>
          <table:table-cell table:style-name="Default" office:value-type="float" office:value="-0.0383665328807423" calcext:value-type="float">
            <text:p>-0.038366532880742</text:p>
          </table:table-cell>
          <table:table-cell table:style-name="Default" office:value-type="float" office:value="-30.1152215030327" calcext:value-type="float">
            <text:p>-30.1152215030327</text:p>
          </table:table-cell>
          <table:table-cell table:style-name="Default" office:value-type="float" office:value="-0.0383665328807423" calcext:value-type="float">
            <text:p>-0.038366532880742</text:p>
          </table:table-cell>
          <table:table-cell table:style-name="Default" office:value-type="float" office:value="-30.1152215030327" calcext:value-type="float">
            <text:p>-30.1152215030327</text:p>
          </table:table-cell>
          <table:table-cell table:style-name="Default" office:value-type="float" office:value="-55.2790905679441" calcext:value-type="float">
            <text:p>-55.2790905679441</text:p>
          </table:table-cell>
          <table:table-cell table:style-name="Default" office:value-type="float" office:value="19.1362690830733" calcext:value-type="float">
            <text:p>19.1362690830733</text:p>
          </table:table-cell>
          <table:table-cell table:number-columns-repeated="4"/>
          <table:table-cell table:formula="of:=[.N135]" office:value-type="float" office:value="25.4" calcext:value-type="float">
            <text:p>25.4</text:p>
          </table:table-cell>
          <table:table-cell table:formula="of:=[.A136]" office:value-type="float" office:value="13" calcext:value-type="float">
            <text:p>13</text:p>
          </table:table-cell>
          <table:table-cell table:style-name="ce6" table:formula="of:=[.D136]*6*[.N136]" office:value-type="float" office:value="-5.84705961102513" calcext:value-type="float">
            <text:p>-5.84705961102513</text:p>
          </table:table-cell>
          <table:table-cell table:number-columns-repeated="3"/>
          <table:table-cell table:style-name="Default" office:value-type="float" office:value="1.9283617173137" calcext:value-type="float">
            <text:p>1.9283617173137</text:p>
          </table:table-cell>
          <table:table-cell table:formula="of:=2*PI()*[.A136]*1000000000*SQRT(0.0000004*PI()*0.0000000000088541878176)" office:value-type="float" office:value="272.459852853405" calcext:value-type="float">
            <text:p>272.459852853405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6]*[.U136]*[.V136]*180/PI()" office:value-type="float" office:value="-4587.73810901374" calcext:value-type="float">
            <text:p>-4587.73810901374</text:p>
          </table:table-cell>
          <table:table-cell table:number-columns-repeated="100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-52.562569624056" calcext:value-type="float">
            <text:p>-52.562569624056</text:p>
          </table:table-cell>
          <table:table-cell table:style-name="Default" office:value-type="float" office:value="4.70980383629374" calcext:value-type="float">
            <text:p>4.70980383629374</text:p>
          </table:table-cell>
          <table:table-cell table:style-name="Default" office:value-type="float" office:value="-0.041143684770059" calcext:value-type="float">
            <text:p>-0.041143684770059</text:p>
          </table:table-cell>
          <table:table-cell table:style-name="Default" office:value-type="float" office:value="-32.4323005384976" calcext:value-type="float">
            <text:p>-32.4323005384976</text:p>
          </table:table-cell>
          <table:table-cell table:style-name="Default" office:value-type="float" office:value="-0.041143684770059" calcext:value-type="float">
            <text:p>-0.041143684770059</text:p>
          </table:table-cell>
          <table:table-cell table:style-name="Default" office:value-type="float" office:value="-32.4323005384976" calcext:value-type="float">
            <text:p>-32.4323005384976</text:p>
          </table:table-cell>
          <table:table-cell table:style-name="Default" office:value-type="float" office:value="-54.7455058363747" calcext:value-type="float">
            <text:p>-54.7455058363747</text:p>
          </table:table-cell>
          <table:table-cell table:style-name="Default" office:value-type="float" office:value="16.3173588380887" calcext:value-type="float">
            <text:p>16.3173588380887</text:p>
          </table:table-cell>
          <table:table-cell table:number-columns-repeated="4"/>
          <table:table-cell table:formula="of:=[.N136]" office:value-type="float" office:value="25.4" calcext:value-type="float">
            <text:p>25.4</text:p>
          </table:table-cell>
          <table:table-cell table:formula="of:=[.A137]" office:value-type="float" office:value="14" calcext:value-type="float">
            <text:p>14</text:p>
          </table:table-cell>
          <table:table-cell table:style-name="ce6" table:formula="of:=[.D137]*6*[.N137]" office:value-type="float" office:value="-6.27029755895699" calcext:value-type="float">
            <text:p>-6.27029755895699</text:p>
          </table:table-cell>
          <table:table-cell table:number-columns-repeated="3"/>
          <table:table-cell table:style-name="Default" office:value-type="float" office:value="1.92836187062462" calcext:value-type="float">
            <text:p>1.92836187062462</text:p>
          </table:table-cell>
          <table:table-cell table:formula="of:=2*PI()*[.A137]*1000000000*SQRT(0.0000004*PI()*0.0000000000088541878176)" office:value-type="float" office:value="293.418303072898" calcext:value-type="float">
            <text:p>293.418303072898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7]*[.U137]*[.V137]*180/PI()" office:value-type="float" office:value="-4940.64143327309" calcext:value-type="float">
            <text:p>-4940.64143327309</text:p>
          </table:table-cell>
          <table:table-cell table:number-columns-repeated="100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52.2133737487752" calcext:value-type="float">
            <text:p>-52.2133737487752</text:p>
          </table:table-cell>
          <table:table-cell table:style-name="Default" office:value-type="float" office:value="2.63291756392103" calcext:value-type="float">
            <text:p>2.63291756392103</text:p>
          </table:table-cell>
          <table:table-cell table:style-name="Default" office:value-type="float" office:value="-0.0439125238997103" calcext:value-type="float">
            <text:p>-0.04391252389971</text:p>
          </table:table-cell>
          <table:table-cell table:style-name="Default" office:value-type="float" office:value="-34.7493573390933" calcext:value-type="float">
            <text:p>-34.7493573390933</text:p>
          </table:table-cell>
          <table:table-cell table:style-name="Default" office:value-type="float" office:value="-0.0439125238997103" calcext:value-type="float">
            <text:p>-0.04391252389971</text:p>
          </table:table-cell>
          <table:table-cell table:style-name="Default" office:value-type="float" office:value="-34.7493573390933" calcext:value-type="float">
            <text:p>-34.7493573390933</text:p>
          </table:table-cell>
          <table:table-cell table:style-name="Default" office:value-type="float" office:value="-54.2645209705228" calcext:value-type="float">
            <text:p>-54.2645209705228</text:p>
          </table:table-cell>
          <table:table-cell table:style-name="Default" office:value-type="float" office:value="13.539728612028" calcext:value-type="float">
            <text:p>13.539728612028</text:p>
          </table:table-cell>
          <table:table-cell table:number-columns-repeated="4"/>
          <table:table-cell table:formula="of:=[.N137]" office:value-type="float" office:value="25.4" calcext:value-type="float">
            <text:p>25.4</text:p>
          </table:table-cell>
          <table:table-cell table:formula="of:=[.A138]" office:value-type="float" office:value="15" calcext:value-type="float">
            <text:p>15</text:p>
          </table:table-cell>
          <table:table-cell table:style-name="ce6" table:formula="of:=[.D138]*6*[.N138]" office:value-type="float" office:value="-6.69226864231585" calcext:value-type="float">
            <text:p>-6.69226864231585</text:p>
          </table:table-cell>
          <table:table-cell table:number-columns-repeated="3"/>
          <table:table-cell table:style-name="Default" office:value-type="float" office:value="1.92836203524671" calcext:value-type="float">
            <text:p>1.92836203524671</text:p>
          </table:table-cell>
          <table:table-cell table:formula="of:=2*PI()*[.A138]*1000000000*SQRT(0.0000004*PI()*0.0000000000088541878176)" office:value-type="float" office:value="314.37675329239" calcext:value-type="float">
            <text:p>314.37675329239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8]*[.U138]*[.V138]*180/PI()" office:value-type="float" office:value="-5293.54484469654" calcext:value-type="float">
            <text:p>-5293.54484469654</text:p>
          </table:table-cell>
          <table:table-cell table:number-columns-repeated="100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-51.8955571499217" calcext:value-type="float">
            <text:p>-51.8955571499217</text:p>
          </table:table-cell>
          <table:table-cell table:style-name="Default" office:value-type="float" office:value="0.513801784541895" calcext:value-type="float">
            <text:p>0.513801784541895</text:p>
          </table:table-cell>
          <table:table-cell table:style-name="Default" office:value-type="float" office:value="-0.0466733046917857" calcext:value-type="float">
            <text:p>-0.046673304691786</text:p>
          </table:table-cell>
          <table:table-cell table:style-name="Default" office:value-type="float" office:value="-37.0663942216529" calcext:value-type="float">
            <text:p>-37.0663942216529</text:p>
          </table:table-cell>
          <table:table-cell table:style-name="Default" office:value-type="float" office:value="-0.0466733046917857" calcext:value-type="float">
            <text:p>-0.046673304691786</text:p>
          </table:table-cell>
          <table:table-cell table:style-name="Default" office:value-type="float" office:value="-37.0663942216529" calcext:value-type="float">
            <text:p>-37.0663942216529</text:p>
          </table:table-cell>
          <table:table-cell table:style-name="Default" office:value-type="float" office:value="-53.8304571750888" calcext:value-type="float">
            <text:p>-53.8304571750888</text:p>
          </table:table-cell>
          <table:table-cell table:style-name="Default" office:value-type="float" office:value="10.7908329254312" calcext:value-type="float">
            <text:p>10.7908329254312</text:p>
          </table:table-cell>
          <table:table-cell table:number-columns-repeated="4"/>
          <table:table-cell table:formula="of:=[.N138]" office:value-type="float" office:value="25.4" calcext:value-type="float">
            <text:p>25.4</text:p>
          </table:table-cell>
          <table:table-cell table:formula="of:=[.A139]" office:value-type="float" office:value="16" calcext:value-type="float">
            <text:p>16</text:p>
          </table:table-cell>
          <table:table-cell table:style-name="ce6" table:formula="of:=[.D139]*6*[.N139]" office:value-type="float" office:value="-7.11301163502814" calcext:value-type="float">
            <text:p>-7.11301163502814</text:p>
          </table:table-cell>
          <table:table-cell table:number-columns-repeated="3"/>
          <table:table-cell table:style-name="Default" office:value-type="float" office:value="1.92836221138258" calcext:value-type="float">
            <text:p>1.92836221138258</text:p>
          </table:table-cell>
          <table:table-cell table:formula="of:=2*PI()*[.A139]*1000000000*SQRT(0.0000004*PI()*0.0000000000088541878176)" office:value-type="float" office:value="335.335203511883" calcext:value-type="float">
            <text:p>335.335203511883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39]*[.U139]*[.V139]*180/PI()" office:value-type="float" office:value="-5646.44835008742" calcext:value-type="float">
            <text:p>-5646.44835008742</text:p>
          </table:table-cell>
          <table:table-cell table:number-columns-repeated="100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-51.6069528938383" calcext:value-type="float">
            <text:p>-51.6069528938383</text:p>
          </table:table-cell>
          <table:table-cell table:style-name="Default" office:value-type="float" office:value="-1.64565463501371" calcext:value-type="float">
            <text:p>-1.64565463501371</text:p>
          </table:table-cell>
          <table:table-cell table:style-name="Default" office:value-type="float" office:value="-0.0494262600213596" calcext:value-type="float">
            <text:p>-0.04942626002136</text:p>
          </table:table-cell>
          <table:table-cell table:style-name="Default" office:value-type="float" office:value="-39.3834130108133" calcext:value-type="float">
            <text:p>-39.3834130108133</text:p>
          </table:table-cell>
          <table:table-cell table:style-name="Default" office:value-type="float" office:value="-0.0494262600213596" calcext:value-type="float">
            <text:p>-0.04942626002136</text:p>
          </table:table-cell>
          <table:table-cell table:style-name="Default" office:value-type="float" office:value="-39.3834130108133" calcext:value-type="float">
            <text:p>-39.3834130108133</text:p>
          </table:table-cell>
          <table:table-cell table:style-name="Default" office:value-type="float" office:value="-53.4386860439631" calcext:value-type="float">
            <text:p>-53.4386860439631</text:p>
          </table:table-cell>
          <table:table-cell table:style-name="Default" office:value-type="float" office:value="8.06105042775763" calcext:value-type="float">
            <text:p>8.06105042775763</text:p>
          </table:table-cell>
          <table:table-cell table:number-columns-repeated="4"/>
          <table:table-cell table:formula="of:=[.N139]" office:value-type="float" office:value="25.4" calcext:value-type="float">
            <text:p>25.4</text:p>
          </table:table-cell>
          <table:table-cell table:formula="of:=[.A140]" office:value-type="float" office:value="17" calcext:value-type="float">
            <text:p>17</text:p>
          </table:table-cell>
          <table:table-cell table:style-name="ce6" table:formula="of:=[.D140]*6*[.N140]" office:value-type="float" office:value="-7.5325620272552" calcext:value-type="float">
            <text:p>-7.5325620272552</text:p>
          </table:table-cell>
          <table:table-cell table:number-columns-repeated="3"/>
          <table:table-cell table:style-name="Default" office:value-type="float" office:value="1.92836239896754" calcext:value-type="float">
            <text:p>1.92836239896754</text:p>
          </table:table-cell>
          <table:table-cell table:formula="of:=2*PI()*[.A140]*1000000000*SQRT(0.0000004*PI()*0.0000000000088541878176)" office:value-type="float" office:value="356.293653731376" calcext:value-type="float">
            <text:p>356.293653731376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0]*[.U140]*[.V140]*180/PI()" office:value-type="float" office:value="-5999.35195556576" calcext:value-type="float">
            <text:p>-5999.35195556576</text:p>
          </table:table-cell>
          <table:table-cell table:number-columns-repeated="100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-51.3457087004324" calcext:value-type="float">
            <text:p>-51.3457087004324</text:p>
          </table:table-cell>
          <table:table-cell table:style-name="Default" office:value-type="float" office:value="-3.843901172477" calcext:value-type="float">
            <text:p>-3.843901172477</text:p>
          </table:table-cell>
          <table:table-cell table:style-name="Default" office:value-type="float" office:value="-0.0521716053022354" calcext:value-type="float">
            <text:p>-0.052171605302235</text:p>
          </table:table-cell>
          <table:table-cell table:style-name="Default" office:value-type="float" office:value="-41.7004151664519" calcext:value-type="float">
            <text:p>-41.7004151664519</text:p>
          </table:table-cell>
          <table:table-cell table:style-name="Default" office:value-type="float" office:value="-0.0521716053022354" calcext:value-type="float">
            <text:p>-0.052171605302235</text:p>
          </table:table-cell>
          <table:table-cell table:style-name="Default" office:value-type="float" office:value="-41.7004151664519" calcext:value-type="float">
            <text:p>-41.7004151664519</text:p>
          </table:table-cell>
          <table:table-cell table:style-name="Default" office:value-type="float" office:value="-53.085396038908" calcext:value-type="float">
            <text:p>-53.085396038908</text:p>
          </table:table-cell>
          <table:table-cell table:style-name="Default" office:value-type="float" office:value="5.34280747219819" calcext:value-type="float">
            <text:p>5.34280747219819</text:p>
          </table:table-cell>
          <table:table-cell table:number-columns-repeated="4"/>
          <table:table-cell table:formula="of:=[.N140]" office:value-type="float" office:value="25.4" calcext:value-type="float">
            <text:p>25.4</text:p>
          </table:table-cell>
          <table:table-cell table:formula="of:=[.A141]" office:value-type="float" office:value="18" calcext:value-type="float">
            <text:p>18</text:p>
          </table:table-cell>
          <table:table-cell table:style-name="ce6" table:formula="of:=[.D141]*6*[.N141]" office:value-type="float" office:value="-7.95095264806067" calcext:value-type="float">
            <text:p>-7.95095264806067</text:p>
          </table:table-cell>
          <table:table-cell table:number-columns-repeated="3"/>
          <table:table-cell table:style-name="Default" office:value-type="float" office:value="1.92836259806776" calcext:value-type="float">
            <text:p>1.92836259806776</text:p>
          </table:table-cell>
          <table:table-cell table:formula="of:=2*PI()*[.A141]*1000000000*SQRT(0.0000004*PI()*0.0000000000088541878176)" office:value-type="float" office:value="377.252103950868" calcext:value-type="float">
            <text:p>377.252103950868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1]*[.U141]*[.V141]*180/PI()" office:value-type="float" office:value="-6352.25566763531" calcext:value-type="float">
            <text:p>-6352.25566763531</text:p>
          </table:table-cell>
          <table:table-cell table:number-columns-repeated="1001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-51.1102344764153" calcext:value-type="float">
            <text:p>-51.1102344764153</text:p>
          </table:table-cell>
          <table:table-cell table:style-name="Default" office:value-type="float" office:value="-6.07971752511157" calcext:value-type="float">
            <text:p>-6.07971752511157</text:p>
          </table:table-cell>
          <table:table-cell table:style-name="Default" office:value-type="float" office:value="-0.054909541660388" calcext:value-type="float">
            <text:p>-0.054909541660388</text:p>
          </table:table-cell>
          <table:table-cell table:style-name="Default" office:value-type="float" office:value="-44.0174018732531" calcext:value-type="float">
            <text:p>-44.0174018732531</text:p>
          </table:table-cell>
          <table:table-cell table:style-name="Default" office:value-type="float" office:value="-0.054909541660388" calcext:value-type="float">
            <text:p>-0.054909541660388</text:p>
          </table:table-cell>
          <table:table-cell table:style-name="Default" office:value-type="float" office:value="-44.0174018732531" calcext:value-type="float">
            <text:p>-44.0174018732531</text:p>
          </table:table-cell>
          <table:table-cell table:style-name="Default" office:value-type="float" office:value="-52.7674205646617" calcext:value-type="float">
            <text:p>-52.7674205646617</text:p>
          </table:table-cell>
          <table:table-cell table:style-name="Default" office:value-type="float" office:value="2.62998721158006" calcext:value-type="float">
            <text:p>2.62998721158006</text:p>
          </table:table-cell>
          <table:table-cell table:number-columns-repeated="4"/>
          <table:table-cell table:formula="of:=[.N141]" office:value-type="float" office:value="25.4" calcext:value-type="float">
            <text:p>25.4</text:p>
          </table:table-cell>
          <table:table-cell table:formula="of:=[.A142]" office:value-type="float" office:value="19" calcext:value-type="float">
            <text:p>19</text:p>
          </table:table-cell>
          <table:table-cell table:style-name="ce6" table:formula="of:=[.D142]*6*[.N142]" office:value-type="float" office:value="-8.36821414904313" calcext:value-type="float">
            <text:p>-8.36821414904313</text:p>
          </table:table-cell>
          <table:table-cell table:number-columns-repeated="3"/>
          <table:table-cell table:style-name="Default" office:value-type="float" office:value="1.92836280825794" calcext:value-type="float">
            <text:p>1.92836280825794</text:p>
          </table:table-cell>
          <table:table-cell table:formula="of:=2*PI()*[.A142]*1000000000*SQRT(0.0000004*PI()*0.0000000000088541878176)" office:value-type="float" office:value="398.210554170361" calcext:value-type="float">
            <text:p>398.210554170361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2]*[.U142]*[.V142]*180/PI()" office:value-type="float" office:value="-6705.15949113935" calcext:value-type="float">
            <text:p>-6705.15949113935</text:p>
          </table:table-cell>
          <table:table-cell table:number-columns-repeated="100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50.8991606340341" calcext:value-type="float">
            <text:p>-50.8991606340341</text:p>
          </table:table-cell>
          <table:table-cell table:style-name="Default" office:value-type="float" office:value="-8.35219673260465" calcext:value-type="float">
            <text:p>-8.35219673260465</text:p>
          </table:table-cell>
          <table:table-cell table:style-name="Default" office:value-type="float" office:value="-0.0576402584166748" calcext:value-type="float">
            <text:p>-0.057640258416675</text:p>
          </table:table-cell>
          <table:table-cell table:style-name="Default" office:value-type="float" office:value="-46.3343741039844" calcext:value-type="float">
            <text:p>-46.3343741039844</text:p>
          </table:table-cell>
          <table:table-cell table:style-name="Default" office:value-type="float" office:value="-0.0576402584166748" calcext:value-type="float">
            <text:p>-0.057640258416675</text:p>
          </table:table-cell>
          <table:table-cell table:style-name="Default" office:value-type="float" office:value="-46.3343741039844" calcext:value-type="float">
            <text:p>-46.3343741039844</text:p>
          </table:table-cell>
          <table:table-cell table:style-name="Default" office:value-type="float" office:value="-52.4821092410516" calcext:value-type="float">
            <text:p>-52.4821092410516</text:p>
          </table:table-cell>
          <table:table-cell table:style-name="Default" office:value-type="float" office:value="-0.0824791450610369" calcext:value-type="float">
            <text:p>-0.082479145061037</text:p>
          </table:table-cell>
          <table:table-cell table:number-columns-repeated="4"/>
          <table:table-cell table:formula="of:=[.N142]" office:value-type="float" office:value="25.4" calcext:value-type="float">
            <text:p>25.4</text:p>
          </table:table-cell>
          <table:table-cell table:formula="of:=[.A143]" office:value-type="float" office:value="20" calcext:value-type="float">
            <text:p>20</text:p>
          </table:table-cell>
          <table:table-cell table:style-name="ce6" table:formula="of:=[.D143]*6*[.N143]" office:value-type="float" office:value="-8.78437538270124" calcext:value-type="float">
            <text:p>-8.78437538270124</text:p>
          </table:table-cell>
          <table:table-cell table:number-columns-repeated="3"/>
          <table:table-cell table:style-name="Default" office:value-type="float" office:value="1.92836303013034" calcext:value-type="float">
            <text:p>1.92836303013034</text:p>
          </table:table-cell>
          <table:table-cell table:formula="of:=2*PI()*[.A143]*1000000000*SQRT(0.0000004*PI()*0.0000000000088541878176)" office:value-type="float" office:value="419.169004389854" calcext:value-type="float">
            <text:p>419.169004389854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3]*[.U143]*[.V143]*180/PI()" office:value-type="float" office:value="-7058.06343433424" calcext:value-type="float">
            <text:p>-7058.06343433424</text:p>
          </table:table-cell>
          <table:table-cell table:number-columns-repeated="1001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-50.7113046668638" calcext:value-type="float">
            <text:p>-50.7113046668638</text:p>
          </table:table-cell>
          <table:table-cell table:style-name="Default" office:value-type="float" office:value="-10.6607266072246" calcext:value-type="float">
            <text:p>-10.6607266072246</text:p>
          </table:table-cell>
          <table:table-cell table:style-name="Default" office:value-type="float" office:value="-0.0603639350049314" calcext:value-type="float">
            <text:p>-0.060363935004931</text:p>
          </table:table-cell>
          <table:table-cell table:style-name="Default" office:value-type="float" office:value="-48.651332665724" calcext:value-type="float">
            <text:p>-48.651332665724</text:p>
          </table:table-cell>
          <table:table-cell table:style-name="Default" office:value-type="float" office:value="-0.0603639350049314" calcext:value-type="float">
            <text:p>-0.060363935004931</text:p>
          </table:table-cell>
          <table:table-cell table:style-name="Default" office:value-type="float" office:value="-48.651332665724" calcext:value-type="float">
            <text:p>-48.651332665724</text:p>
          </table:table-cell>
          <table:table-cell table:style-name="Default" office:value-type="float" office:value="-52.2272301801631" calcext:value-type="float">
            <text:p>-52.2272301801631</text:p>
          </table:table-cell>
          <table:table-cell table:style-name="Default" office:value-type="float" office:value="-2.79890284660948" calcext:value-type="float">
            <text:p>-2.79890284660948</text:p>
          </table:table-cell>
          <table:table-cell table:number-columns-repeated="4"/>
          <table:table-cell table:formula="of:=[.N143]" office:value-type="float" office:value="25.4" calcext:value-type="float">
            <text:p>25.4</text:p>
          </table:table-cell>
          <table:table-cell table:formula="of:=[.A144]" office:value-type="float" office:value="21" calcext:value-type="float">
            <text:p>21</text:p>
          </table:table-cell>
          <table:table-cell table:style-name="ce6" table:formula="of:=[.D144]*6*[.N144]" office:value-type="float" office:value="-9.19946369475155" calcext:value-type="float">
            <text:p>-9.19946369475155</text:p>
          </table:table-cell>
          <table:table-cell table:number-columns-repeated="3"/>
          <table:table-cell table:style-name="Default" office:value-type="float" office:value="1.92836326333673" calcext:value-type="float">
            <text:p>1.92836326333673</text:p>
          </table:table-cell>
          <table:table-cell table:formula="of:=2*PI()*[.A144]*1000000000*SQRT(0.0000004*PI()*0.0000000000088541878176)" office:value-type="float" office:value="440.127454609346" calcext:value-type="float">
            <text:p>440.127454609346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4]*[.U144]*[.V144]*180/PI()" office:value-type="float" office:value="-7410.96750229546" calcext:value-type="float">
            <text:p>-7410.96750229546</text:p>
          </table:table-cell>
          <table:table-cell table:number-columns-repeated="1001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-50.5456440624707" calcext:value-type="float">
            <text:p>-50.5456440624707</text:p>
          </table:table-cell>
          <table:table-cell table:style-name="Default" office:value-type="float" office:value="-13.0049726952714" calcext:value-type="float">
            <text:p>-13.0049726952714</text:p>
          </table:table-cell>
          <table:table-cell table:style-name="Default" office:value-type="float" office:value="-0.0630807425043258" calcext:value-type="float">
            <text:p>-0.063080742504326</text:p>
          </table:table-cell>
          <table:table-cell table:style-name="Default" office:value-type="float" office:value="-50.9682782335399" calcext:value-type="float">
            <text:p>-50.9682782335399</text:p>
          </table:table-cell>
          <table:table-cell table:style-name="Default" office:value-type="float" office:value="-0.0630807425043258" calcext:value-type="float">
            <text:p>-0.063080742504326</text:p>
          </table:table-cell>
          <table:table-cell table:style-name="Default" office:value-type="float" office:value="-50.9682782335399" calcext:value-type="float">
            <text:p>-50.9682782335399</text:p>
          </table:table-cell>
          <table:table-cell table:style-name="Default" office:value-type="float" office:value="-52.0008947692639" calcext:value-type="float">
            <text:p>-52.0008947692639</text:p>
          </table:table-cell>
          <table:table-cell table:style-name="Default" office:value-type="float" office:value="-5.52304862483485" calcext:value-type="float">
            <text:p>-5.52304862483485</text:p>
          </table:table-cell>
          <table:table-cell table:number-columns-repeated="4"/>
          <table:table-cell table:formula="of:=[.N144]" office:value-type="float" office:value="25.4" calcext:value-type="float">
            <text:p>25.4</text:p>
          </table:table-cell>
          <table:table-cell table:formula="of:=[.A145]" office:value-type="float" office:value="22" calcext:value-type="float">
            <text:p>22</text:p>
          </table:table-cell>
          <table:table-cell table:style-name="ce6" table:formula="of:=[.D145]*6*[.N145]" office:value-type="float" office:value="-9.61350515765925" calcext:value-type="float">
            <text:p>-9.61350515765925</text:p>
          </table:table-cell>
          <table:table-cell table:number-columns-repeated="3"/>
          <table:table-cell table:style-name="Default" office:value-type="float" office:value="1.92836350801461" calcext:value-type="float">
            <text:p>1.92836350801461</text:p>
          </table:table-cell>
          <table:table-cell table:formula="of:=2*PI()*[.A145]*1000000000*SQRT(0.0000004*PI()*0.0000000000088541878176)" office:value-type="float" office:value="461.085904828839" calcext:value-type="float">
            <text:p>461.085904828839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5]*[.U145]*[.V145]*180/PI()" office:value-type="float" office:value="-7763.87170179918" calcext:value-type="float">
            <text:p>-7763.87170179918</text:p>
          </table:table-cell>
          <table:table-cell table:number-columns-repeated="1001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-50.401294193576" calcext:value-type="float">
            <text:p>-50.401294193576</text:p>
          </table:table-cell>
          <table:table-cell table:style-name="Default" office:value-type="float" office:value="-15.3848640827917" calcext:value-type="float">
            <text:p>-15.3848640827917</text:p>
          </table:table-cell>
          <table:table-cell table:style-name="Default" office:value-type="float" office:value="-0.065790844850811" calcext:value-type="float">
            <text:p>-0.065790844850811</text:p>
          </table:table-cell>
          <table:table-cell table:style-name="Default" office:value-type="float" office:value="-53.2852113756148" calcext:value-type="float">
            <text:p>-53.2852113756148</text:p>
          </table:table-cell>
          <table:table-cell table:style-name="Default" office:value-type="float" office:value="-0.065790844850811" calcext:value-type="float">
            <text:p>-0.065790844850811</text:p>
          </table:table-cell>
          <table:table-cell table:style-name="Default" office:value-type="float" office:value="-53.2852113756148" calcext:value-type="float">
            <text:p>-53.2852113756148</text:p>
          </table:table-cell>
          <table:table-cell table:style-name="Default" office:value-type="float" office:value="-51.8014990683308" calcext:value-type="float">
            <text:p>-51.8014990683308</text:p>
          </table:table-cell>
          <table:table-cell table:style-name="Default" office:value-type="float" office:value="-8.25829228847186" calcext:value-type="float">
            <text:p>-8.25829228847186</text:p>
          </table:table-cell>
          <table:table-cell table:number-columns-repeated="4"/>
          <table:table-cell table:formula="of:=[.N145]" office:value-type="float" office:value="25.4" calcext:value-type="float">
            <text:p>25.4</text:p>
          </table:table-cell>
          <table:table-cell table:formula="of:=[.A146]" office:value-type="float" office:value="23" calcext:value-type="float">
            <text:p>23</text:p>
          </table:table-cell>
          <table:table-cell table:style-name="ce6" table:formula="of:=[.D146]*6*[.N146]" office:value-type="float" office:value="-10.0265247552636" calcext:value-type="float">
            <text:p>-10.0265247552636</text:p>
          </table:table-cell>
          <table:table-cell table:number-columns-repeated="3"/>
          <table:table-cell table:style-name="Default" office:value-type="float" office:value="1.92836376413988" calcext:value-type="float">
            <text:p>1.92836376413988</text:p>
          </table:table-cell>
          <table:table-cell table:formula="of:=2*PI()*[.A146]*1000000000*SQRT(0.0000004*PI()*0.0000000000088541878176)" office:value-type="float" office:value="482.044355048332" calcext:value-type="float">
            <text:p>482.044355048332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6]*[.U146]*[.V146]*180/PI()" office:value-type="float" office:value="-8116.77603904204" calcext:value-type="float">
            <text:p>-8116.77603904204</text:p>
          </table:table-cell>
          <table:table-cell table:number-columns-repeated="1001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-50.2774900825848" calcext:value-type="float">
            <text:p>-50.2774900825848</text:p>
          </table:table-cell>
          <table:table-cell table:style-name="Default" office:value-type="float" office:value="-17.8005829839511" calcext:value-type="float">
            <text:p>-17.8005829839511</text:p>
          </table:table-cell>
          <table:table-cell table:style-name="Default" office:value-type="float" office:value="-0.0684943997864281" calcext:value-type="float">
            <text:p>-0.068494399786428</text:p>
          </table:table-cell>
          <table:table-cell table:style-name="Default" office:value-type="float" office:value="-55.6021325721109" calcext:value-type="float">
            <text:p>-55.6021325721109</text:p>
          </table:table-cell>
          <table:table-cell table:style-name="Default" office:value-type="float" office:value="-0.0684943997864281" calcext:value-type="float">
            <text:p>-0.068494399786428</text:p>
          </table:table-cell>
          <table:table-cell table:style-name="Default" office:value-type="float" office:value="-55.6021325721109" calcext:value-type="float">
            <text:p>-55.6021325721109</text:p>
          </table:table-cell>
          <table:table-cell table:style-name="Default" office:value-type="float" office:value="-51.627677669315" calcext:value-type="float">
            <text:p>-51.627677669315</text:p>
          </table:table-cell>
          <table:table-cell table:style-name="Default" office:value-type="float" office:value="-11.0077412775392" calcext:value-type="float">
            <text:p>-11.0077412775392</text:p>
          </table:table-cell>
          <table:table-cell table:number-columns-repeated="4"/>
          <table:table-cell table:formula="of:=[.N146]" office:value-type="float" office:value="25.4" calcext:value-type="float">
            <text:p>25.4</text:p>
          </table:table-cell>
          <table:table-cell table:formula="of:=[.A147]" office:value-type="float" office:value="24" calcext:value-type="float">
            <text:p>24</text:p>
          </table:table-cell>
          <table:table-cell table:style-name="ce6" table:formula="of:=[.D147]*6*[.N147]" office:value-type="float" office:value="-10.4385465274516" calcext:value-type="float">
            <text:p>-10.4385465274516</text:p>
          </table:table-cell>
          <table:table-cell table:number-columns-repeated="3"/>
          <table:table-cell table:style-name="Default" office:value-type="float" office:value="1.9283640316702" calcext:value-type="float">
            <text:p>1.9283640316702</text:p>
          </table:table-cell>
          <table:table-cell table:formula="of:=2*PI()*[.A147]*1000000000*SQRT(0.0000004*PI()*0.0000000000088541878176)" office:value-type="float" office:value="503.002805267824" calcext:value-type="float">
            <text:p>503.002805267824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7]*[.U147]*[.V147]*180/PI()" office:value-type="float" office:value="-8469.68052012292" calcext:value-type="float">
            <text:p>-8469.68052012292</text:p>
          </table:table-cell>
          <table:table-cell table:number-columns-repeated="1001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0.1735712677587" calcext:value-type="float">
            <text:p>-50.1735712677587</text:p>
          </table:table-cell>
          <table:table-cell table:style-name="Default" office:value-type="float" office:value="-20.2525580930543" calcext:value-type="float">
            <text:p>-20.2525580930543</text:p>
          </table:table-cell>
          <table:table-cell table:style-name="Default" office:value-type="float" office:value="-0.0711915596388545" calcext:value-type="float">
            <text:p>-0.071191559638855</text:p>
          </table:table-cell>
          <table:table-cell table:style-name="Default" office:value-type="float" office:value="-57.9190422294703" calcext:value-type="float">
            <text:p>-57.9190422294703</text:p>
          </table:table-cell>
          <table:table-cell table:style-name="Default" office:value-type="float" office:value="-0.0711915596388545" calcext:value-type="float">
            <text:p>-0.071191559638855</text:p>
          </table:table-cell>
          <table:table-cell table:style-name="Default" office:value-type="float" office:value="-57.9190422294703" calcext:value-type="float">
            <text:p>-57.9190422294703</text:p>
          </table:table-cell>
          <table:table-cell table:style-name="Default" office:value-type="float" office:value="-51.4782669632702" calcext:value-type="float">
            <text:p>-51.4782669632702</text:p>
          </table:table-cell>
          <table:table-cell table:style-name="Default" office:value-type="float" office:value="-13.7743297098849" calcext:value-type="float">
            <text:p>-13.7743297098849</text:p>
          </table:table-cell>
          <table:table-cell table:number-columns-repeated="4"/>
          <table:table-cell table:formula="of:=[.N147]" office:value-type="float" office:value="25.4" calcext:value-type="float">
            <text:p>25.4</text:p>
          </table:table-cell>
          <table:table-cell table:formula="of:=[.A148]" office:value-type="float" office:value="25" calcext:value-type="float">
            <text:p>25</text:p>
          </table:table-cell>
          <table:table-cell table:style-name="ce6" table:formula="of:=[.D148]*6*[.N148]" office:value-type="float" office:value="-10.8495936889614" calcext:value-type="float">
            <text:p>-10.8495936889614</text:p>
          </table:table-cell>
          <table:table-cell table:number-columns-repeated="3"/>
          <table:table-cell table:style-name="Default" office:value-type="float" office:value="1.92836431070365" calcext:value-type="float">
            <text:p>1.92836431070365</text:p>
          </table:table-cell>
          <table:table-cell table:formula="of:=2*PI()*[.A148]*1000000000*SQRT(0.0000004*PI()*0.0000000000088541878176)" office:value-type="float" office:value="523.961255487317" calcext:value-type="float">
            <text:p>523.961255487317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8]*[.U148]*[.V148]*180/PI()" office:value-type="float" office:value="-8822.58515175215" calcext:value-type="float">
            <text:p>-8822.58515175215</text:p>
          </table:table-cell>
          <table:table-cell table:number-columns-repeated="1001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-50.088969111116" calcext:value-type="float">
            <text:p>-50.088969111116</text:p>
          </table:table-cell>
          <table:table-cell table:style-name="Default" office:value-type="float" office:value="-22.7414620198434" calcext:value-type="float">
            <text:p>-22.7414620198434</text:p>
          </table:table-cell>
          <table:table-cell table:style-name="Default" office:value-type="float" office:value="-0.0738824719325847" calcext:value-type="float">
            <text:p>-0.073882471932585</text:p>
          </table:table-cell>
          <table:table-cell table:style-name="Default" office:value-type="float" office:value="-60.2359406914605" calcext:value-type="float">
            <text:p>-60.2359406914605</text:p>
          </table:table-cell>
          <table:table-cell table:style-name="Default" office:value-type="float" office:value="-0.0738824719325847" calcext:value-type="float">
            <text:p>-0.073882471932585</text:p>
          </table:table-cell>
          <table:table-cell table:style-name="Default" office:value-type="float" office:value="-60.2359406914605" calcext:value-type="float">
            <text:p>-60.2359406914605</text:p>
          </table:table-cell>
          <table:table-cell table:style-name="Default" office:value-type="float" office:value="-51.3522756334172" calcext:value-type="float">
            <text:p>-51.3522756334172</text:p>
          </table:table-cell>
          <table:table-cell table:style-name="Default" office:value-type="float" office:value="-16.5608955625329" calcext:value-type="float">
            <text:p>-16.5608955625329</text:p>
          </table:table-cell>
          <table:table-cell table:number-columns-repeated="4"/>
          <table:table-cell table:formula="of:=[.N148]" office:value-type="float" office:value="25.4" calcext:value-type="float">
            <text:p>25.4</text:p>
          </table:table-cell>
          <table:table-cell table:formula="of:=[.A149]" office:value-type="float" office:value="26" calcext:value-type="float">
            <text:p>26</text:p>
          </table:table-cell>
          <table:table-cell table:style-name="ce6" table:formula="of:=[.D149]*6*[.N149]" office:value-type="float" office:value="-11.2596887225259" calcext:value-type="float">
            <text:p>-11.2596887225259</text:p>
          </table:table-cell>
          <table:table-cell table:number-columns-repeated="3"/>
          <table:table-cell table:style-name="Default" office:value-type="float" office:value="1.92836460115618" calcext:value-type="float">
            <text:p>1.92836460115618</text:p>
          </table:table-cell>
          <table:table-cell table:formula="of:=2*PI()*[.A149]*1000000000*SQRT(0.0000004*PI()*0.0000000000088541878176)" office:value-type="float" office:value="544.91970570681" calcext:value-type="float">
            <text:p>544.91970570681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49]*[.U149]*[.V149]*180/PI()" office:value-type="float" office:value="-9175.48993984526" calcext:value-type="float">
            <text:p>-9175.48993984526</text:p>
          </table:table-cell>
          <table:table-cell table:number-columns-repeated="1001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-50.0231960643945" calcext:value-type="float">
            <text:p>-50.0231960643945</text:p>
          </table:table-cell>
          <table:table-cell table:style-name="Default" office:value-type="float" office:value="-25.2682124762412" calcext:value-type="float">
            <text:p>-25.2682124762412</text:p>
          </table:table-cell>
          <table:table-cell table:style-name="Default" office:value-type="float" office:value="-0.0765672798728219" calcext:value-type="float">
            <text:p>-0.076567279872822</text:p>
          </table:table-cell>
          <table:table-cell table:style-name="Default" office:value-type="float" office:value="-62.5528282475718" calcext:value-type="float">
            <text:p>-62.5528282475718</text:p>
          </table:table-cell>
          <table:table-cell table:style-name="Default" office:value-type="float" office:value="-0.0765672798728219" calcext:value-type="float">
            <text:p>-0.076567279872822</text:p>
          </table:table-cell>
          <table:table-cell table:style-name="Default" office:value-type="float" office:value="-62.5528282475718" calcext:value-type="float">
            <text:p>-62.5528282475718</text:p>
          </table:table-cell>
          <table:table-cell table:style-name="Default" office:value-type="float" office:value="-51.2488607132408" calcext:value-type="float">
            <text:p>-51.2488607132408</text:p>
          </table:table-cell>
          <table:table-cell table:style-name="Default" office:value-type="float" office:value="-19.370245755569" calcext:value-type="float">
            <text:p>-19.370245755569</text:p>
          </table:table-cell>
          <table:table-cell table:number-columns-repeated="4"/>
          <table:table-cell table:formula="of:=[.N149]" office:value-type="float" office:value="25.4" calcext:value-type="float">
            <text:p>25.4</text:p>
          </table:table-cell>
          <table:table-cell table:formula="of:=[.A150]" office:value-type="float" office:value="27" calcext:value-type="float">
            <text:p>27</text:p>
          </table:table-cell>
          <table:table-cell table:style-name="ce6" table:formula="of:=[.D150]*6*[.N150]" office:value-type="float" office:value="-11.6688534526181" calcext:value-type="float">
            <text:p>-11.6688534526181</text:p>
          </table:table-cell>
          <table:table-cell table:number-columns-repeated="3"/>
          <table:table-cell table:style-name="Default" office:value-type="float" office:value="1.92836490308115" calcext:value-type="float">
            <text:p>1.92836490308115</text:p>
          </table:table-cell>
          <table:table-cell table:formula="of:=2*PI()*[.A150]*1000000000*SQRT(0.0000004*PI()*0.0000000000088541878176)" office:value-type="float" office:value="565.878155926302" calcext:value-type="float">
            <text:p>565.878155926302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0]*[.U150]*[.V150]*180/PI()" office:value-type="float" office:value="-9528.3948909352" calcext:value-type="float">
            <text:p>-9528.3948909352</text:p>
          </table:table-cell>
          <table:table-cell table:number-columns-repeated="1001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-49.9758364862556" calcext:value-type="float">
            <text:p>-49.9758364862556</text:p>
          </table:table-cell>
          <table:table-cell table:style-name="Default" office:value-type="float" office:value="-27.8339774432669" calcext:value-type="float">
            <text:p>-27.8339774432669</text:p>
          </table:table-cell>
          <table:table-cell table:style-name="Default" office:value-type="float" office:value="-0.0792461227592752" calcext:value-type="float">
            <text:p>-0.079246122759275</text:p>
          </table:table-cell>
          <table:table-cell table:style-name="Default" office:value-type="float" office:value="-64.8697051396568" calcext:value-type="float">
            <text:p>-64.8697051396568</text:p>
          </table:table-cell>
          <table:table-cell table:style-name="Default" office:value-type="float" office:value="-0.0792461227592752" calcext:value-type="float">
            <text:p>-0.079246122759275</text:p>
          </table:table-cell>
          <table:table-cell table:style-name="Default" office:value-type="float" office:value="-64.8697051396568" calcext:value-type="float">
            <text:p>-64.8697051396568</text:p>
          </table:table-cell>
          <table:table-cell table:style-name="Default" office:value-type="float" office:value="-51.1673079768441" calcext:value-type="float">
            <text:p>-51.1673079768441</text:p>
          </table:table-cell>
          <table:table-cell table:style-name="Default" office:value-type="float" office:value="-22.2052128790254" calcext:value-type="float">
            <text:p>-22.2052128790254</text:p>
          </table:table-cell>
          <table:table-cell table:number-columns-repeated="4"/>
          <table:table-cell table:formula="of:=[.N150]" office:value-type="float" office:value="25.4" calcext:value-type="float">
            <text:p>25.4</text:p>
          </table:table-cell>
          <table:table-cell table:formula="of:=[.A151]" office:value-type="float" office:value="28" calcext:value-type="float">
            <text:p>28</text:p>
          </table:table-cell>
          <table:table-cell table:style-name="ce6" table:formula="of:=[.D151]*6*[.N151]" office:value-type="float" office:value="-12.0771091085135" calcext:value-type="float">
            <text:p>-12.0771091085135</text:p>
          </table:table-cell>
          <table:table-cell table:number-columns-repeated="3"/>
          <table:table-cell table:style-name="Default" office:value-type="float" office:value="1.92836521645847" calcext:value-type="float">
            <text:p>1.92836521645847</text:p>
          </table:table-cell>
          <table:table-cell table:formula="of:=2*PI()*[.A151]*1000000000*SQRT(0.0000004*PI()*0.0000000000088541878176)" office:value-type="float" office:value="586.836606145795" calcext:value-type="float">
            <text:p>586.836606145795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1]*[.U151]*[.V151]*180/PI()" office:value-type="float" office:value="-9881.30001121762" calcext:value-type="float">
            <text:p>-9881.30001121762</text:p>
          </table:table-cell>
          <table:table-cell table:number-columns-repeated="1001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-49.9465386722513" calcext:value-type="float">
            <text:p>-49.9465386722513</text:p>
          </table:table-cell>
          <table:table-cell table:style-name="Default" office:value-type="float" office:value="-30.4401841672021" calcext:value-type="float">
            <text:p>-30.4401841672021</text:p>
          </table:table-cell>
          <table:table-cell table:style-name="Default" office:value-type="float" office:value="-0.0819191363012473" calcext:value-type="float">
            <text:p>-0.081919136301247</text:p>
          </table:table-cell>
          <table:table-cell table:style-name="Default" office:value-type="float" office:value="-67.1865715672737" calcext:value-type="float">
            <text:p>-67.1865715672737</text:p>
          </table:table-cell>
          <table:table-cell table:style-name="Default" office:value-type="float" office:value="-0.0819191363012473" calcext:value-type="float">
            <text:p>-0.081919136301247</text:p>
          </table:table-cell>
          <table:table-cell table:style-name="Default" office:value-type="float" office:value="-67.1865715672737" calcext:value-type="float">
            <text:p>-67.1865715672737</text:p>
          </table:table-cell>
          <table:table-cell table:style-name="Default" office:value-type="float" office:value="-51.1070157132585" calcext:value-type="float">
            <text:p>-51.1070157132585</text:p>
          </table:table-cell>
          <table:table-cell table:style-name="Default" office:value-type="float" office:value="-25.0687069076677" calcext:value-type="float">
            <text:p>-25.0687069076677</text:p>
          </table:table-cell>
          <table:table-cell table:number-columns-repeated="4"/>
          <table:table-cell table:formula="of:=[.N151]" office:value-type="float" office:value="25.4" calcext:value-type="float">
            <text:p>25.4</text:p>
          </table:table-cell>
          <table:table-cell table:formula="of:=[.A152]" office:value-type="float" office:value="29" calcext:value-type="float">
            <text:p>29</text:p>
          </table:table-cell>
          <table:table-cell table:style-name="ce6" table:formula="of:=[.D152]*6*[.N152]" office:value-type="float" office:value="-12.4844763723101" calcext:value-type="float">
            <text:p>-12.4844763723101</text:p>
          </table:table-cell>
          <table:table-cell table:number-columns-repeated="3"/>
          <table:table-cell table:style-name="Default" office:value-type="float" office:value="1.92836554131273" calcext:value-type="float">
            <text:p>1.92836554131273</text:p>
          </table:table-cell>
          <table:table-cell table:formula="of:=2*PI()*[.A152]*1000000000*SQRT(0.0000004*PI()*0.0000000000088541878176)" office:value-type="float" office:value="607.795056365288" calcext:value-type="float">
            <text:p>607.795056365288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2]*[.U152]*[.V152]*180/PI()" office:value-type="float" office:value="-10234.2053071106" calcext:value-type="float">
            <text:p>-10234.2053071106</text:p>
          </table:table-cell>
          <table:table-cell table:number-columns-repeated="1001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49.9350078200352" calcext:value-type="float">
            <text:p>-49.9350078200352</text:p>
          </table:table-cell>
          <table:table-cell table:style-name="Default" office:value-type="float" office:value="-33.0885321515782" calcext:value-type="float">
            <text:p>-33.0885321515782</text:p>
          </table:table-cell>
          <table:table-cell table:style-name="Default" office:value-type="float" office:value="-0.0845864528731558" calcext:value-type="float">
            <text:p>-0.084586452873156</text:p>
          </table:table-cell>
          <table:table-cell table:style-name="Default" office:value-type="float" office:value="-69.5034276915992" calcext:value-type="float">
            <text:p>-69.5034276915992</text:p>
          </table:table-cell>
          <table:table-cell table:style-name="Default" office:value-type="float" office:value="-0.0845864528731558" calcext:value-type="float">
            <text:p>-0.084586452873156</text:p>
          </table:table-cell>
          <table:table-cell table:style-name="Default" office:value-type="float" office:value="-69.5034276915992" calcext:value-type="float">
            <text:p>-69.5034276915992</text:p>
          </table:table-cell>
          <table:table-cell table:style-name="Default" office:value-type="float" office:value="-51.0674811222309" calcext:value-type="float">
            <text:p>-51.0674811222309</text:p>
          </table:table-cell>
          <table:table-cell table:style-name="Default" office:value-type="float" office:value="-27.9637640019264" calcext:value-type="float">
            <text:p>-27.9637640019264</text:p>
          </table:table-cell>
          <table:table-cell table:number-columns-repeated="4"/>
          <table:table-cell table:formula="of:=[.N152]" office:value-type="float" office:value="25.4" calcext:value-type="float">
            <text:p>25.4</text:p>
          </table:table-cell>
          <table:table-cell table:formula="of:=[.A153]" office:value-type="float" office:value="30" calcext:value-type="float">
            <text:p>30</text:p>
          </table:table-cell>
          <table:table-cell table:style-name="ce6" table:formula="of:=[.D153]*6*[.N153]" office:value-type="float" office:value="-12.8909754178689" calcext:value-type="float">
            <text:p>-12.8909754178689</text:p>
          </table:table-cell>
          <table:table-cell table:number-columns-repeated="3"/>
          <table:table-cell table:style-name="Default" office:value-type="float" office:value="1.92836587765083" calcext:value-type="float">
            <text:p>1.92836587765083</text:p>
          </table:table-cell>
          <table:table-cell table:formula="of:=2*PI()*[.A153]*1000000000*SQRT(0.0000004*PI()*0.0000000000088541878176)" office:value-type="float" office:value="628.753506584781" calcext:value-type="float">
            <text:p>628.753506584781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3]*[.U153]*[.V153]*180/PI()" office:value-type="float" office:value="-10587.1107849531" calcext:value-type="float">
            <text:p>-10587.1107849531</text:p>
          </table:table-cell>
          <table:table-cell table:number-columns-repeated="1001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-49.9409996905114" calcext:value-type="float">
            <text:p>-49.9409996905114</text:p>
          </table:table-cell>
          <table:table-cell table:style-name="Default" office:value-type="float" office:value="-35.7810102147294" calcext:value-type="float">
            <text:p>-35.7810102147294</text:p>
          </table:table-cell>
          <table:table-cell table:style-name="Default" office:value-type="float" office:value="-0.0872482017554018" calcext:value-type="float">
            <text:p>-0.087248201755402</text:p>
          </table:table-cell>
          <table:table-cell table:style-name="Default" office:value-type="float" office:value="-71.820273638946" calcext:value-type="float">
            <text:p>-71.820273638946</text:p>
          </table:table-cell>
          <table:table-cell table:style-name="Default" office:value-type="float" office:value="-0.0872482017554018" calcext:value-type="float">
            <text:p>-0.087248201755402</text:p>
          </table:table-cell>
          <table:table-cell table:style-name="Default" office:value-type="float" office:value="-71.820273638946" calcext:value-type="float">
            <text:p>-71.820273638946</text:p>
          </table:table-cell>
          <table:table-cell table:style-name="Default" office:value-type="float" office:value="-51.0482887558232" calcext:value-type="float">
            <text:p>-51.0482887558232</text:p>
          </table:table-cell>
          <table:table-cell table:style-name="Default" office:value-type="float" office:value="-30.8935944369085" calcext:value-type="float">
            <text:p>-30.8935944369085</text:p>
          </table:table-cell>
          <table:table-cell table:number-columns-repeated="4"/>
          <table:table-cell table:formula="of:=[.N153]" office:value-type="float" office:value="25.4" calcext:value-type="float">
            <text:p>25.4</text:p>
          </table:table-cell>
          <table:table-cell table:formula="of:=[.A154]" office:value-type="float" office:value="31" calcext:value-type="float">
            <text:p>31</text:p>
          </table:table-cell>
          <table:table-cell table:style-name="ce6" table:formula="of:=[.D154]*6*[.N154]" office:value-type="float" office:value="-13.2966259475232" calcext:value-type="float">
            <text:p>-13.2966259475232</text:p>
          </table:table-cell>
          <table:table-cell table:number-columns-repeated="3"/>
          <table:table-cell table:style-name="Default" office:value-type="float" office:value="1.92836622546778" calcext:value-type="float">
            <text:p>1.92836622546778</text:p>
          </table:table-cell>
          <table:table-cell table:formula="of:=2*PI()*[.A154]*1000000000*SQRT(0.0000004*PI()*0.0000000000088541878176)" office:value-type="float" office:value="649.711956804273" calcext:value-type="float">
            <text:p>649.711956804273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4]*[.U154]*[.V154]*180/PI()" office:value-type="float" office:value="-10940.0164510216" calcext:value-type="float">
            <text:p>-10940.0164510216</text:p>
          </table:table-cell>
          <table:table-cell table:number-columns-repeated="1001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-49.9643147235088" calcext:value-type="float">
            <text:p>-49.9643147235088</text:p>
          </table:table-cell>
          <table:table-cell table:style-name="Default" office:value-type="float" office:value="-38.5199178412754" calcext:value-type="float">
            <text:p>-38.5199178412754</text:p>
          </table:table-cell>
          <table:table-cell table:style-name="Default" office:value-type="float" office:value="-0.0899045093233905" calcext:value-type="float">
            <text:p>-0.089904509323391</text:p>
          </table:table-cell>
          <table:table-cell table:style-name="Default" office:value-type="float" office:value="-74.137109503231" calcext:value-type="float">
            <text:p>-74.137109503231</text:p>
          </table:table-cell>
          <table:table-cell table:style-name="Default" office:value-type="float" office:value="-0.0899045093233905" calcext:value-type="float">
            <text:p>-0.089904509323391</text:p>
          </table:table-cell>
          <table:table-cell table:style-name="Default" office:value-type="float" office:value="-74.137109503231" calcext:value-type="float">
            <text:p>-74.137109503231</text:p>
          </table:table-cell>
          <table:table-cell table:style-name="Default" office:value-type="float" office:value="-51.0491004826785" calcext:value-type="float">
            <text:p>-51.0491004826785</text:p>
          </table:table-cell>
          <table:table-cell table:style-name="Default" office:value-type="float" office:value="-33.861631247838" calcext:value-type="float">
            <text:p>-33.861631247838</text:p>
          </table:table-cell>
          <table:table-cell table:number-columns-repeated="4"/>
          <table:table-cell table:formula="of:=[.N154]" office:value-type="float" office:value="25.4" calcext:value-type="float">
            <text:p>25.4</text:p>
          </table:table-cell>
          <table:table-cell table:formula="of:=[.A155]" office:value-type="float" office:value="32" calcext:value-type="float">
            <text:p>32</text:p>
          </table:table-cell>
          <table:table-cell table:style-name="ce6" table:formula="of:=[.D155]*6*[.N155]" office:value-type="float" office:value="-13.7014472208847" calcext:value-type="float">
            <text:p>-13.7014472208847</text:p>
          </table:table-cell>
          <table:table-cell table:number-columns-repeated="3"/>
          <table:table-cell table:style-name="Default" office:value-type="float" office:value="1.92836658476726" calcext:value-type="float">
            <text:p>1.92836658476726</text:p>
          </table:table-cell>
          <table:table-cell table:formula="of:=2*PI()*[.A155]*1000000000*SQRT(0.0000004*PI()*0.0000000000088541878176)" office:value-type="float" office:value="670.670407023766" calcext:value-type="float">
            <text:p>670.670407023766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5]*[.U155]*[.V155]*180/PI()" office:value-type="float" office:value="-11292.9223116399" calcext:value-type="float">
            <text:p>-11292.9223116399</text:p>
          </table:table-cell>
          <table:table-cell table:number-columns-repeated="1001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-50.0047924087346" calcext:value-type="float">
            <text:p>-50.0047924087346</text:p>
          </table:table-cell>
          <table:table-cell table:style-name="Default" office:value-type="float" office:value="-41.3078911158356" calcext:value-type="float">
            <text:p>-41.3078911158356</text:p>
          </table:table-cell>
          <table:table-cell table:style-name="Default" office:value-type="float" office:value="-0.092555499213799" calcext:value-type="float">
            <text:p>-0.092555499213799</text:p>
          </table:table-cell>
          <table:table-cell table:style-name="Default" office:value-type="float" office:value="-76.4539353480444" calcext:value-type="float">
            <text:p>-76.4539353480444</text:p>
          </table:table-cell>
          <table:table-cell table:style-name="Default" office:value-type="float" office:value="-0.092555499213799" calcext:value-type="float">
            <text:p>-0.092555499213799</text:p>
          </table:table-cell>
          <table:table-cell table:style-name="Default" office:value-type="float" office:value="-76.4539353480444" calcext:value-type="float">
            <text:p>-76.4539353480444</text:p>
          </table:table-cell>
          <table:table-cell table:style-name="Default" office:value-type="float" office:value="-51.0696465556639" calcext:value-type="float">
            <text:p>-51.0696465556639</text:p>
          </table:table-cell>
          <table:table-cell table:style-name="Default" office:value-type="float" office:value="-36.8715810871693" calcext:value-type="float">
            <text:p>-36.8715810871693</text:p>
          </table:table-cell>
          <table:table-cell table:number-columns-repeated="4"/>
          <table:table-cell table:formula="of:=[.N155]" office:value-type="float" office:value="25.4" calcext:value-type="float">
            <text:p>25.4</text:p>
          </table:table-cell>
          <table:table-cell table:formula="of:=[.A156]" office:value-type="float" office:value="33" calcext:value-type="float">
            <text:p>33</text:p>
          </table:table-cell>
          <table:table-cell table:style-name="ce6" table:formula="of:=[.D156]*6*[.N156]" office:value-type="float" office:value="-14.105458080183" calcext:value-type="float">
            <text:p>-14.105458080183</text:p>
          </table:table-cell>
          <table:table-cell table:number-columns-repeated="3"/>
          <table:table-cell table:style-name="Default" office:value-type="float" office:value="1.9283669556462" calcext:value-type="float">
            <text:p>1.9283669556462</text:p>
          </table:table-cell>
          <table:table-cell table:formula="of:=2*PI()*[.A156]*1000000000*SQRT(0.0000004*PI()*0.0000000000088541878176)" office:value-type="float" office:value="691.628857243259" calcext:value-type="float">
            <text:p>691.628857243259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6]*[.U156]*[.V156]*180/PI()" office:value-type="float" office:value="-11645.8283736974" calcext:value-type="float">
            <text:p>-11645.8283736974</text:p>
          </table:table-cell>
          <table:table-cell table:number-columns-repeated="1001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-50.0623056753968" calcext:value-type="float">
            <text:p>-50.0623056753968</text:p>
          </table:table-cell>
          <table:table-cell table:style-name="Default" office:value-type="float" office:value="-44.1479334676849" calcext:value-type="float">
            <text:p>-44.1479334676849</text:p>
          </table:table-cell>
          <table:table-cell table:style-name="Default" office:value-type="float" office:value="-0.0952012924919121" calcext:value-type="float">
            <text:p>-0.095201292491912</text:p>
          </table:table-cell>
          <table:table-cell table:style-name="Default" office:value-type="float" office:value="-78.7707512078638" calcext:value-type="float">
            <text:p>-78.7707512078638</text:p>
          </table:table-cell>
          <table:table-cell table:style-name="Default" office:value-type="float" office:value="-0.0952012924919121" calcext:value-type="float">
            <text:p>-0.095201292491912</text:p>
          </table:table-cell>
          <table:table-cell table:style-name="Default" office:value-type="float" office:value="-78.7707512078638" calcext:value-type="float">
            <text:p>-78.7707512078638</text:p>
          </table:table-cell>
          <table:table-cell table:style-name="Default" office:value-type="float" office:value="-51.1097173902402" calcext:value-type="float">
            <text:p>-51.1097173902402</text:p>
          </table:table-cell>
          <table:table-cell table:style-name="Default" office:value-type="float" office:value="-39.9274784221192" calcext:value-type="float">
            <text:p>-39.9274784221192</text:p>
          </table:table-cell>
          <table:table-cell table:number-columns-repeated="4"/>
          <table:table-cell table:formula="of:=[.N156]" office:value-type="float" office:value="25.4" calcext:value-type="float">
            <text:p>25.4</text:p>
          </table:table-cell>
          <table:table-cell table:formula="of:=[.A157]" office:value-type="float" office:value="34" calcext:value-type="float">
            <text:p>34</text:p>
          </table:table-cell>
          <table:table-cell table:style-name="ce6" table:formula="of:=[.D157]*6*[.N157]" office:value-type="float" office:value="-14.5086769757674" calcext:value-type="float">
            <text:p>-14.5086769757674</text:p>
          </table:table-cell>
          <table:table-cell table:number-columns-repeated="3"/>
          <table:table-cell table:style-name="Default" office:value-type="float" office:value="1.92836733813968" calcext:value-type="float">
            <text:p>1.92836733813968</text:p>
          </table:table-cell>
          <table:table-cell table:formula="of:=2*PI()*[.A157]*1000000000*SQRT(0.0000004*PI()*0.0000000000088541878176)" office:value-type="float" office:value="712.587307462751" calcext:value-type="float">
            <text:p>712.587307462751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7]*[.U157]*[.V157]*180/PI()" office:value-type="float" office:value="-11998.7346437698" calcext:value-type="float">
            <text:p>-11998.7346437698</text:p>
          </table:table-cell>
          <table:table-cell table:number-columns-repeated="1001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50.1367550965447" calcext:value-type="float">
            <text:p>-50.1367550965447</text:p>
          </table:table-cell>
          <table:table-cell table:style-name="Default" office:value-type="float" office:value="-47.0434516419317" calcext:value-type="float">
            <text:p>-47.0434516419317</text:p>
          </table:table-cell>
          <table:table-cell table:style-name="Default" office:value-type="float" office:value="-0.0978420077777582" calcext:value-type="float">
            <text:p>-0.097842007777758</text:p>
          </table:table-cell>
          <table:table-cell table:style-name="Default" office:value-type="float" office:value="-81.0875570888925" calcext:value-type="float">
            <text:p>-81.0875570888925</text:p>
          </table:table-cell>
          <table:table-cell table:style-name="Default" office:value-type="float" office:value="-0.0978420077777582" calcext:value-type="float">
            <text:p>-0.097842007777758</text:p>
          </table:table-cell>
          <table:table-cell table:style-name="Default" office:value-type="float" office:value="-81.0875570888925" calcext:value-type="float">
            <text:p>-81.0875570888925</text:p>
          </table:table-cell>
          <table:table-cell table:style-name="Default" office:value-type="float" office:value="-51.1691556644832" calcext:value-type="float">
            <text:p>-51.1691556644832</text:p>
          </table:table-cell>
          <table:table-cell table:style-name="Default" office:value-type="float" office:value="-43.0337447881686" calcext:value-type="float">
            <text:p>-43.0337447881686</text:p>
          </table:table-cell>
          <table:table-cell table:number-columns-repeated="4"/>
          <table:table-cell table:formula="of:=[.N157]" office:value-type="float" office:value="25.4" calcext:value-type="float">
            <text:p>25.4</text:p>
          </table:table-cell>
          <table:table-cell table:formula="of:=[.A158]" office:value-type="float" office:value="35" calcext:value-type="float">
            <text:p>35</text:p>
          </table:table-cell>
          <table:table-cell table:style-name="ce6" table:formula="of:=[.D158]*6*[.N158]" office:value-type="float" office:value="-14.9111219853304" calcext:value-type="float">
            <text:p>-14.9111219853304</text:p>
          </table:table-cell>
          <table:table-cell table:number-columns-repeated="3"/>
          <table:table-cell table:style-name="Default" office:value-type="float" office:value="1.9283677323155" calcext:value-type="float">
            <text:p>1.9283677323155</text:p>
          </table:table-cell>
          <table:table-cell table:formula="of:=2*PI()*[.A158]*1000000000*SQRT(0.0000004*PI()*0.0000000000088541878176)" office:value-type="float" office:value="733.545757682244" calcext:value-type="float">
            <text:p>733.545757682244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8]*[.U158]*[.V158]*180/PI()" office:value-type="float" office:value="-12351.6411286679" calcext:value-type="float">
            <text:p>-12351.6411286679</text:p>
          </table:table-cell>
          <table:table-cell table:number-columns-repeated="1001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-50.2280626325448" calcext:value-type="float">
            <text:p>-50.2280626325448</text:p>
          </table:table-cell>
          <table:table-cell table:style-name="Default" office:value-type="float" office:value="-49.9982973159407" calcext:value-type="float">
            <text:p>-49.9982973159407</text:p>
          </table:table-cell>
          <table:table-cell table:style-name="Default" office:value-type="float" office:value="-0.100477761331606" calcext:value-type="float">
            <text:p>-0.100477761331606</text:p>
          </table:table-cell>
          <table:table-cell table:style-name="Default" office:value-type="float" office:value="-83.4043529691434" calcext:value-type="float">
            <text:p>-83.4043529691434</text:p>
          </table:table-cell>
          <table:table-cell table:style-name="Default" office:value-type="float" office:value="-0.100477761331606" calcext:value-type="float">
            <text:p>-0.100477761331606</text:p>
          </table:table-cell>
          <table:table-cell table:style-name="Default" office:value-type="float" office:value="-83.4043529691434" calcext:value-type="float">
            <text:p>-83.4043529691434</text:p>
          </table:table-cell>
          <table:table-cell table:style-name="Default" office:value-type="float" office:value="-51.247848356852" calcext:value-type="float">
            <text:p>-51.247848356852</text:p>
          </table:table-cell>
          <table:table-cell table:style-name="Default" office:value-type="float" office:value="-46.1952539424693" calcext:value-type="float">
            <text:p>-46.1952539424693</text:p>
          </table:table-cell>
          <table:table-cell table:number-columns-repeated="4"/>
          <table:table-cell table:formula="of:=[.N158]" office:value-type="float" office:value="25.4" calcext:value-type="float">
            <text:p>25.4</text:p>
          </table:table-cell>
          <table:table-cell table:formula="of:=[.A159]" office:value-type="float" office:value="36" calcext:value-type="float">
            <text:p>36</text:p>
          </table:table-cell>
          <table:table-cell table:style-name="ce6" table:formula="of:=[.D159]*6*[.N159]" office:value-type="float" office:value="-15.3128108269368" calcext:value-type="float">
            <text:p>-15.3128108269368</text:p>
          </table:table-cell>
          <table:table-cell table:number-columns-repeated="3"/>
          <table:table-cell table:style-name="Default" office:value-type="float" office:value="1.92836813714077" calcext:value-type="float">
            <text:p>1.92836813714077</text:p>
          </table:table-cell>
          <table:table-cell table:formula="of:=2*PI()*[.A159]*1000000000*SQRT(0.0000004*PI()*0.0000000000088541878176)" office:value-type="float" office:value="754.504207901737" calcext:value-type="float">
            <text:p>754.504207901737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59]*[.U159]*[.V159]*180/PI()" office:value-type="float" office:value="-12704.5478280007" calcext:value-type="float">
            <text:p>-12704.5478280007</text:p>
          </table:table-cell>
          <table:table-cell table:number-columns-repeated="1001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-50.3361646340549" calcext:value-type="float">
            <text:p>-50.3361646340549</text:p>
          </table:table-cell>
          <table:table-cell table:style-name="Default" office:value-type="float" office:value="-53.0168145515319" calcext:value-type="float">
            <text:p>-53.0168145515319</text:p>
          </table:table-cell>
          <table:table-cell table:style-name="Default" office:value-type="float" office:value="-0.103108667044131" calcext:value-type="float">
            <text:p>-0.103108667044131</text:p>
          </table:table-cell>
          <table:table-cell table:style-name="Default" office:value-type="float" office:value="-85.7211387978646" calcext:value-type="float">
            <text:p>-85.7211387978646</text:p>
          </table:table-cell>
          <table:table-cell table:style-name="Default" office:value-type="float" office:value="-0.103108667044131" calcext:value-type="float">
            <text:p>-0.103108667044131</text:p>
          </table:table-cell>
          <table:table-cell table:style-name="Default" office:value-type="float" office:value="-85.7211387978646" calcext:value-type="float">
            <text:p>-85.7211387978646</text:p>
          </table:table-cell>
          <table:table-cell table:style-name="Default" office:value-type="float" office:value="-51.3457182882398" calcext:value-type="float">
            <text:p>-51.3457182882398</text:p>
          </table:table-cell>
          <table:table-cell table:style-name="Default" office:value-type="float" office:value="-49.4174045929508" calcext:value-type="float">
            <text:p>-49.4174045929508</text:p>
          </table:table-cell>
          <table:table-cell table:number-columns-repeated="4"/>
          <table:table-cell table:formula="of:=[.N159]" office:value-type="float" office:value="25.4" calcext:value-type="float">
            <text:p>25.4</text:p>
          </table:table-cell>
          <table:table-cell table:formula="of:=[.A160]" office:value-type="float" office:value="37" calcext:value-type="float">
            <text:p>37</text:p>
          </table:table-cell>
          <table:table-cell table:style-name="ce6" table:formula="of:=[.D160]*6*[.N160]" office:value-type="float" office:value="-15.7137608575256" calcext:value-type="float">
            <text:p>-15.7137608575256</text:p>
          </table:table-cell>
          <table:table-cell table:number-columns-repeated="3"/>
          <table:table-cell table:style-name="Default" office:value-type="float" office:value="1.92836855403299" calcext:value-type="float">
            <text:p>1.92836855403299</text:p>
          </table:table-cell>
          <table:table-cell table:formula="of:=2*PI()*[.A160]*1000000000*SQRT(0.0000004*PI()*0.0000000000088541878176)" office:value-type="float" office:value="775.462658121229" calcext:value-type="float">
            <text:p>775.462658121229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0]*[.U160]*[.V160]*180/PI()" office:value-type="float" office:value="-13057.4547572132" calcext:value-type="float">
            <text:p>-13057.4547572132</text:p>
          </table:table-cell>
          <table:table-cell table:number-columns-repeated="1001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-50.4610037615469" calcext:value-type="float">
            <text:p>-50.4610037615469</text:p>
          </table:table-cell>
          <table:table-cell table:style-name="Default" office:value-type="float" office:value="-56.1038933971356" calcext:value-type="float">
            <text:p>-56.1038933971356</text:p>
          </table:table-cell>
          <table:table-cell table:style-name="Default" office:value-type="float" office:value="-0.105734836315536" calcext:value-type="float">
            <text:p>-0.105734836315536</text:p>
          </table:table-cell>
          <table:table-cell table:style-name="Default" office:value-type="float" office:value="-88.0379144945539" calcext:value-type="float">
            <text:p>-88.0379144945539</text:p>
          </table:table-cell>
          <table:table-cell table:style-name="Default" office:value-type="float" office:value="-0.105734836315536" calcext:value-type="float">
            <text:p>-0.105734836315536</text:p>
          </table:table-cell>
          <table:table-cell table:style-name="Default" office:value-type="float" office:value="-88.0379144945539" calcext:value-type="float">
            <text:p>-88.0379144945539</text:p>
          </table:table-cell>
          <table:table-cell table:style-name="Default" office:value-type="float" office:value="-51.4627146758155" calcext:value-type="float">
            <text:p>-51.4627146758155</text:p>
          </table:table-cell>
          <table:table-cell table:style-name="Default" office:value-type="float" office:value="-52.7062018273941" calcext:value-type="float">
            <text:p>-52.7062018273941</text:p>
          </table:table-cell>
          <table:table-cell table:number-columns-repeated="4"/>
          <table:table-cell table:formula="of:=[.N160]" office:value-type="float" office:value="25.4" calcext:value-type="float">
            <text:p>25.4</text:p>
          </table:table-cell>
          <table:table-cell table:formula="of:=[.A161]" office:value-type="float" office:value="38" calcext:value-type="float">
            <text:p>38</text:p>
          </table:table-cell>
          <table:table-cell table:style-name="ce6" table:formula="of:=[.D161]*6*[.N161]" office:value-type="float" office:value="-16.1139890544877" calcext:value-type="float">
            <text:p>-16.1139890544877</text:p>
          </table:table-cell>
          <table:table-cell table:number-columns-repeated="3"/>
          <table:table-cell table:style-name="Default" office:value-type="float" office:value="1.92836898248037" calcext:value-type="float">
            <text:p>1.92836898248037</text:p>
          </table:table-cell>
          <table:table-cell table:formula="of:=2*PI()*[.A161]*1000000000*SQRT(0.0000004*PI()*0.0000000000088541878176)" office:value-type="float" office:value="796.421108340722" calcext:value-type="float">
            <text:p>796.421108340722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1]*[.U161]*[.V161]*180/PI()" office:value-type="float" office:value="-13410.3619193712" calcext:value-type="float">
            <text:p>-13410.3619193712</text:p>
          </table:table-cell>
          <table:table-cell table:number-columns-repeated="1001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-50.6025193990661" calcext:value-type="float">
            <text:p>-50.6025193990661</text:p>
          </table:table-cell>
          <table:table-cell table:style-name="Default" office:value-type="float" office:value="-59.2650297871516" calcext:value-type="float">
            <text:p>-59.2650297871516</text:p>
          </table:table-cell>
          <table:table-cell table:style-name="Default" office:value-type="float" office:value="-0.108356377751324" calcext:value-type="float">
            <text:p>-0.108356377751324</text:p>
          </table:table-cell>
          <table:table-cell table:style-name="Default" office:value-type="float" office:value="-90.3546799480785" calcext:value-type="float">
            <text:p>-90.3546799480785</text:p>
          </table:table-cell>
          <table:table-cell table:style-name="Default" office:value-type="float" office:value="-0.108356377751324" calcext:value-type="float">
            <text:p>-0.108356377751324</text:p>
          </table:table-cell>
          <table:table-cell table:style-name="Default" office:value-type="float" office:value="-90.3546799480785" calcext:value-type="float">
            <text:p>-90.3546799480785</text:p>
          </table:table-cell>
          <table:table-cell table:style-name="Default" office:value-type="float" office:value="-51.5988021468605" calcext:value-type="float">
            <text:p>-51.5988021468605</text:p>
          </table:table-cell>
          <table:table-cell table:style-name="Default" office:value-type="float" office:value="-56.0683485830267" calcext:value-type="float">
            <text:p>-56.0683485830267</text:p>
          </table:table-cell>
          <table:table-cell table:number-columns-repeated="4"/>
          <table:table-cell table:formula="of:=[.N161]" office:value-type="float" office:value="25.4" calcext:value-type="float">
            <text:p>25.4</text:p>
          </table:table-cell>
          <table:table-cell table:formula="of:=[.A162]" office:value-type="float" office:value="39" calcext:value-type="float">
            <text:p>39</text:p>
          </table:table-cell>
          <table:table-cell table:style-name="ce6" table:formula="of:=[.D162]*6*[.N162]" office:value-type="float" office:value="-16.5135119693018" calcext:value-type="float">
            <text:p>-16.5135119693018</text:p>
          </table:table-cell>
          <table:table-cell table:number-columns-repeated="3"/>
          <table:table-cell table:style-name="Default" office:value-type="float" office:value="1.92836942246236" calcext:value-type="float">
            <text:p>1.92836942246236</text:p>
          </table:table-cell>
          <table:table-cell table:formula="of:=2*PI()*[.A162]*1000000000*SQRT(0.0000004*PI()*0.0000000000088541878176)" office:value-type="float" office:value="817.379558560215" calcext:value-type="float">
            <text:p>817.379558560215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2]*[.U162]*[.V162]*180/PI()" office:value-type="float" office:value="-13763.2693206721" calcext:value-type="float">
            <text:p>-13763.2693206721</text:p>
          </table:table-cell>
          <table:table-cell table:number-columns-repeated="1001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50.7606360696681" calcext:value-type="float">
            <text:p>-50.7606360696681</text:p>
          </table:table-cell>
          <table:table-cell table:style-name="Default" office:value-type="float" office:value="-62.5063913015151" calcext:value-type="float">
            <text:p>-62.5063913015151</text:p>
          </table:table-cell>
          <table:table-cell table:style-name="Default" office:value-type="float" office:value="-0.110973396697941" calcext:value-type="float">
            <text:p>-0.110973396697941</text:p>
          </table:table-cell>
          <table:table-cell table:style-name="Default" office:value-type="float" office:value="-92.6714350160976" calcext:value-type="float">
            <text:p>-92.6714350160976</text:p>
          </table:table-cell>
          <table:table-cell table:style-name="Default" office:value-type="float" office:value="-0.110973396697941" calcext:value-type="float">
            <text:p>-0.110973396697941</text:p>
          </table:table-cell>
          <table:table-cell table:style-name="Default" office:value-type="float" office:value="-92.6714350160976" calcext:value-type="float">
            <text:p>-92.6714350160976</text:p>
          </table:table-cell>
          <table:table-cell table:style-name="Default" office:value-type="float" office:value="-51.7539474858409" calcext:value-type="float">
            <text:p>-51.7539474858409</text:p>
          </table:table-cell>
          <table:table-cell table:style-name="Default" office:value-type="float" office:value="-59.5113481728802" calcext:value-type="float">
            <text:p>-59.5113481728802</text:p>
          </table:table-cell>
          <table:table-cell table:number-columns-repeated="4"/>
          <table:table-cell table:formula="of:=[.N162]" office:value-type="float" office:value="25.4" calcext:value-type="float">
            <text:p>25.4</text:p>
          </table:table-cell>
          <table:table-cell table:formula="of:=[.A163]" office:value-type="float" office:value="40" calcext:value-type="float">
            <text:p>40</text:p>
          </table:table-cell>
          <table:table-cell table:style-name="ce6" table:formula="of:=[.D163]*6*[.N163]" office:value-type="float" office:value="-16.9123456567662" calcext:value-type="float">
            <text:p>-16.9123456567662</text:p>
          </table:table-cell>
          <table:table-cell table:number-columns-repeated="3"/>
          <table:table-cell table:style-name="Default" office:value-type="float" office:value="1.92836987402537" calcext:value-type="float">
            <text:p>1.92836987402537</text:p>
          </table:table-cell>
          <table:table-cell table:formula="of:=2*PI()*[.A163]*1000000000*SQRT(0.0000004*PI()*0.0000000000088541878176)" office:value-type="float" office:value="838.338008779707" calcext:value-type="float">
            <text:p>838.338008779707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3]*[.U163]*[.V163]*180/PI()" office:value-type="float" office:value="-14116.1769677883" calcext:value-type="float">
            <text:p>-14116.1769677883</text:p>
          </table:table-cell>
          <table:table-cell table:number-columns-repeated="1001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-50.9352492072378" calcext:value-type="float">
            <text:p>-50.9352492072378</text:p>
          </table:table-cell>
          <table:table-cell table:style-name="Default" office:value-type="float" office:value="-65.8348884208482" calcext:value-type="float">
            <text:p>-65.8348884208482</text:p>
          </table:table-cell>
          <table:table-cell table:style-name="Default" office:value-type="float" office:value="-0.113585994648157" calcext:value-type="float">
            <text:p>-0.113585994648157</text:p>
          </table:table-cell>
          <table:table-cell table:style-name="Default" office:value-type="float" office:value="-94.9881795261502" calcext:value-type="float">
            <text:p>-94.9881795261502</text:p>
          </table:table-cell>
          <table:table-cell table:style-name="Default" office:value-type="float" office:value="-0.113585994648157" calcext:value-type="float">
            <text:p>-0.113585994648157</text:p>
          </table:table-cell>
          <table:table-cell table:style-name="Default" office:value-type="float" office:value="-94.9881795261502" calcext:value-type="float">
            <text:p>-94.9881795261502</text:p>
          </table:table-cell>
          <table:table-cell table:style-name="Default" office:value-type="float" office:value="-51.9281032890431" calcext:value-type="float">
            <text:p>-51.9281032890431</text:p>
          </table:table-cell>
          <table:table-cell table:style-name="Default" office:value-type="float" office:value="-63.0436184882231" calcext:value-type="float">
            <text:p>-63.0436184882231</text:p>
          </table:table-cell>
          <table:table-cell table:number-columns-repeated="4"/>
          <table:table-cell table:formula="of:=[.N163]" office:value-type="float" office:value="25.4" calcext:value-type="float">
            <text:p>25.4</text:p>
          </table:table-cell>
          <table:table-cell table:formula="of:=[.A164]" office:value-type="float" office:value="41" calcext:value-type="float">
            <text:p>41</text:p>
          </table:table-cell>
          <table:table-cell table:style-name="ce6" table:formula="of:=[.D164]*6*[.N164]" office:value-type="float" office:value="-17.3105055843791" calcext:value-type="float">
            <text:p>-17.3105055843791</text:p>
          </table:table-cell>
          <table:table-cell table:number-columns-repeated="3"/>
          <table:table-cell table:style-name="Default" office:value-type="float" office:value="1.92837033712666" calcext:value-type="float">
            <text:p>1.92837033712666</text:p>
          </table:table-cell>
          <table:table-cell table:formula="of:=2*PI()*[.A164]*1000000000*SQRT(0.0000004*PI()*0.0000000000088541878176)" office:value-type="float" office:value="859.2964589992" calcext:value-type="float">
            <text:p>859.2964589992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4]*[.U164]*[.V164]*180/PI()" office:value-type="float" office:value="-14469.0848667574" calcext:value-type="float">
            <text:p>-14469.0848667574</text:p>
          </table:table-cell>
          <table:table-cell table:number-columns-repeated="1001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-51.1262075450678" calcext:value-type="float">
            <text:p>-51.1262075450678</text:p>
          </table:table-cell>
          <table:table-cell table:style-name="Default" office:value-type="float" office:value="-69.2582494978494" calcext:value-type="float">
            <text:p>-69.2582494978494</text:p>
          </table:table-cell>
          <table:table-cell table:style-name="Default" office:value-type="float" office:value="-0.116194268625065" calcext:value-type="float">
            <text:p>-0.116194268625065</text:p>
          </table:table-cell>
          <table:table-cell table:style-name="Default" office:value-type="float" office:value="-97.3049132776493" calcext:value-type="float">
            <text:p>-97.3049132776493</text:p>
          </table:table-cell>
          <table:table-cell table:style-name="Default" office:value-type="float" office:value="-0.116194268625065" calcext:value-type="float">
            <text:p>-0.116194268625065</text:p>
          </table:table-cell>
          <table:table-cell table:style-name="Default" office:value-type="float" office:value="-97.3049132776493" calcext:value-type="float">
            <text:p>-97.3049132776493</text:p>
          </table:table-cell>
          <table:table-cell table:style-name="Default" office:value-type="float" office:value="-52.1211873932489" calcext:value-type="float">
            <text:p>-52.1211873932489</text:p>
          </table:table-cell>
          <table:table-cell table:style-name="Default" office:value-type="float" office:value="-66.674617559357" calcext:value-type="float">
            <text:p>-66.674617559357</text:p>
          </table:table-cell>
          <table:table-cell table:number-columns-repeated="4"/>
          <table:table-cell table:formula="of:=[.N164]" office:value-type="float" office:value="25.4" calcext:value-type="float">
            <text:p>25.4</text:p>
          </table:table-cell>
          <table:table-cell table:formula="of:=[.A165]" office:value-type="float" office:value="42" calcext:value-type="float">
            <text:p>42</text:p>
          </table:table-cell>
          <table:table-cell table:style-name="ce6" table:formula="of:=[.D165]*6*[.N165]" office:value-type="float" office:value="-17.7080065384599" calcext:value-type="float">
            <text:p>-17.7080065384599</text:p>
          </table:table-cell>
          <table:table-cell table:number-columns-repeated="3"/>
          <table:table-cell table:style-name="Default" office:value-type="float" office:value="1.92837081182028" calcext:value-type="float">
            <text:p>1.92837081182028</text:p>
          </table:table-cell>
          <table:table-cell table:formula="of:=2*PI()*[.A165]*1000000000*SQRT(0.0000004*PI()*0.0000000000088541878176)" office:value-type="float" office:value="880.254909218693" calcext:value-type="float">
            <text:p>880.254909218693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5]*[.U165]*[.V165]*180/PI()" office:value-type="float" office:value="-14821.9930243296" calcext:value-type="float">
            <text:p>-14821.9930243296</text:p>
          </table:table-cell>
          <table:table-cell table:number-columns-repeated="1001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-51.3332912025815" calcext:value-type="float">
            <text:p>-51.3332912025815</text:p>
          </table:table-cell>
          <table:table-cell table:style-name="Default" office:value-type="float" office:value="-72.7850974470993" calcext:value-type="float">
            <text:p>-72.7850974470993</text:p>
          </table:table-cell>
          <table:table-cell table:style-name="Default" office:value-type="float" office:value="-0.118798310681122" calcext:value-type="float">
            <text:p>-0.118798310681122</text:p>
          </table:table-cell>
          <table:table-cell table:style-name="Default" office:value-type="float" office:value="-99.6216360461612" calcext:value-type="float">
            <text:p>-99.6216360461612</text:p>
          </table:table-cell>
          <table:table-cell table:style-name="Default" office:value-type="float" office:value="-0.118798310681122" calcext:value-type="float">
            <text:p>-0.118798310681122</text:p>
          </table:table-cell>
          <table:table-cell table:style-name="Default" office:value-type="float" office:value="-99.6216360461612" calcext:value-type="float">
            <text:p>-99.6216360461612</text:p>
          </table:table-cell>
          <table:table-cell table:style-name="Default" office:value-type="float" office:value="-52.3330567547096" calcext:value-type="float">
            <text:p>-52.3330567547096</text:p>
          </table:table-cell>
          <table:table-cell table:style-name="Default" office:value-type="float" office:value="-70.4149790980853" calcext:value-type="float">
            <text:p>-70.4149790980853</text:p>
          </table:table-cell>
          <table:table-cell table:number-columns-repeated="4"/>
          <table:table-cell table:formula="of:=[.N165]" office:value-type="float" office:value="25.4" calcext:value-type="float">
            <text:p>25.4</text:p>
          </table:table-cell>
          <table:table-cell table:formula="of:=[.A166]" office:value-type="float" office:value="43" calcext:value-type="float">
            <text:p>43</text:p>
          </table:table-cell>
          <table:table-cell table:style-name="ce6" table:formula="of:=[.D166]*6*[.N166]" office:value-type="float" office:value="-18.104862547803" calcext:value-type="float">
            <text:p>-18.104862547803</text:p>
          </table:table-cell>
          <table:table-cell table:number-columns-repeated="3"/>
          <table:table-cell table:style-name="Default" office:value-type="float" office:value="1.92837129808241" calcext:value-type="float">
            <text:p>1.92837129808241</text:p>
          </table:table-cell>
          <table:table-cell table:formula="of:=2*PI()*[.A166]*1000000000*SQRT(0.0000004*PI()*0.0000000000088541878176)" office:value-type="float" office:value="901.213359438185" calcext:value-type="float">
            <text:p>901.213359438185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6]*[.U166]*[.V166]*180/PI()" office:value-type="float" office:value="-15174.9014466817" calcext:value-type="float">
            <text:p>-15174.9014466817</text:p>
          </table:table-cell>
          <table:table-cell table:number-columns-repeated="1001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-51.5561844184717" calcext:value-type="float">
            <text:p>-51.5561844184717</text:p>
          </table:table-cell>
          <table:table-cell table:style-name="Default" office:value-type="float" office:value="-76.425023725109" calcext:value-type="float">
            <text:p>-76.425023725109</text:p>
          </table:table-cell>
          <table:table-cell table:style-name="Default" office:value-type="float" office:value="-0.121398207636794" calcext:value-type="float">
            <text:p>-0.121398207636794</text:p>
          </table:table-cell>
          <table:table-cell table:style-name="Default" office:value-type="float" office:value="-101.938347588308" calcext:value-type="float">
            <text:p>-101.938347588308</text:p>
          </table:table-cell>
          <table:table-cell table:style-name="Default" office:value-type="float" office:value="-0.121398207636794" calcext:value-type="float">
            <text:p>-0.121398207636794</text:p>
          </table:table-cell>
          <table:table-cell table:style-name="Default" office:value-type="float" office:value="-101.938347588308" calcext:value-type="float">
            <text:p>-101.938347588308</text:p>
          </table:table-cell>
          <table:table-cell table:style-name="Default" office:value-type="float" office:value="-52.5634739993998" calcext:value-type="float">
            <text:p>-52.5634739993998</text:p>
          </table:table-cell>
          <table:table-cell table:style-name="Default" office:value-type="float" office:value="-74.2766542240563" calcext:value-type="float">
            <text:p>-74.2766542240563</text:p>
          </table:table-cell>
          <table:table-cell table:number-columns-repeated="4"/>
          <table:table-cell table:formula="of:=[.N166]" office:value-type="float" office:value="25.4" calcext:value-type="float">
            <text:p>25.4</text:p>
          </table:table-cell>
          <table:table-cell table:formula="of:=[.A167]" office:value-type="float" office:value="44" calcext:value-type="float">
            <text:p>44</text:p>
          </table:table-cell>
          <table:table-cell table:style-name="ce6" table:formula="of:=[.D167]*6*[.N167]" office:value-type="float" office:value="-18.5010868438474" calcext:value-type="float">
            <text:p>-18.5010868438474</text:p>
          </table:table-cell>
          <table:table-cell table:number-columns-repeated="3"/>
          <table:table-cell table:style-name="Default" office:value-type="float" office:value="1.92837179596351" calcext:value-type="float">
            <text:p>1.92837179596351</text:p>
          </table:table-cell>
          <table:table-cell table:formula="of:=2*PI()*[.A167]*1000000000*SQRT(0.0000004*PI()*0.0000000000088541878176)" office:value-type="float" office:value="922.171809657678" calcext:value-type="float">
            <text:p>922.171809657678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7]*[.U167]*[.V167]*180/PI()" office:value-type="float" office:value="-15527.8101405716" calcext:value-type="float">
            <text:p>-15527.8101405716</text:p>
          </table:table-cell>
          <table:table-cell table:number-columns-repeated="1001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51.7944417235393" calcext:value-type="float">
            <text:p>-51.7944417235393</text:p>
          </table:table-cell>
          <table:table-cell table:style-name="Default" office:value-type="float" office:value="-80.1886533060053" calcext:value-type="float">
            <text:p>-80.1886533060053</text:p>
          </table:table-cell>
          <table:table-cell table:style-name="Default" office:value-type="float" office:value="-0.123994041083814" calcext:value-type="float">
            <text:p>-0.123994041083814</text:p>
          </table:table-cell>
          <table:table-cell table:style-name="Default" office:value-type="float" office:value="-104.255047646927" calcext:value-type="float">
            <text:p>-104.255047646927</text:p>
          </table:table-cell>
          <table:table-cell table:style-name="Default" office:value-type="float" office:value="-0.123994041083814" calcext:value-type="float">
            <text:p>-0.123994041083814</text:p>
          </table:table-cell>
          <table:table-cell table:style-name="Default" office:value-type="float" office:value="-104.255047646927" calcext:value-type="float">
            <text:p>-104.255047646927</text:p>
          </table:table-cell>
          <table:table-cell table:style-name="Default" office:value-type="float" office:value="-52.8120645228751" calcext:value-type="float">
            <text:p>-52.8120645228751</text:p>
          </table:table-cell>
          <table:table-cell table:style-name="Default" office:value-type="float" office:value="-78.2730527116916" calcext:value-type="float">
            <text:p>-78.2730527116916</text:p>
          </table:table-cell>
          <table:table-cell table:number-columns-repeated="4"/>
          <table:table-cell table:formula="of:=[.N167]" office:value-type="float" office:value="25.4" calcext:value-type="float">
            <text:p>25.4</text:p>
          </table:table-cell>
          <table:table-cell table:formula="of:=[.A168]" office:value-type="float" office:value="45" calcext:value-type="float">
            <text:p>45</text:p>
          </table:table-cell>
          <table:table-cell table:style-name="ce6" table:formula="of:=[.D168]*6*[.N168]" office:value-type="float" office:value="-18.8966918611733" calcext:value-type="float">
            <text:p>-18.8966918611733</text:p>
          </table:table-cell>
          <table:table-cell table:number-columns-repeated="3"/>
          <table:table-cell table:style-name="Default" office:value-type="float" office:value="1.92837230542905" calcext:value-type="float">
            <text:p>1.92837230542905</text:p>
          </table:table-cell>
          <table:table-cell table:formula="of:=2*PI()*[.A168]*1000000000*SQRT(0.0000004*PI()*0.0000000000088541878176)" office:value-type="float" office:value="943.130259877171" calcext:value-type="float">
            <text:p>943.130259877171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8]*[.U168]*[.V168]*180/PI()" office:value-type="float" office:value="-15880.7191120938" calcext:value-type="float">
            <text:p>-15880.7191120938</text:p>
          </table:table-cell>
          <table:table-cell table:number-columns-repeated="1001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-52.0474462108169" calcext:value-type="float">
            <text:p>-52.0474462108169</text:p>
          </table:table-cell>
          <table:table-cell table:style-name="Default" office:value-type="float" office:value="-84.0876905279342" calcext:value-type="float">
            <text:p>-84.0876905279342</text:p>
          </table:table-cell>
          <table:table-cell table:style-name="Default" office:value-type="float" office:value="-0.126585887620194" calcext:value-type="float">
            <text:p>-0.126585887620194</text:p>
          </table:table-cell>
          <table:table-cell table:style-name="Default" office:value-type="float" office:value="-106.571735955211" calcext:value-type="float">
            <text:p>-106.571735955211</text:p>
          </table:table-cell>
          <table:table-cell table:style-name="Default" office:value-type="float" office:value="-0.126585887620194" calcext:value-type="float">
            <text:p>-0.126585887620194</text:p>
          </table:table-cell>
          <table:table-cell table:style-name="Default" office:value-type="float" office:value="-106.571735955211" calcext:value-type="float">
            <text:p>-106.571735955211</text:p>
          </table:table-cell>
          <table:table-cell table:style-name="Default" office:value-type="float" office:value="-53.0782615694946" calcext:value-type="float">
            <text:p>-53.0782615694946</text:p>
          </table:table-cell>
          <table:table-cell table:style-name="Default" office:value-type="float" office:value="-82.4191718080504" calcext:value-type="float">
            <text:p>-82.4191718080504</text:p>
          </table:table-cell>
          <table:table-cell table:number-columns-repeated="4"/>
          <table:table-cell table:formula="of:=[.N168]" office:value-type="float" office:value="25.4" calcext:value-type="float">
            <text:p>25.4</text:p>
          </table:table-cell>
          <table:table-cell table:formula="of:=[.A169]" office:value-type="float" office:value="46" calcext:value-type="float">
            <text:p>46</text:p>
          </table:table-cell>
          <table:table-cell table:style-name="ce6" table:formula="of:=[.D169]*6*[.N169]" office:value-type="float" office:value="-19.2916892733176" calcext:value-type="float">
            <text:p>-19.2916892733176</text:p>
          </table:table-cell>
          <table:table-cell table:number-columns-repeated="3"/>
          <table:table-cell table:style-name="Default" office:value-type="float" office:value="1.9283728265097" calcext:value-type="float">
            <text:p>1.9283728265097</text:p>
          </table:table-cell>
          <table:table-cell table:formula="of:=2*PI()*[.A169]*1000000000*SQRT(0.0000004*PI()*0.0000000000088541878176)" office:value-type="float" office:value="964.088710096663" calcext:value-type="float">
            <text:p>964.088710096663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69]*[.U169]*[.V169]*180/PI()" office:value-type="float" office:value="-16233.6283678667" calcext:value-type="float">
            <text:p>-16233.6283678667</text:p>
          </table:table-cell>
          <table:table-cell table:number-columns-repeated="1001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-52.3143586108658" calcext:value-type="float">
            <text:p>-52.3143586108658</text:p>
          </table:table-cell>
          <table:table-cell table:style-name="Default" office:value-type="float" office:value="-88.1349310822035" calcext:value-type="float">
            <text:p>-88.1349310822035</text:p>
          </table:table-cell>
          <table:table-cell table:style-name="Default" office:value-type="float" office:value="-0.129173819213872" calcext:value-type="float">
            <text:p>-0.129173819213872</text:p>
          </table:table-cell>
          <table:table-cell table:style-name="Default" office:value-type="float" office:value="-108.888412239946" calcext:value-type="float">
            <text:p>-108.888412239946</text:p>
          </table:table-cell>
          <table:table-cell table:style-name="Default" office:value-type="float" office:value="-0.129173819213872" calcext:value-type="float">
            <text:p>-0.129173819213872</text:p>
          </table:table-cell>
          <table:table-cell table:style-name="Default" office:value-type="float" office:value="-108.888412239946" calcext:value-type="float">
            <text:p>-108.888412239946</text:p>
          </table:table-cell>
          <table:table-cell table:style-name="Default" office:value-type="float" office:value="-53.3612363719407" calcext:value-type="float">
            <text:p>-53.3612363719407</text:p>
          </table:table-cell>
          <table:table-cell table:style-name="Default" office:value-type="float" office:value="-86.731693781066" calcext:value-type="float">
            <text:p>-86.731693781066</text:p>
          </table:table-cell>
          <table:table-cell table:number-columns-repeated="4"/>
          <table:table-cell table:formula="of:=[.N169]" office:value-type="float" office:value="25.4" calcext:value-type="float">
            <text:p>25.4</text:p>
          </table:table-cell>
          <table:table-cell table:formula="of:=[.A170]" office:value-type="float" office:value="47" calcext:value-type="float">
            <text:p>47</text:p>
          </table:table-cell>
          <table:table-cell table:style-name="ce6" table:formula="of:=[.D170]*6*[.N170]" office:value-type="float" office:value="-19.6860900481941" calcext:value-type="float">
            <text:p>-19.6860900481941</text:p>
          </table:table-cell>
          <table:table-cell table:number-columns-repeated="3"/>
          <table:table-cell table:style-name="Default" office:value-type="float" office:value="1.92837335919268" calcext:value-type="float">
            <text:p>1.92837335919268</text:p>
          </table:table-cell>
          <table:table-cell table:formula="of:=2*PI()*[.A170]*1000000000*SQRT(0.0000004*PI()*0.0000000000088541878176)" office:value-type="float" office:value="985.047160316156" calcext:value-type="float">
            <text:p>985.047160316156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70]*[.U170]*[.V170]*180/PI()" office:value-type="float" office:value="-16586.5379141572" calcext:value-type="float">
            <text:p>-16586.5379141572</text:p>
          </table:table-cell>
          <table:table-cell table:number-columns-repeated="1001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-52.5940559647561" calcext:value-type="float">
            <text:p>-52.5940559647561</text:p>
          </table:table-cell>
          <table:table-cell table:style-name="Default" office:value-type="float" office:value="-92.3442187391728" calcext:value-type="float">
            <text:p>-92.3442187391728</text:p>
          </table:table-cell>
          <table:table-cell table:style-name="Default" office:value-type="float" office:value="-0.131757903573051" calcext:value-type="float">
            <text:p>-0.131757903573051</text:p>
          </table:table-cell>
          <table:table-cell table:style-name="Default" office:value-type="float" office:value="-111.205076222941" calcext:value-type="float">
            <text:p>-111.205076222941</text:p>
          </table:table-cell>
          <table:table-cell table:style-name="Default" office:value-type="float" office:value="-0.131757903573051" calcext:value-type="float">
            <text:p>-0.131757903573051</text:p>
          </table:table-cell>
          <table:table-cell table:style-name="Default" office:value-type="float" office:value="-111.205076222941" calcext:value-type="float">
            <text:p>-111.205076222941</text:p>
          </table:table-cell>
          <table:table-cell table:style-name="Default" office:value-type="float" office:value="-53.6598102801716" calcext:value-type="float">
            <text:p>-53.6598102801716</text:p>
          </table:table-cell>
          <table:table-cell table:style-name="Default" office:value-type="float" office:value="-91.2290219684454" calcext:value-type="float">
            <text:p>-91.2290219684454</text:p>
          </table:table-cell>
          <table:table-cell table:number-columns-repeated="4"/>
          <table:table-cell table:formula="of:=[.N170]" office:value-type="float" office:value="25.4" calcext:value-type="float">
            <text:p>25.4</text:p>
          </table:table-cell>
          <table:table-cell table:formula="of:=[.A171]" office:value-type="float" office:value="48" calcext:value-type="float">
            <text:p>48</text:p>
          </table:table-cell>
          <table:table-cell table:style-name="ce6" table:formula="of:=[.D171]*6*[.N171]" office:value-type="float" office:value="-20.079904504533" calcext:value-type="float">
            <text:p>-20.079904504533</text:p>
          </table:table-cell>
          <table:table-cell table:number-columns-repeated="3"/>
          <table:table-cell table:style-name="Default" office:value-type="float" office:value="1.92837390353566" calcext:value-type="float">
            <text:p>1.92837390353566</text:p>
          </table:table-cell>
          <table:table-cell table:formula="of:=2*PI()*[.A171]*1000000000*SQRT(0.0000004*PI()*0.0000000000088541878176)" office:value-type="float" office:value="1006.00561053565" calcext:value-type="float">
            <text:p>1006.00561053565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71]*[.U171]*[.V171]*180/PI()" office:value-type="float" office:value="-16939.4477578419" calcext:value-type="float">
            <text:p>-16939.4477578419</text:p>
          </table:table-cell>
          <table:table-cell table:number-columns-repeated="1001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-52.8850592533733" calcext:value-type="float">
            <text:p>-52.8850592533733</text:p>
          </table:table-cell>
          <table:table-cell table:style-name="Default" office:value-type="float" office:value="-96.7303176342578" calcext:value-type="float">
            <text:p>-96.7303176342578</text:p>
          </table:table-cell>
          <table:table-cell table:style-name="Default" office:value-type="float" office:value="-0.134338204430906" calcext:value-type="float">
            <text:p>-0.134338204430906</text:p>
          </table:table-cell>
          <table:table-cell table:style-name="Default" office:value-type="float" office:value="-113.521727622089" calcext:value-type="float">
            <text:p>-113.521727622089</text:p>
          </table:table-cell>
          <table:table-cell table:style-name="Default" office:value-type="float" office:value="-0.134338204430906" calcext:value-type="float">
            <text:p>-0.134338204430906</text:p>
          </table:table-cell>
          <table:table-cell table:style-name="Default" office:value-type="float" office:value="-113.521727622089" calcext:value-type="float">
            <text:p>-113.521727622089</text:p>
          </table:table-cell>
          <table:table-cell table:style-name="Default" office:value-type="float" office:value="-53.9723461468962" calcext:value-type="float">
            <text:p>-53.9723461468962</text:p>
          </table:table-cell>
          <table:table-cell table:style-name="Default" office:value-type="float" office:value="-95.931210467402" calcext:value-type="float">
            <text:p>-95.931210467402</text:p>
          </table:table-cell>
          <table:table-cell table:number-columns-repeated="4"/>
          <table:table-cell table:formula="of:=[.N171]" office:value-type="float" office:value="25.4" calcext:value-type="float">
            <text:p>25.4</text:p>
          </table:table-cell>
          <table:table-cell table:formula="of:=[.A172]" office:value-type="float" office:value="49" calcext:value-type="float">
            <text:p>49</text:p>
          </table:table-cell>
          <table:table-cell table:style-name="ce6" table:formula="of:=[.D172]*6*[.N172]" office:value-type="float" office:value="-20.4731423552701" calcext:value-type="float">
            <text:p>-20.4731423552701</text:p>
          </table:table-cell>
          <table:table-cell table:number-columns-repeated="3"/>
          <table:table-cell table:style-name="Default" office:value-type="float" office:value="1.92837445951548" calcext:value-type="float">
            <text:p>1.92837445951548</text:p>
          </table:table-cell>
          <table:table-cell table:formula="of:=2*PI()*[.A172]*1000000000*SQRT(0.0000004*PI()*0.0000000000088541878176)" office:value-type="float" office:value="1026.96406075514" calcext:value-type="float">
            <text:p>1026.96406075514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72]*[.U172]*[.V172]*180/PI()" office:value-type="float" office:value="-17292.3579051146" calcext:value-type="float">
            <text:p>-17292.3579051146</text:p>
          </table:table-cell>
          <table:table-cell table:number-columns-repeated="1001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3.1854504330205" calcext:value-type="float">
            <text:p>-53.1854504330205</text:p>
          </table:table-cell>
          <table:table-cell table:style-name="Default" office:value-type="float" office:value="-101.308660879848" calcext:value-type="float">
            <text:p>-101.308660879848</text:p>
          </table:table-cell>
          <table:table-cell table:style-name="Default" office:value-type="float" office:value="-0.136914781741842" calcext:value-type="float">
            <text:p>-0.136914781741842</text:p>
          </table:table-cell>
          <table:table-cell table:style-name="Default" office:value-type="float" office:value="-115.838366151335" calcext:value-type="float">
            <text:p>-115.838366151335</text:p>
          </table:table-cell>
          <table:table-cell table:style-name="Default" office:value-type="float" office:value="-0.136914781741842" calcext:value-type="float">
            <text:p>-0.136914781741842</text:p>
          </table:table-cell>
          <table:table-cell table:style-name="Default" office:value-type="float" office:value="-115.838366151335" calcext:value-type="float">
            <text:p>-115.838366151335</text:p>
          </table:table-cell>
          <table:table-cell table:style-name="Default" office:value-type="float" office:value="-54.29661744773" calcext:value-type="float">
            <text:p>-54.29661744773</text:p>
          </table:table-cell>
          <table:table-cell table:style-name="Default" office:value-type="float" office:value="-100.859722011204" calcext:value-type="float">
            <text:p>-100.859722011204</text:p>
          </table:table-cell>
          <table:table-cell table:number-columns-repeated="4"/>
          <table:table-cell table:formula="of:=[.N172]" office:value-type="float" office:value="25.4" calcext:value-type="float">
            <text:p>25.4</text:p>
          </table:table-cell>
          <table:table-cell table:formula="of:=[.A173]" office:value-type="float" office:value="50" calcext:value-type="float">
            <text:p>50</text:p>
          </table:table-cell>
          <table:table-cell table:style-name="ce6" table:formula="of:=[.D173]*6*[.N173]" office:value-type="float" office:value="-20.8658127374567" calcext:value-type="float">
            <text:p>-20.8658127374567</text:p>
          </table:table-cell>
          <table:table-cell table:number-columns-repeated="3"/>
          <table:table-cell table:style-name="Default" office:value-type="float" office:value="1.92837502711975" calcext:value-type="float">
            <text:p>1.92837502711975</text:p>
          </table:table-cell>
          <table:table-cell table:formula="of:=2*PI()*[.A173]*1000000000*SQRT(0.0000004*PI()*0.0000000000088541878176)" office:value-type="float" office:value="1047.92251097463" calcext:value-type="float">
            <text:p>1047.92251097463</text:p>
          </table:table-cell>
          <table:table-cell table:formula="of:=6*25.4/1000" office:value-type="float" office:value="0.1524" calcext:value-type="float">
            <text:p>0.1524</text:p>
          </table:table-cell>
          <table:table-cell table:formula="of:=-[.T173]*[.U173]*[.V173]*180/PI()+49*360" office:value-type="float" office:value="-5.2683622508157" calcext:value-type="float">
            <text:p>-5.2683622508157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6"/>
          <table:table-cell table:number-columns-repeated="1008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0" loext:min-decimal-places="0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0:21:23.17858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22T10:22:25.943126152</dc:date>
    <meta:generator>LibreOffice/6.4.7.2$Linux_X86_64 LibreOffice_project/40$Build-2</meta:generator>
    <meta:editing-duration>P2DT3H52M22S</meta:editing-duration>
    <meta:editing-cycles>40</meta:editing-cycles>
    <meta:document-statistic meta:table-count="1" meta:cell-count="1462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loext:try-staggering-first="true" chart:link-data-style-to-source="true" chart:axis-position="-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-25" chart:maximum="-0" chart:origin="-25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one" chart:link-data-style-to-source="true"/>
      <style:graphic-properties svg:stroke-width="0.025cm" svg:stroke-color="#ff6600" draw:fill-color="#ff66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5cm" svg:height="7.168cm" xlink:href=".." xlink:type="simple" chart:class="chart:scatter" chart:style-name="ch1">
        <chart:legend chart:legend-position="end" svg:x="10.178cm" svg:y="2.787cm" style:legend-expansion="high" chart:style-name="ch2"/>
        <chart:plot-area chart:style-name="ch3" table:cell-range-address="3D.D3:3D.E111 3D.A1:3D.A1 3D.G1:3D.G1 3D.K3:3D.K53 3D.A121:3D.A121 3D.P123:3D.P173" chart:data-source-has-labels="row" svg:x="1.545cm" svg:y="0.143cm" svg:width="8.318cm" svg:height="5.682cm">
          <chartooo:coordinate-region svg:x="2.255cm" svg:y="0.369cm" svg:width="7.369cm" svg:height="4.906cm"/>
          <chart:axis chart:dimension="x" chart:name="primary-x" chart:style-name="ch4">
            <chart:title svg:x="3.994cm" svg:y="5.969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866cm" chart:style-name="ch8">
              <text:p>Insertion Loss, dB</text:p>
            </chart:title>
            <chart:grid chart:style-name="ch6" chart:class="major"/>
          </chart:axis>
          <chart:series chart:style-name="ch9" chart:values-cell-range-address="3D.E3:3D.E111" chart:label-cell-address="3D.A1:3D.A1" chart:class="chart:scatter">
            <chart:domain table:cell-range-address="3D.D3:3D.D111"/>
            <chart:data-point chart:repeated="109"/>
          </chart:series>
          <chart:series chart:style-name="ch10" chart:values-cell-range-address="3D.K3:3D.K53" chart:label-cell-address="3D.G1:3D.G1" chart:class="chart:scatter">
            <chart:domain table:cell-range-address="3D.J3:3D.J53"/>
            <chart:data-point chart:repeated="51"/>
          </chart:series>
          <chart:series chart:style-name="ch11" chart:values-cell-range-address="3D.P123:3D.P173" chart:label-cell-address="3D.A121:3D.A121" chart:class="chart:scatter">
            <chart:domain table:cell-range-address="3D.O123:3D.O173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 - Simonovich</text:p>
                <draw:g>
                  <svg:desc>3D.A1:3D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imulated - Simonovich</text:p>
                <draw:g>
                  <svg:desc>3D.G1:3D.G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Simulated – OpenParEM3D</text:p>
                <draw:g>
                  <svg:desc>3D.A121:3D.A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3D.D3:3D.D111</svg:desc>
                </draw:g>
              </table:table-cell>
              <table:table-cell office:value-type="float" office:value="-0.271">
                <text:p>-0.271</text:p>
                <draw:g>
                  <svg:desc>3D.E3:3D.E111</svg:desc>
                </draw:g>
              </table:table-cell>
              <table:table-cell office:value-type="float" office:value="0.3">
                <text:p>0.3</text:p>
                <draw:g>
                  <svg:desc>3D.J3:3D.J53</svg:desc>
                </draw:g>
              </table:table-cell>
              <table:table-cell office:value-type="float" office:value="-0.271">
                <text:p>-0.271</text:p>
                <draw:g>
                  <svg:desc>3D.K3:3D.K53</svg:desc>
                </draw:g>
              </table:table-cell>
              <table:table-cell office:value-type="float" office:value="0.3">
                <text:p>0.3</text:p>
                <draw:g>
                  <svg:desc>3D.O123:3D.O173</svg:desc>
                </draw:g>
              </table:table-cell>
              <table:table-cell office:value-type="float" office:value="-0.510579594935154">
                <text:p>-0.510579594935154</text:p>
                <draw:g>
                  <svg:desc>3D.P123:3D.P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  <table:table-cell office:value-type="float" office:value="1">
                <text:p>1</text:p>
              </table:table-cell>
              <table:table-cell office:value-type="float" office:value="-0.67907956376229">
                <text:p>-0.67907956376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  <table:table-cell office:value-type="float" office:value="2">
                <text:p>2</text:p>
              </table:table-cell>
              <table:table-cell office:value-type="float" office:value="-1.09631330592751">
                <text:p>-1.09631330592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779">
                <text:p>3.00779</text:p>
              </table:table-cell>
              <table:table-cell office:value-type="float" office:value="-1.54">
                <text:p>-1.54</text:p>
              </table:table-cell>
              <table:table-cell office:value-type="float" office:value="3.0018">
                <text:p>3.0018</text:p>
              </table:table-cell>
              <table:table-cell office:value-type="float" office:value="-1.5633">
                <text:p>-1.5633</text:p>
              </table:table-cell>
              <table:table-cell office:value-type="float" office:value="3">
                <text:p>3</text:p>
              </table:table-cell>
              <table:table-cell office:value-type="float" office:value="-1.5332078531199">
                <text:p>-1.5332078531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839">
                <text:p>4.00839</text:p>
              </table:table-cell>
              <table:table-cell office:value-type="float" office:value="-1.94">
                <text:p>-1.94</text:p>
              </table:table-cell>
              <table:table-cell office:value-type="float" office:value="4.00839">
                <text:p>4.00839</text:p>
              </table:table-cell>
              <table:table-cell office:value-type="float" office:value="-2.0167">
                <text:p>-2.0167</text:p>
              </table:table-cell>
              <table:table-cell office:value-type="float" office:value="4">
                <text:p>4</text:p>
              </table:table-cell>
              <table:table-cell office:value-type="float" office:value="-1.9715478275045">
                <text:p>-1.9715478275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498">
                <text:p>5.01498</text:p>
              </table:table-cell>
              <table:table-cell office:value-type="float" office:value="-2.3367">
                <text:p>-2.3367</text:p>
              </table:table-cell>
              <table:table-cell office:value-type="float" office:value="5">
                <text:p>5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  <table:table-cell office:value-type="float" office:value="-2.40869852412865">
                <text:p>-2.40869852412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79390420899855">
                <text:p>-2.79390420899855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87010159651669">
                <text:p>-2.87010159651669</text:p>
              </table:table-cell>
              <table:table-cell office:value-type="float" office:value="6">
                <text:p>6</text:p>
              </table:table-cell>
              <table:table-cell office:value-type="float" office:value="-2.84443988399378">
                <text:p>-2.84443988399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8579935868072">
                <text:p>6.98579935868072</text:p>
              </table:table-cell>
              <table:table-cell office:value-type="float" office:value="-3.20029027576197">
                <text:p>-3.20029027576197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3.27648766328012">
                <text:p>-3.27648766328012</text:p>
              </table:table-cell>
              <table:table-cell office:value-type="float" office:value="7">
                <text:p>7</text:p>
              </table:table-cell>
              <table:table-cell office:value-type="float" office:value="-3.27818264626018">
                <text:p>-3.27818264626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58127721335269">
                <text:p>-3.5812772133526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70827285921626">
                <text:p>-3.70827285921626</text:p>
              </table:table-cell>
              <table:table-cell office:value-type="float" office:value="8">
                <text:p>8</text:p>
              </table:table-cell>
              <table:table-cell office:value-type="float" office:value="-3.71015715578239">
                <text:p>-3.71015715578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846999541915">
                <text:p>8.97846999541915</text:p>
              </table:table-cell>
              <table:table-cell office:value-type="float" office:value="-4.01306240928883">
                <text:p>-4.01306240928883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4.16545718432511">
                <text:p>-4.16545718432511</text:p>
              </table:table-cell>
              <table:table-cell office:value-type="float" office:value="9">
                <text:p>9</text:p>
              </table:table-cell>
              <table:table-cell office:value-type="float" office:value="-4.1404967483027">
                <text:p>-4.1404967483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6335318369217">
                <text:p>9.96335318369217</text:p>
              </table:table-cell>
              <table:table-cell office:value-type="float" office:value="-4.44484760522496">
                <text:p>-4.44484760522496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4.57184325108853">
                <text:p>-4.57184325108853</text:p>
              </table:table-cell>
              <table:table-cell office:value-type="float" office:value="10">
                <text:p>10</text:p>
              </table:table-cell>
              <table:table-cell office:value-type="float" office:value="-4.56928897411405">
                <text:p>-4.56928897411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9404489235">
                <text:p>10.99404489235</text:p>
              </table:table-cell>
              <table:table-cell office:value-type="float" office:value="-4.8766328011611">
                <text:p>-4.8766328011611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5.00362844702467">
                <text:p>-5.00362844702467</text:p>
              </table:table-cell>
              <table:table-cell office:value-type="float" office:value="11">
                <text:p>11</text:p>
              </table:table-cell>
              <table:table-cell office:value-type="float" office:value="-4.99660653242204">
                <text:p>-4.99660653242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25761973875181">
                <text:p>-5.25761973875181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4100145137881">
                <text:p>-5.4100145137881</text:p>
              </table:table-cell>
              <table:table-cell office:value-type="float" office:value="12">
                <text:p>12</text:p>
              </table:table-cell>
              <table:table-cell office:value-type="float" office:value="-5.42251193297553">
                <text:p>-5.42251193297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63860667634253">
                <text:p>-5.63860667634253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81640058055153">
                <text:p>-5.81640058055153</text:p>
              </table:table-cell>
              <table:table-cell office:value-type="float" office:value="13">
                <text:p>13</text:p>
              </table:table-cell>
              <table:table-cell office:value-type="float" office:value="-5.84705961102513">
                <text:p>-5.84705961102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945029775538">
                <text:p>13.9945029775538</text:p>
              </table:table-cell>
              <table:table-cell office:value-type="float" office:value="-6.17198838896952">
                <text:p>-6.17198838896952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6.24818577648766">
                <text:p>-6.24818577648766</text:p>
              </table:table-cell>
              <table:table-cell office:value-type="float" office:value="14">
                <text:p>14</text:p>
              </table:table-cell>
              <table:table-cell office:value-type="float" office:value="-6.27029755895699">
                <text:p>-6.27029755895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793861658268">
                <text:p>14.9793861658268</text:p>
              </table:table-cell>
              <table:table-cell office:value-type="float" office:value="-6.55297532656023">
                <text:p>-6.55297532656023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6.65457184325109">
                <text:p>-6.65457184325109</text:p>
              </table:table-cell>
              <table:table-cell office:value-type="float" office:value="15">
                <text:p>15</text:p>
              </table:table-cell>
              <table:table-cell office:value-type="float" office:value="-6.69226864231585">
                <text:p>-6.69226864231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642693540999">
                <text:p>15.9642693540999</text:p>
              </table:table-cell>
              <table:table-cell office:value-type="float" office:value="-6.93396226415094">
                <text:p>-6.93396226415094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7.06095791001452">
                <text:p>-7.06095791001452</text:p>
              </table:table-cell>
              <table:table-cell office:value-type="float" office:value="16">
                <text:p>16</text:p>
              </table:table-cell>
              <table:table-cell office:value-type="float" office:value="-7.11301163502814">
                <text:p>-7.11301163502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36574746008708">
                <text:p>-7.3657474600870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51814223512337">
                <text:p>-7.51814223512337</text:p>
              </table:table-cell>
              <table:table-cell office:value-type="float" office:value="17">
                <text:p>17</text:p>
              </table:table-cell>
              <table:table-cell office:value-type="float" office:value="-7.5325620272552">
                <text:p>-7.5325620272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77213352685051">
                <text:p>-7.77213352685051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89912917271408">
                <text:p>-7.89912917271408</text:p>
              </table:table-cell>
              <table:table-cell office:value-type="float" office:value="18">
                <text:p>18</text:p>
              </table:table-cell>
              <table:table-cell office:value-type="float" office:value="-7.95095264806067">
                <text:p>-7.95095264806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22931785195936">
                <text:p>-8.2293178519593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33091436865022">
                <text:p>-8.33091436865022</text:p>
              </table:table-cell>
              <table:table-cell office:value-type="float" office:value="19">
                <text:p>19</text:p>
              </table:table-cell>
              <table:table-cell office:value-type="float" office:value="-8.36821414904313">
                <text:p>-8.36821414904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954191479615">
                <text:p>19.9954191479615</text:p>
              </table:table-cell>
              <table:table-cell office:value-type="float" office:value="-8.61030478955007">
                <text:p>-8.61030478955007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8.68650217706822">
                <text:p>-8.68650217706822</text:p>
              </table:table-cell>
              <table:table-cell office:value-type="float" office:value="20">
                <text:p>20</text:p>
              </table:table-cell>
              <table:table-cell office:value-type="float" office:value="-8.78437538270124">
                <text:p>-8.78437538270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261108566193">
                <text:p>21.0261108566193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1">
                <text:p>21</text:p>
              </table:table-cell>
              <table:table-cell office:value-type="float" office:value="-9.19946369475155">
                <text:p>-9.19946369475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">
                <text:p>22</text:p>
              </table:table-cell>
              <table:table-cell office:value-type="float" office:value="-9.61350515765925">
                <text:p>-9.61350515765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72972972973">
                <text:p>22.972972972973</text:p>
              </table:table-cell>
              <table:table-cell office:value-type="float" office:value="-9.98185776487664">
                <text:p>-9.98185776487664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-9.93105950653121">
                <text:p>-9.93105950653121</text:p>
              </table:table-cell>
              <table:table-cell office:value-type="float" office:value="23">
                <text:p>23</text:p>
              </table:table-cell>
              <table:table-cell office:value-type="float" office:value="-10.0265247552636">
                <text:p>-10.0265247552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807604214384">
                <text:p>23.9807604214384</text:p>
              </table:table-cell>
              <table:table-cell office:value-type="float" office:value="-10.4390420899855">
                <text:p>-10.4390420899855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-10.3628447024673">
                <text:p>-10.3628447024673</text:p>
              </table:table-cell>
              <table:table-cell office:value-type="float" office:value="24">
                <text:p>24</text:p>
              </table:table-cell>
              <table:table-cell office:value-type="float" office:value="-10.4385465274516">
                <text:p>-10.4385465274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0114521300962">
                <text:p>25.0114521300962</text:p>
              </table:table-cell>
              <table:table-cell office:value-type="float" office:value="-10.8200290275762">
                <text:p>-10.820029027576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-10.7438316400581">
                <text:p>-10.7438316400581</text:p>
              </table:table-cell>
              <table:table-cell office:value-type="float" office:value="25">
                <text:p>25</text:p>
              </table:table-cell>
              <table:table-cell office:value-type="float" office:value="-10.8495936889614">
                <text:p>-10.8495936889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963353183692">
                <text:p>25.9963353183692</text:p>
              </table:table-cell>
              <table:table-cell office:value-type="float" office:value="-11.3026124818578">
                <text:p>-11.3026124818578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-11.1502177068215">
                <text:p>-11.1502177068215</text:p>
              </table:table-cell>
              <table:table-cell office:value-type="float" office:value="26">
                <text:p>26</text:p>
              </table:table-cell>
              <table:table-cell office:value-type="float" office:value="-11.2596887225259">
                <text:p>-11.2596887225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041227668346">
                <text:p>27.0041227668346</text:p>
              </table:table-cell>
              <table:table-cell office:value-type="float" office:value="-11.7089985486212">
                <text:p>-11.708998548621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-11.5312046444122">
                <text:p>-11.5312046444122</text:p>
              </table:table-cell>
              <table:table-cell office:value-type="float" office:value="27">
                <text:p>27</text:p>
              </table:table-cell>
              <table:table-cell office:value-type="float" office:value="-11.6688534526181">
                <text:p>-11.6688534526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2.0899854862119">
                <text:p>-12.089985486211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1.9629898403483">
                <text:p>-11.9629898403483</text:p>
              </table:table-cell>
              <table:table-cell office:value-type="float" office:value="28">
                <text:p>28</text:p>
              </table:table-cell>
              <table:table-cell office:value-type="float" office:value="-12.0771091085135">
                <text:p>-12.0771091085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5471698113208">
                <text:p>-12.5471698113208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343976777939">
                <text:p>-12.343976777939</text:p>
              </table:table-cell>
              <table:table-cell office:value-type="float" office:value="29">
                <text:p>29</text:p>
              </table:table-cell>
              <table:table-cell office:value-type="float" office:value="-12.4844763723101">
                <text:p>-12.4844763723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816765918461">
                <text:p>29.9816765918461</text:p>
              </table:table-cell>
              <table:table-cell office:value-type="float" office:value="-13.0043541364296">
                <text:p>-13.004354136429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-12.7249637155298">
                <text:p>-12.7249637155298</text:p>
              </table:table-cell>
              <table:table-cell office:value-type="float" office:value="30">
                <text:p>30</text:p>
              </table:table-cell>
              <table:table-cell office:value-type="float" office:value="-12.8909754178689">
                <text:p>-12.8909754178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5771873568484">
                <text:p>30.5771873568484</text:p>
              </table:table-cell>
              <table:table-cell office:value-type="float" office:value="-13.2075471698113">
                <text:p>-13.207547169811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1313497822932">
                <text:p>-13.1313497822932</text:p>
              </table:table-cell>
              <table:table-cell office:value-type="float" office:value="31">
                <text:p>31</text:p>
              </table:table-cell>
              <table:table-cell office:value-type="float" office:value="-13.2966259475232">
                <text:p>-13.2966259475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3853410740203">
                <text:p>-13.3853410740203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5377358490566">
                <text:p>-13.5377358490566</text:p>
              </table:table-cell>
              <table:table-cell office:value-type="float" office:value="32">
                <text:p>32</text:p>
              </table:table-cell>
              <table:table-cell office:value-type="float" office:value="-13.7014472208847">
                <text:p>-13.70144722088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39166284929">
                <text:p>31.539166284929</text:p>
              </table:table-cell>
              <table:table-cell office:value-type="float" office:value="-13.6393323657475">
                <text:p>-13.6393323657475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-13.9187227866473">
                <text:p>-13.9187227866473</text:p>
              </table:table-cell>
              <table:table-cell office:value-type="float" office:value="33">
                <text:p>33</text:p>
              </table:table-cell>
              <table:table-cell office:value-type="float" office:value="-14.105458080183">
                <text:p>-14.105458080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8171262699565">
                <text:p>-13.8171262699565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-14.3251088534107">
                <text:p>-14.3251088534107</text:p>
              </table:table-cell>
              <table:table-cell office:value-type="float" office:value="34">
                <text:p>34</text:p>
              </table:table-cell>
              <table:table-cell office:value-type="float" office:value="-14.5086769757674">
                <text:p>-14.5086769757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524049473202">
                <text:p>32.524049473202</text:p>
              </table:table-cell>
              <table:table-cell office:value-type="float" office:value="-14.0203193033382">
                <text:p>-14.0203193033382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-14.7060957910015">
                <text:p>-14.7060957910015</text:p>
              </table:table-cell>
              <table:table-cell office:value-type="float" office:value="35">
                <text:p>35</text:p>
              </table:table-cell>
              <table:table-cell office:value-type="float" office:value="-14.9111219853304">
                <text:p>-14.9111219853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0050389372423">
                <text:p>33.0050389372423</text:p>
              </table:table-cell>
              <table:table-cell office:value-type="float" office:value="-14.2235123367199">
                <text:p>-14.2235123367199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0870827285922">
                <text:p>-15.0870827285922</text:p>
              </table:table-cell>
              <table:table-cell office:value-type="float" office:value="36">
                <text:p>36</text:p>
              </table:table-cell>
              <table:table-cell office:value-type="float" office:value="-15.3128108269368">
                <text:p>-15.3128108269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5547411818598">
                <text:p>33.5547411818598</text:p>
              </table:table-cell>
              <table:table-cell office:value-type="float" office:value="-14.4267053701016">
                <text:p>-14.4267053701016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-15.4934687953556">
                <text:p>-15.4934687953556</text:p>
              </table:table-cell>
              <table:table-cell office:value-type="float" office:value="37">
                <text:p>37</text:p>
              </table:table-cell>
              <table:table-cell office:value-type="float" office:value="-15.7137608575256">
                <text:p>-15.7137608575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9899221255153">
                <text:p>33.9899221255153</text:p>
              </table:table-cell>
              <table:table-cell office:value-type="float" office:value="-14.655297532656">
                <text:p>-14.655297532656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5.8490566037736">
                <text:p>-15.8490566037736</text:p>
              </table:table-cell>
              <table:table-cell office:value-type="float" office:value="38">
                <text:p>38</text:p>
              </table:table-cell>
              <table:table-cell office:value-type="float" office:value="-16.1139890544877">
                <text:p>-16.11398905448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5396243701328">
                <text:p>34.5396243701328</text:p>
              </table:table-cell>
              <table:table-cell office:value-type="float" office:value="-14.8838896952105">
                <text:p>-14.8838896952105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255442670537">
                <text:p>-16.255442670537</text:p>
              </table:table-cell>
              <table:table-cell office:value-type="float" office:value="39">
                <text:p>39</text:p>
              </table:table-cell>
              <table:table-cell office:value-type="float" office:value="-16.5135119693018">
                <text:p>-16.5135119693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9977095739808">
                <text:p>34.9977095739808</text:p>
              </table:table-cell>
              <table:table-cell office:value-type="float" office:value="-15.010885341074">
                <text:p>-15.010885341074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-16.6364296081277">
                <text:p>-16.6364296081277</text:p>
              </table:table-cell>
              <table:table-cell office:value-type="float" office:value="40">
                <text:p>40</text:p>
              </table:table-cell>
              <table:table-cell office:value-type="float" office:value="-16.9123456567662">
                <text:p>-16.9123456567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5474118185983">
                <text:p>35.5474118185983</text:p>
              </table:table-cell>
              <table:table-cell office:value-type="float" office:value="-15.3410740203193">
                <text:p>-15.3410740203193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-17.0428156748911">
                <text:p>-17.0428156748911</text:p>
              </table:table-cell>
              <table:table-cell office:value-type="float" office:value="41">
                <text:p>41</text:p>
              </table:table-cell>
              <table:table-cell office:value-type="float" office:value="-17.3105055843791">
                <text:p>-17.3105055843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5696661828737">
                <text:p>-15.5696661828737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7.3984034833091">
                <text:p>-17.3984034833091</text:p>
              </table:table-cell>
              <table:table-cell office:value-type="float" office:value="42">
                <text:p>42</text:p>
              </table:table-cell>
              <table:table-cell office:value-type="float" office:value="-17.7080065384599">
                <text:p>-17.7080065384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5551992670637">
                <text:p>36.5551992670637</text:p>
              </table:table-cell>
              <table:table-cell office:value-type="float" office:value="-15.72206095791">
                <text:p>-15.72206095791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43">
                <text:p>43</text:p>
              </table:table-cell>
              <table:table-cell office:value-type="float" office:value="-18.104862547803">
                <text:p>-18.104862547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0132844709116">
                <text:p>37.0132844709116</text:p>
              </table:table-cell>
              <table:table-cell office:value-type="float" office:value="-15.9252539912917">
                <text:p>-15.9252539912917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44">
                <text:p>44</text:p>
              </table:table-cell>
              <table:table-cell office:value-type="float" office:value="-18.5010868438474">
                <text:p>-18.5010868438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400824553367">
                <text:p>37.5400824553367</text:p>
              </table:table-cell>
              <table:table-cell office:value-type="float" office:value="-16.2046444121916">
                <text:p>-16.204644412191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-18.5413642960813">
                <text:p>-18.5413642960813</text:p>
              </table:table-cell>
              <table:table-cell office:value-type="float" office:value="45">
                <text:p>45</text:p>
              </table:table-cell>
              <table:table-cell office:value-type="float" office:value="-18.8966918611733">
                <text:p>-18.89669186117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6.3570391872279">
                <text:p>-16.3570391872279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-18.922351233672">
                <text:p>-18.922351233672</text:p>
              </table:table-cell>
              <table:table-cell office:value-type="float" office:value="46">
                <text:p>46</text:p>
              </table:table-cell>
              <table:table-cell office:value-type="float" office:value="-19.2916892733176">
                <text:p>-19.2916892733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250114521301">
                <text:p>38.250114521301</text:p>
              </table:table-cell>
              <table:table-cell office:value-type="float" office:value="-16.4586357039187">
                <text:p>-16.458635703918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-19.3033381712627">
                <text:p>-19.3033381712627</text:p>
              </table:table-cell>
              <table:table-cell office:value-type="float" office:value="47">
                <text:p>47</text:p>
              </table:table-cell>
              <table:table-cell office:value-type="float" office:value="-19.6860900481941">
                <text:p>-19.6860900481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5707741639945">
                <text:p>38.5707741639945</text:p>
              </table:table-cell>
              <table:table-cell office:value-type="float" office:value="-16.611030478955">
                <text:p>-16.611030478955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-19.6589259796807">
                <text:p>-19.6589259796807</text:p>
              </table:table-cell>
              <table:table-cell office:value-type="float" office:value="48">
                <text:p>48</text:p>
              </table:table-cell>
              <table:table-cell office:value-type="float" office:value="-20.079904504533">
                <text:p>-20.0799045045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7998167659185">
                <text:p>38.7998167659185</text:p>
              </table:table-cell>
              <table:table-cell office:value-type="float" office:value="-16.7634252539913">
                <text:p>-16.7634252539913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20.0653120464441">
                <text:p>-20.0653120464441</text:p>
              </table:table-cell>
              <table:table-cell office:value-type="float" office:value="49">
                <text:p>49</text:p>
              </table:table-cell>
              <table:table-cell office:value-type="float" office:value="-20.4731423552701">
                <text:p>-20.4731423552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8904208998549">
                <text:p>-16.8904208998549</text:p>
              </table:table-cell>
              <table:table-cell office:value-type="float" office:value="50">
                <text:p>50</text:p>
              </table:table-cell>
              <table:table-cell office:value-type="float" office:value="-20.3955007256894">
                <text:p>-20.3955007256894</text:p>
              </table:table-cell>
              <table:table-cell office:value-type="float" office:value="50">
                <text:p>50</text:p>
              </table:table-cell>
              <table:table-cell office:value-type="float" office:value="-20.8658127374567">
                <text:p>-20.86581273745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2808062299588">
                <text:p>39.2808062299588</text:p>
              </table:table-cell>
              <table:table-cell office:value-type="float" office:value="-16.9920174165457">
                <text:p>-16.992017416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.5098488318827">
                <text:p>39.5098488318827</text:p>
              </table:table-cell>
              <table:table-cell office:value-type="float" office:value="-17.0936139332366">
                <text:p>-17.093613933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.7159871736143">
                <text:p>39.7159871736143</text:p>
              </table:table-cell>
              <table:table-cell office:value-type="float" office:value="-17.1190130624093">
                <text:p>-17.11901306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.990838295923">
                <text:p>39.990838295923</text:p>
              </table:table-cell>
              <table:table-cell office:value-type="float" office:value="-17.1698113207547">
                <text:p>-17.169811320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.2427851580394">
                <text:p>40.2427851580394</text:p>
              </table:table-cell>
              <table:table-cell office:value-type="float" office:value="-17.2968069666183">
                <text:p>-17.296806966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.5176362803481">
                <text:p>40.5176362803481</text:p>
              </table:table-cell>
              <table:table-cell office:value-type="float" office:value="-17.5253991291727">
                <text:p>-17.525399129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7237746220797">
                <text:p>40.7237746220797</text:p>
              </table:table-cell>
              <table:table-cell office:value-type="float" office:value="-17.7031930333817">
                <text:p>-17.703193033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9986257443885">
                <text:p>40.9986257443885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.20476408612">
                <text:p>41.20476408612</text:p>
              </table:table-cell>
              <table:table-cell office:value-type="float" office:value="-17.7539912917271">
                <text:p>-17.753991291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5254237288136">
                <text:p>41.5254237288136</text:p>
              </table:table-cell>
              <table:table-cell office:value-type="float" office:value="-17.855587808418">
                <text:p>-17.85558780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.7773705909299">
                <text:p>41.7773705909299</text:p>
              </table:table-cell>
              <table:table-cell office:value-type="float" office:value="-18.0841799709724">
                <text:p>-18.084179970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1896472743931">
                <text:p>42.1896472743931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3957856161246">
                <text:p>42.3957856161246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6935409986258">
                <text:p>42.6935409986258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.8767750801649">
                <text:p>42.8767750801649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.2203389830509">
                <text:p>43.2203389830509</text:p>
              </table:table-cell>
              <table:table-cell office:value-type="float" office:value="-18.4905660377359">
                <text:p>-18.490566037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4951901053596">
                <text:p>43.4951901053596</text:p>
              </table:table-cell>
              <table:table-cell office:value-type="float" office:value="-18.8461538461538">
                <text:p>-18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6555199267064">
                <text:p>43.6555199267064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8616582684379">
                <text:p>43.8616582684379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0219880897847">
                <text:p>44.0219880897847</text:p>
              </table:table-cell>
              <table:table-cell office:value-type="float" office:value="-18.9477503628447">
                <text:p>-18.947750362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.1594136509391">
                <text:p>44.1594136509391</text:p>
              </table:table-cell>
              <table:table-cell office:value-type="float" office:value="-18.8715529753266">
                <text:p>-18.87155297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.2968392120935">
                <text:p>44.2968392120935</text:p>
              </table:table-cell>
              <table:table-cell office:value-type="float" office:value="-18.7699564586357">
                <text:p>-18.769956458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.502977553825">
                <text:p>44.502977553825</text:p>
              </table:table-cell>
              <table:table-cell office:value-type="float" office:value="-18.7953555878084">
                <text:p>-18.795355587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.7091158955566">
                <text:p>44.7091158955566</text:p>
              </table:table-cell>
              <table:table-cell office:value-type="float" office:value="-19.0493468795356">
                <text:p>-19.049346879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8465414567109">
                <text:p>44.8465414567109</text:p>
              </table:table-cell>
              <table:table-cell office:value-type="float" office:value="-19.3287373004354">
                <text:p>-19.328737300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0068712780577">
                <text:p>45.0068712780577</text:p>
              </table:table-cell>
              <table:table-cell office:value-type="float" office:value="-19.5827285921626">
                <text:p>-19.582728592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.2130096197893">
                <text:p>45.2130096197893</text:p>
              </table:table-cell>
              <table:table-cell office:value-type="float" office:value="-19.8367198838897">
                <text:p>-19.836719883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.3504351809437">
                <text:p>45.3504351809437</text:p>
              </table:table-cell>
              <table:table-cell office:value-type="float" office:value="-19.989114658926">
                <text:p>-19.98911465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5565735226752">
                <text:p>45.5565735226752</text:p>
              </table:table-cell>
              <table:table-cell office:value-type="float" office:value="-19.7859216255443">
                <text:p>-19.785921625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7856161245992">
                <text:p>45.7856161245992</text:p>
              </table:table-cell>
              <table:table-cell office:value-type="float" office:value="-19.5573294629898">
                <text:p>-19.55732946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0146587265231">
                <text:p>46.0146587265231</text:p>
              </table:table-cell>
              <table:table-cell office:value-type="float" office:value="-19.3795355587808">
                <text:p>-19.379535558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1978928080623">
                <text:p>46.1978928080623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3582226294091">
                <text:p>46.3582226294091</text:p>
              </table:table-cell>
              <table:table-cell office:value-type="float" office:value="-20.0399129172714">
                <text:p>-20.039912917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5414567109482">
                <text:p>46.5414567109482</text:p>
              </table:table-cell>
              <table:table-cell office:value-type="float" office:value="-20.522496371553">
                <text:p>-20.52249637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701786532295">
                <text:p>46.701786532295</text:p>
              </table:table-cell>
              <table:table-cell office:value-type="float" office:value="-20.8526850507983">
                <text:p>-20.852685050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8850206138342">
                <text:p>46.8850206138342</text:p>
              </table:table-cell>
              <table:table-cell office:value-type="float" office:value="-20.9542815674891">
                <text:p>-20.954281567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0224461749886">
                <text:p>47.0224461749886</text:p>
              </table:table-cell>
              <table:table-cell office:value-type="float" office:value="-20.8018867924528">
                <text:p>-20.8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.1598717361429">
                <text:p>47.1598717361429</text:p>
              </table:table-cell>
              <table:table-cell office:value-type="float" office:value="-20.4970972423803">
                <text:p>-20.497097242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3202015574897">
                <text:p>47.3202015574897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5034356390289">
                <text:p>47.5034356390289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7095739807604">
                <text:p>47.7095739807604</text:p>
              </table:table-cell>
              <table:table-cell office:value-type="float" office:value="-19.8621190130624">
                <text:p>-19.8621190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915712322492">
                <text:p>47.915712322492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.0989464040312">
                <text:p>48.0989464040312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3050847457627">
                <text:p>48.3050847457627</text:p>
              </table:table-cell>
              <table:table-cell office:value-type="float" office:value="-21.5638606676343">
                <text:p>-21.563860667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5341273476867">
                <text:p>48.5341273476867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.6944571690334">
                <text:p>48.6944571690334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8547869903802">
                <text:p>48.8547869903802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.9922125515346">
                <text:p>48.9922125515346</text:p>
              </table:table-cell>
              <table:table-cell office:value-type="float" office:value="-19.7097242380261">
                <text:p>-19.709724238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.1754466330738">
                <text:p>49.1754466330738</text:p>
              </table:table-cell>
              <table:table-cell office:value-type="float" office:value="-19.9637155297533">
                <text:p>-19.96371552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244159413651">
                <text:p>49.244159413651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3586807146129">
                <text:p>49.3586807146129</text:p>
              </table:table-cell>
              <table:table-cell office:value-type="float" office:value="-21.3606676342525">
                <text:p>-21.360667634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5190105359597">
                <text:p>49.5190105359597</text:p>
              </table:table-cell>
              <table:table-cell office:value-type="float" office:value="-22.2242380261248">
                <text:p>-22.224238026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.6106275767293">
                <text:p>49.6106275767293</text:p>
              </table:table-cell>
              <table:table-cell office:value-type="float" office:value="-22.656023222061">
                <text:p>-22.6560232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.7709573980761">
                <text:p>49.7709573980761</text:p>
              </table:table-cell>
              <table:table-cell office:value-type="float" office:value="-22.7830188679245">
                <text:p>-22.7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.9083829592304">
                <text:p>49.9083829592304</text:p>
              </table:table-cell>
              <table:table-cell office:value-type="float" office:value="-22.5544267053701">
                <text:p>-22.554426705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.9770957398076">
                <text:p>49.9770957398076</text:p>
              </table:table-cell>
              <table:table-cell office:value-type="float" office:value="-21.9702467343977">
                <text:p>-21.97024673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